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08000000084D60FB4967481DFF.png" manifest:media-type="image/png"/>
  <manifest:file-entry manifest:full-path="Pictures/10000000000004620000005817BE3ED7BC77107C.png" manifest:media-type="image/png"/>
  <manifest:file-entry manifest:full-path="Pictures/100000000000005E0000005E8E47BC7577BACEED.png" manifest:media-type="image/png"/>
  <manifest:file-entry manifest:full-path="Pictures/1000020100000A26000000EC250D21A87D7A55C4.png" manifest:media-type="image/png"/>
  <manifest:file-entry manifest:full-path="Pictures/1000000000000020000000204B249CA79A42C6D7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Tahoma2" svg:font-family="Tahoma"/>
    <style:font-face style:name="Wingdings" svg:font-family="Wingding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Lucida Sans1" svg:font-family="'Lucida Sans'" style:font-pitch="variable"/>
    <style:font-face style:name="Lucida Sans Unicode" svg:font-family="'Lucida Sans Unicode'" style:font-pitch="variable"/>
    <style:font-face style:name="SimSun1" svg:font-family="SimSun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Bitstream Vera Sans4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1" style:family="table">
      <style:table-properties style:width="9.151cm" fo:margin-left="0cm" fo:margin-right="0cm" table:align="margins" fo:background-color="transparent">
        <style:background-image/>
      </style:table-properties>
    </style:style>
    <style:style style:name="Tableau11.A" style:family="table-column">
      <style:table-column-properties style:column-width="4.034cm" style:rel-column-width="28895*"/>
    </style:style>
    <style:style style:name="Tableau11.B" style:family="table-column">
      <style:table-column-properties style:column-width="5.117cm" style:rel-column-width="36640*"/>
    </style:style>
    <style:style style:name="Tableau11.1" style:family="table-row">
      <style:table-row-properties fo:background-color="transparent">
        <style:background-image/>
      </style:table-row-properties>
    </style:style>
    <style:style style:name="Tableau9" style:family="table">
      <style:table-properties style:width="9.132cm" table:align="left"/>
    </style:style>
    <style:style style:name="Tableau9.A" style:family="table-column">
      <style:table-column-properties style:column-width="3.896cm"/>
    </style:style>
    <style:style style:name="Tableau9.B" style:family="table-column">
      <style:table-column-properties style:column-width="0.748cm"/>
    </style:style>
    <style:style style:name="Tableau9.1" style:family="table-row">
      <style:table-row-properties style:row-height="0.801cm"/>
    </style:style>
    <style:style style:name="Tableau9.A1" style:family="table-cell">
      <style:table-cell-properties style:vertical-align="middle" fo:background-color="#de9ad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9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9.C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9.D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9.E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9.F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9.G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9.H1" style:family="table-cell">
      <style:table-cell-properties style:vertical-align="middle" fo:padding="0.097cm" fo:border="0.5pt solid #000000"/>
    </style:style>
    <style:style style:name="Tableau9.A2" style:family="table-cell">
      <style:table-cell-properties style:vertical-align="middle" fo:background-color="#de9ad5" fo:padding="0.097cm" fo:border-left="0.5pt solid #000000" fo:border-right="none" fo:border-top="none" fo:border-bottom="0.5pt solid #000000">
        <style:background-image/>
      </style:table-cell-properties>
    </style:style>
    <style:style style:name="Tableau9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E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F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G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H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9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D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E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F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G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H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Header">
      <style:text-properties fo:font-size="3pt" style:font-size-asian="4pt" style:font-size-complex="4pt"/>
    </style:style>
    <style:style style:name="P4" style:family="paragraph" style:parent-style-name="Standard">
      <style:text-properties fo:font-size="2pt" style:font-size-asian="2pt" style:font-size-complex="2pt"/>
    </style:style>
    <style:style style:name="P5" style:family="paragraph" style:parent-style-name="Standard">
      <style:text-properties fo:font-size="6pt" style:font-size-asian="6pt" style:font-size-complex="6pt"/>
    </style:style>
    <style:style style:name="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5" fo:font-size="11pt" fo:font-style="italic" fo:text-shadow="1pt 1pt" fo:font-weight="bold"/>
    </style:style>
    <style:style style:name="P7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P8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P9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Header">
      <style:paragraph-properties fo:margin-left="6.399cm" fo:margin-right="0cm" fo:text-indent="0cm" style:auto-text-indent="false"/>
      <style:text-properties style:font-name="Bitstream Vera Sans3" fo:font-size="13pt" fo:font-weight="bold" style:font-size-asian="13pt" style:font-weight-asian="bold" style:font-size-complex="13pt" style:font-weight-complex="bold"/>
    </style:style>
    <style:style style:name="P13" style:family="paragraph" style:parent-style-name="Header">
      <style:paragraph-properties fo:margin-left="7.001cm" fo:margin-right="0cm" fo:text-indent="0cm" style:auto-text-indent="false"/>
      <style:text-properties style:font-name="Bitstream Vera Sans3" fo:font-size="11pt" fo:font-weight="normal" style:font-size-asian="11pt" style:font-weight-asian="normal" style:font-size-complex="11pt" style:font-weight-complex="normal"/>
    </style:style>
    <style:style style:name="P14" style:family="paragraph" style:parent-style-name="Footer"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Footer"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Footer">
      <style:text-properties officeooo:rsid="00178920" officeooo:paragraph-rsid="00178920"/>
    </style:style>
    <style:style style:name="P17" style:family="paragraph" style:parent-style-name="Footer">
      <style:text-properties officeooo:paragraph-rsid="0012bbd5"/>
    </style:style>
    <style:style style:name="P18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1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_5f_En-tête">
      <style:text-properties fo:font-size="16pt" officeooo:rsid="0012bbd5" officeooo:paragraph-rsid="00614927" style:font-size-asian="16pt" style:font-size-complex="16pt"/>
    </style:style>
    <style:style style:name="P2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4" style:family="paragraph" style:parent-style-name="Table_20_Contents">
      <style:paragraph-properties fo:margin-left="0cm" fo:margin-right="0cm" fo:margin-top="0.499cm" fo:margin-bottom="0cm" loext:contextual-spacing="false" fo:text-align="end" style:justify-single-word="false" fo:text-indent="0cm" style:auto-text-indent="false"/>
      <style:text-properties style:font-name="Bitstream Vera Sans1" fo:font-size="10pt" officeooo:paragraph-rsid="00614927"/>
    </style:style>
    <style:style style:name="P25" style:family="paragraph" style:parent-style-name="Standard" style:master-page-name="">
      <style:paragraph-properties fo:margin-top="0cm" fo:margin-bottom="0cm" loext:contextual-spacing="false" style:page-number="auto" fo:break-before="auto" fo:break-after="auto"/>
      <style:text-properties style:font-name="Bitstream Vera Sans3" fo:font-size="10pt" officeooo:paragraph-rsid="00290c92" style:font-size-asian="10pt" style:font-size-complex="10pt"/>
    </style:style>
    <style:style style:name="P26" style:family="paragraph" style:parent-style-name="Standard">
      <style:paragraph-properties fo:margin-top="0cm" fo:margin-bottom="0cm" loext:contextual-spacing="false"/>
      <style:text-properties officeooo:paragraph-rsid="00614927"/>
    </style:style>
    <style:style style:name="P27" style:family="paragraph" style:parent-style-name="FILET_5f_POINTILLES">
      <style:text-properties officeooo:paragraph-rsid="00614927"/>
    </style:style>
    <style:style style:name="P28" style:family="paragraph" style:parent-style-name="FILET_5f_POINTILLES">
      <style:text-properties officeooo:paragraph-rsid="00653b52"/>
    </style:style>
    <style:style style:name="P29" style:family="paragraph" style:parent-style-name="Standard">
      <style:paragraph-properties fo:margin-top="0.4cm" fo:margin-bottom="0cm" loext:contextual-spacing="false" style:shadow="none"/>
      <style:text-properties style:font-name="Bitstream Vera Sans3" fo:font-size="10pt" officeooo:paragraph-rsid="00614927" style:font-size-asian="10pt" style:font-size-complex="10pt"/>
    </style:style>
    <style:style style:name="P30" style:family="paragraph" style:parent-style-name="Exo_5f_Num">
      <style:paragraph-properties fo:margin-top="0.45cm" fo:margin-bottom="0.101cm" loext:contextual-spacing="false"/>
      <style:text-properties officeooo:paragraph-rsid="00614927"/>
    </style:style>
    <style:style style:name="P31" style:family="paragraph" style:parent-style-name="Exo_5f_Num">
      <style:paragraph-properties fo:margin-top="0.681cm" fo:margin-bottom="0.101cm" loext:contextual-spacing="false"/>
      <style:text-properties officeooo:paragraph-rsid="00614927"/>
    </style:style>
    <style:style style:name="P32" style:family="paragraph" style:parent-style-name="Exo_5f_Num">
      <style:paragraph-properties fo:margin-top="0.6cm" fo:margin-bottom="0.101cm" loext:contextual-spacing="false" fo:text-align="start" style:justify-single-word="false"/>
      <style:text-properties officeooo:paragraph-rsid="00614927"/>
    </style:style>
    <style:style style:name="P33" style:family="paragraph" style:parent-style-name="Exo_5f_Num" style:list-style-name="">
      <style:paragraph-properties fo:margin-top="0cm" fo:margin-bottom="0.3cm" loext:contextual-spacing="false" fo:text-align="start" style:justify-single-word="false"/>
      <style:text-properties officeooo:paragraph-rsid="00614927"/>
    </style:style>
    <style:style style:name="P34" style:family="paragraph" style:parent-style-name="Exo_5f_Num">
      <style:paragraph-properties fo:margin-top="0.75cm" fo:margin-bottom="0.101cm" loext:contextual-spacing="false"/>
      <style:text-properties officeooo:paragraph-rsid="00614927"/>
    </style:style>
    <style:style style:name="P35" style:family="paragraph" style:parent-style-name="Exo_5f_Num" style:list-style-name="Num_5f_Exo">
      <style:paragraph-properties fo:margin-top="0.52cm" fo:margin-bottom="0.101cm" loext:contextual-spacing="false"/>
      <style:text-properties officeooo:paragraph-rsid="00614927"/>
    </style:style>
    <style:style style:name="P36" style:family="paragraph" style:parent-style-name="FILET_5f_POINTILLES" style:list-style-name="_5f_Numérotation_20_des_20_exercices_20_livrets">
      <style:text-properties officeooo:paragraph-rsid="00614927"/>
    </style:style>
    <style:style style:name="P37" style:family="paragraph" style:parent-style-name="FILET_5f_POINTILLES" style:list-style-name="liste_5f_abc">
      <style:text-properties officeooo:paragraph-rsid="00614927"/>
    </style:style>
    <style:style style:name="P38" style:family="paragraph" style:parent-style-name="FILET_5f_POINTILLES" style:list-style-name="liste_5f_abc">
      <style:paragraph-properties fo:line-height="100%"/>
      <style:text-properties officeooo:paragraph-rsid="00614927"/>
    </style:style>
    <style:style style:name="P39" style:family="paragraph" style:parent-style-name="FILET_5f_POINTILLES" style:list-style-name="L1">
      <style:text-properties officeooo:paragraph-rsid="00614927"/>
    </style:style>
    <style:style style:name="P40" style:family="paragraph" style:parent-style-name="FILET_5f_POINTILLES" style:list-style-name="_5f_Numérotation_20_des_20_exercices_20_livrets">
      <style:paragraph-properties fo:margin-top="0cm" fo:margin-bottom="0cm" loext:contextual-spacing="false"/>
      <style:text-properties officeooo:paragraph-rsid="00614927"/>
    </style:style>
    <style:style style:name="P41" style:family="paragraph" style:parent-style-name="FILET_5f_POINTILLES" style:list-style-name="liste_5f_abc">
      <style:paragraph-properties fo:margin-top="0cm" fo:margin-bottom="0cm" loext:contextual-spacing="false"/>
      <style:text-properties officeooo:rsid="00267749" officeooo:paragraph-rsid="00614927"/>
    </style:style>
    <style:style style:name="P42" style:family="paragraph" style:parent-style-name="FILET_5f_POINTILLES" style:list-style-name="_5f_Numérotation_20_des_20_exercices_20_livrets">
      <style:paragraph-properties fo:margin-top="0.3cm" fo:margin-bottom="0cm" loext:contextual-spacing="false"/>
      <style:text-properties officeooo:paragraph-rsid="00614927"/>
    </style:style>
    <style:style style:name="P43" style:family="paragraph" style:parent-style-name="FILET_5f_POINTILLES" style:list-style-name="liste_5f_abc">
      <style:paragraph-properties fo:margin-top="0.3cm" fo:margin-bottom="0cm" loext:contextual-spacing="false"/>
      <style:text-properties officeooo:paragraph-rsid="00614927"/>
    </style:style>
    <style:style style:name="P44" style:family="paragraph" style:parent-style-name="FILET_5f_POINTILLES" style:list-style-name="_5f_Numérotation_20_des_20_exercices_20_livrets">
      <style:paragraph-properties fo:margin-top="0cm" fo:margin-bottom="0.199cm" loext:contextual-spacing="false"/>
      <style:text-properties officeooo:paragraph-rsid="00614927"/>
    </style:style>
    <style:style style:name="P45" style:family="paragraph" style:parent-style-name="Standard" style:list-style-name="_5f_Numérotation_20_des_20_exercices_20_livrets">
      <style:text-properties officeooo:paragraph-rsid="00614927"/>
    </style:style>
    <style:style style:name="P46" style:family="paragraph" style:parent-style-name="Standard" style:list-style-name="liste_5f_abc">
      <style:paragraph-properties fo:margin-top="0.199cm" fo:margin-bottom="0cm" loext:contextual-spacing="false"/>
      <style:text-properties officeooo:paragraph-rsid="00614927"/>
    </style:style>
    <style:style style:name="P47" style:family="paragraph" style:parent-style-name="Standard" style:list-style-name="liste_5f_abc">
      <style:paragraph-properties fo:margin-top="0.101cm" fo:margin-bottom="0cm" loext:contextual-spacing="false"/>
      <style:text-properties style:font-name="Bitstream Vera Sans3" fo:font-size="10pt" officeooo:paragraph-rsid="00614927" style:font-size-asian="10pt" style:font-size-complex="10pt"/>
    </style:style>
    <style:style style:name="P48" style:family="paragraph" style:parent-style-name="Standard" style:list-style-name="liste_5f_abc">
      <style:paragraph-properties fo:margin-top="0.101cm" fo:margin-bottom="0cm" loext:contextual-spacing="false"/>
      <style:text-properties officeooo:paragraph-rsid="00614927"/>
    </style:style>
    <style:style style:name="P49" style:family="paragraph" style:parent-style-name="Standard" style:list-style-name="liste_5f_abc">
      <style:paragraph-properties fo:margin-top="0.101cm" fo:margin-bottom="0cm" loext:contextual-spacing="false"/>
      <style:text-properties officeooo:paragraph-rsid="0065e7b1"/>
    </style:style>
    <style:style style:name="P50" style:family="paragraph" style:parent-style-name="Standard">
      <loext:graphic-properties draw:fill="none"/>
      <style:paragraph-properties fo:margin-left="-0.101cm" fo:margin-right="0.199cm" fo:text-align="start" style:justify-single-word="false" fo:text-indent="0cm" style:auto-text-indent="false" fo:background-color="transparent"/>
      <style:text-properties officeooo:paragraph-rsid="00614927"/>
    </style:style>
    <style:style style:name="P51" style:family="paragraph" style:parent-style-name="Standard" style:master-page-name="">
      <loext:graphic-properties draw:fill="none"/>
      <style:paragraph-properties fo:margin-left="-0.101cm" fo:margin-right="0.199cm" fo:text-align="start" style:justify-single-word="false" fo:text-indent="0cm" style:auto-text-indent="false" style:page-number="auto" fo:background-color="transparent"/>
      <style:text-properties officeooo:paragraph-rsid="00614927"/>
    </style:style>
    <style:style style:name="P52" style:family="paragraph" style:parent-style-name="Standard">
      <loext:graphic-properties draw:fill="none"/>
      <style:paragraph-properties fo:margin-left="-0.101cm" fo:margin-right="0.199cm" fo:margin-top="0cm" fo:margin-bottom="0.199cm" loext:contextual-spacing="false" fo:text-align="start" style:justify-single-word="false" fo:text-indent="0cm" style:auto-text-indent="false" fo:background-color="transparent"/>
      <style:text-properties officeooo:paragraph-rsid="00614927"/>
    </style:style>
    <style:style style:name="P53" style:family="paragraph" style:parent-style-name="Table_20_Contents" style:list-style-name="_5f_Numérotation_20_des_20_exercices_20_livrets">
      <style:paragraph-properties fo:margin-top="0cm" fo:margin-bottom="0cm" loext:contextual-spacing="false" fo:text-align="center" style:justify-single-word="false"/>
      <style:text-properties style:font-name="Bitstream Vera Sans3" fo:font-size="10pt" fo:font-weight="bold" officeooo:paragraph-rsid="00614927" style:font-size-asian="10pt" style:font-weight-asian="bold" style:font-size-complex="10pt" style:font-weight-complex="bold"/>
    </style:style>
    <style:style style:name="P54" style:family="paragraph" style:parent-style-name="Table_20_Contents" style:list-style-name="_5f_Numérotation_20_des_20_exercices_20_livrets">
      <style:paragraph-properties fo:margin-top="0cm" fo:margin-bottom="0cm" loext:contextual-spacing="false" fo:text-align="center" style:justify-single-word="false"/>
      <style:text-properties style:font-name="Bitstream Vera Sans3" fo:font-size="10pt" officeooo:paragraph-rsid="00614927" style:font-size-asian="10pt" style:font-size-complex="10pt"/>
    </style:style>
    <style:style style:name="P55" style:family="paragraph" style:parent-style-name="_5f_Paragraphe_20_livret_20_" style:master-page-name="_5f_Fiche_20_éditeur_20_série_20_2_20_une_20_colonne_20_impaire_20__28_G_29_">
      <style:paragraph-properties style:page-number="60" fo:break-before="auto" fo:break-after="auto"/>
      <style:text-properties officeooo:paragraph-rsid="00614927"/>
    </style:style>
    <style:style style:name="P56" style:family="paragraph" style:parent-style-name="_5f_Paragraphe_20_livret_20_" style:list-style-name="_5f_Numérotation_20_des_20_exercices_20_livrets">
      <style:text-properties officeooo:paragraph-rsid="00614927"/>
    </style:style>
    <style:style style:name="P57" style:family="paragraph" style:parent-style-name="_5f_Paragraphe_20_livret_20_" style:list-style-name="_5f_Numérotation_20_des_20_exercices_20_livrets">
      <style:paragraph-properties fo:margin-top="0.199cm" fo:margin-bottom="0cm" loext:contextual-spacing="false" fo:text-align="start" style:justify-single-word="false"/>
      <style:text-properties officeooo:paragraph-rsid="00614927"/>
    </style:style>
    <style:style style:name="P58" style:family="paragraph" style:parent-style-name="_5f_Paragraphe_20_livret_20_" style:list-style-name="liste_5f_abc">
      <style:paragraph-properties fo:margin-top="0.199cm" fo:margin-bottom="0cm" loext:contextual-spacing="false"/>
      <style:text-properties officeooo:paragraph-rsid="00614927"/>
    </style:style>
    <style:style style:name="P59" style:family="paragraph" style:parent-style-name="_5f_Paragraphe_20_livret_20_" style:list-style-name="_5f_Numérotation_20_des_20_exercices_20_livrets">
      <style:paragraph-properties fo:margin-top="0cm" fo:margin-bottom="0.199cm" loext:contextual-spacing="false" fo:text-align="center" style:justify-single-word="false"/>
      <style:text-properties fo:font-size="10pt" fo:font-weight="bold" officeooo:paragraph-rsid="00614927" style:font-size-asian="10pt" style:font-weight-asian="bold" style:font-size-complex="10pt" style:font-weight-complex="bold"/>
    </style:style>
    <style:style style:name="P60" style:family="paragraph" style:parent-style-name="_5f_Paragraphe_20_livret_20_" style:list-style-name="_5f_Numérotation_20_des_20_exercices_20_livrets">
      <style:paragraph-properties fo:margin-top="0cm" fo:margin-bottom="0.199cm" loext:contextual-spacing="false" fo:text-align="center" style:justify-single-word="false"/>
      <style:text-properties fo:font-weight="bold" officeooo:paragraph-rsid="00614927" style:font-weight-asian="bold" style:font-weight-complex="bold"/>
    </style:style>
    <style:style style:name="P61" style:family="paragraph" style:parent-style-name="_5f_Paragraphe_20_livret_20_" style:list-style-name="_5f_Numérotation_20_des_20_exercices_20_livrets">
      <style:paragraph-properties fo:margin-top="0.3cm" fo:margin-bottom="0cm" loext:contextual-spacing="false" fo:text-align="start" style:justify-single-word="false"/>
      <style:text-properties fo:font-size="2pt" officeooo:paragraph-rsid="00614927" style:font-size-asian="2pt" style:font-size-complex="2pt"/>
    </style:style>
    <style:style style:name="P62" style:family="paragraph" style:parent-style-name="_5f_Paragraphe_20_livret_20_" style:list-style-name="liste_5f_abc">
      <style:paragraph-properties fo:margin-top="0.3cm" fo:margin-bottom="0cm" loext:contextual-spacing="false"/>
      <style:text-properties officeooo:paragraph-rsid="00614927"/>
    </style:style>
    <style:style style:name="P63" style:family="paragraph" style:parent-style-name="_5f_Paragraphe_20_livret_20_" style:list-style-name="_5f_Numérotation_20_des_20_exercices_20_livrets">
      <style:paragraph-properties fo:margin-top="0.3cm" fo:margin-bottom="0.101cm" loext:contextual-spacing="false" fo:text-align="end" style:justify-single-word="false"/>
      <style:text-properties fo:font-size="2pt" officeooo:paragraph-rsid="00614927" style:font-size-asian="2pt" style:font-size-complex="2pt"/>
    </style:style>
    <style:style style:name="P64" style:family="paragraph" style:parent-style-name="_5f_Paragraphe_20_livret_20_" style:list-style-name="_5f_Numérotation_20_des_20_exercices_20_livrets">
      <style:paragraph-properties fo:margin-top="0.319cm" fo:margin-bottom="0.03cm" loext:contextual-spacing="false" fo:text-align="center" style:justify-single-word="false"/>
      <style:text-properties officeooo:paragraph-rsid="00614927"/>
    </style:style>
    <style:style style:name="P65" style:family="paragraph" style:parent-style-name="_5f_Paragraphe_20_livret_20_" style:list-style-name="liste_5f_abc">
      <style:paragraph-properties fo:margin-top="0.4cm" fo:margin-bottom="0cm" loext:contextual-spacing="false"/>
      <style:text-properties officeooo:paragraph-rsid="00614927"/>
    </style:style>
    <style:style style:name="P66" style:family="paragraph" style:parent-style-name="_5f_Paragraphe_20_livret_20_" style:list-style-name="_5f_Numérotation_20_des_20_exercices_20_livrets">
      <style:paragraph-properties fo:margin-top="0.199cm" fo:margin-bottom="0.101cm" loext:contextual-spacing="false"/>
      <style:text-properties officeooo:paragraph-rsid="00614927"/>
    </style:style>
    <style:style style:name="P67" style:family="paragraph" style:parent-style-name="_5f_Paragraphe_20_livret_20_" style:list-style-name="liste_5f_abc">
      <style:paragraph-properties fo:margin-top="0.25cm" fo:margin-bottom="0cm" loext:contextual-spacing="false" fo:text-align="justify" style:justify-single-word="false"/>
      <style:text-properties officeooo:paragraph-rsid="00614927"/>
    </style:style>
    <style:style style:name="P68" style:family="paragraph" style:parent-style-name="_5f_Paragraphe_20_livret_20_" style:list-style-name="liste_5f_abc">
      <style:paragraph-properties fo:margin-top="0.25cm" fo:margin-bottom="0cm" loext:contextual-spacing="false"/>
      <style:text-properties fo:letter-spacing="-0.011cm" officeooo:paragraph-rsid="00614927"/>
    </style:style>
    <style:style style:name="P69" style:family="paragraph" style:parent-style-name="_5f_Paragraphe_20_livret_20_" style:list-style-name="liste_5f_abc">
      <style:paragraph-properties fo:margin-top="0.199cm" fo:margin-bottom="0.199cm" loext:contextual-spacing="false"/>
      <style:text-properties officeooo:paragraph-rsid="00614927"/>
    </style:style>
    <style:style style:name="P70" style:family="paragraph" style:parent-style-name="_5f_Paragraphe_20_livret_20_" style:list-style-name="liste_5f_abc">
      <style:paragraph-properties fo:margin-top="0.4cm" fo:margin-bottom="0.199cm" loext:contextual-spacing="false"/>
      <style:text-properties fo:letter-spacing="-0.004cm" officeooo:paragraph-rsid="00614927"/>
    </style:style>
    <style:style style:name="P71" style:family="paragraph" style:parent-style-name="_5f_Paragraphe_20_livret_20_" style:list-style-name="liste_5f_abc">
      <style:paragraph-properties fo:margin-top="0.349cm" fo:margin-bottom="0cm" loext:contextual-spacing="false"/>
      <style:text-properties officeooo:rsid="002a6768" officeooo:paragraph-rsid="00614927"/>
    </style:style>
    <style:style style:name="P72" style:family="paragraph" style:parent-style-name="_5f_Paragraphe_20_livret_20_" style:list-style-name="liste_5f_abc">
      <style:paragraph-properties fo:margin-top="0.349cm" fo:margin-bottom="0cm" loext:contextual-spacing="false"/>
      <style:text-properties officeooo:paragraph-rsid="00614927"/>
    </style:style>
    <style:style style:name="P73" style:family="paragraph" style:parent-style-name="_5f_Paragraphe_20_livret_20_" style:list-style-name="liste_5f_abc">
      <style:paragraph-properties fo:margin-top="0.54cm" fo:margin-bottom="0cm" loext:contextual-spacing="false"/>
      <style:text-properties fo:letter-spacing="normal" officeooo:paragraph-rsid="00614927"/>
    </style:style>
    <style:style style:name="P74" style:family="paragraph" style:parent-style-name="_5f_Pied_20_de_20_page" style:list-style-name="">
      <style:paragraph-properties fo:text-align="end" style:justify-single-word="false"/>
    </style:style>
    <style:style style:name="P75" style:family="paragraph" style:parent-style-name="_5f_Pied_20_de_20_page">
      <style:paragraph-properties fo:text-align="end" style:justify-single-word="false"/>
    </style:style>
    <style:style style:name="P76" style:family="paragraph" style:parent-style-name="_5f_Pied_20_de_20_page" style:list-style-name=""/>
    <style:style style:name="P77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8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7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0" style:family="paragraph">
      <style:paragraph-properties fo:margin-left="0cm" fo:margin-right="0cm" fo:margin-top="0cm" fo:margin-bottom="0cm" fo:line-height="100%" fo:text-indent="0cm" style:writing-mode="lr-tb"/>
    </style:style>
    <style:style style:name="P8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3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4" style:family="paragraph">
      <style:paragraph-properties fo:margin-left="0cm" fo:margin-right="0cm" fo:margin-top="0cm" fo:margin-bottom="0cm" fo:line-height="100%" fo:text-indent="0cm"/>
    </style:style>
    <style:style style:name="P8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3333ff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8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009933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8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ff6666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8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ff00cc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8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Bitstream Vera Sans3" fo:font-size="9pt" fo:font-style="normal" fo:text-shadow="none" style:text-underline-style="none" fo:font-weight="normal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90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91" style:family="paragraph">
      <loext:graphic-properties draw:fill="solid" draw:fill-color="#ffffff" draw:opacity="0%"/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Bitstream Vera Sans3" fo:font-size="9pt" fo:font-style="normal" fo:text-shadow="none" style:text-underline-style="none" fo:font-weight="normal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9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9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94" style:family="paragraph">
      <loext:graphic-properties draw:fill="solid" draw:fill-color="#ffffff" draw:opacity="0%"/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Bitstream Vera Sans3" fo:font-size="9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9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Bitstream Vera Sans3" fo:font-size="9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9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Bitstream Vera Sans3" fo:font-size="9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97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98" style:family="paragraph">
      <loext:graphic-properties draw:fill="solid" draw:fill-color="#ffffff" draw:opacity="0%"/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Bitstream Vera Sans3" fo:font-size="9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99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00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10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102" style:family="paragraph">
      <style:paragraph-properties fo:margin-top="0cm" fo:margin-bottom="0.199cm" fo:text-align="center" style:writing-mode="lr-tb"/>
    </style:style>
    <style:style style:name="P103" style:family="paragraph">
      <loext:graphic-properties draw:fill-color="#d3802b"/>
      <style:paragraph-properties fo:margin-top="0cm" fo:margin-bottom="0.199cm" fo:text-align="center" style:writing-mode="lr-tb"/>
      <style:text-properties fo:color="#ffffff" style:font-name="Bitstream Vera Sans3" fo:font-size="11pt" fo:font-weight="bold" style:font-size-asian="11pt" style:font-weight-asian="bold" style:font-size-complex="11pt" style:font-weight-complex="bold"/>
    </style:style>
    <style:style style:name="P104" style:family="paragraph">
      <style:paragraph-properties fo:text-align="center"/>
    </style:style>
    <style:style style:name="P105" style:family="paragraph">
      <loext:graphic-properties draw:fill="none" draw:fill-color="#ffffff"/>
      <style:paragraph-properties fo:text-align="center"/>
      <style:text-properties fo:color="#ffffff" style:font-name="Bitstream Vera Sans3" fo:font-size="16pt" fo:font-weight="bold" style:font-size-asian="16pt" style:font-weight-asian="bold" style:font-size-complex="16pt" style:font-weight-complex="bold"/>
    </style:style>
    <style:style style:name="P106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7" style:family="paragraph">
      <loext:graphic-properties draw:fill="solid" draw:fill-color="#9d0f89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letter-spacing="-0.018cm" officeooo:rsid="000ec334"/>
    </style:style>
    <style:style style:name="T6" style:family="text">
      <style:text-properties fo:letter-spacing="-0.018cm" officeooo:rsid="0049b46f"/>
    </style:style>
    <style:style style:name="T7" style:family="text">
      <style:text-properties officeooo:rsid="0005aabe"/>
    </style:style>
    <style:style style:name="T8" style:family="text">
      <style:text-properties officeooo:rsid="000ec334"/>
    </style:style>
    <style:style style:name="T9" style:family="text">
      <style:text-properties fo:font-variant="normal" fo:text-transform="none" style:use-window-font-color="true" style:text-position="0% 100%" style:font-name="Bitstream Vera Sans3" fo:font-size="10pt" fo:letter-spacing="-0.004cm" fo:font-style="normal" style:text-underline-style="none" fo:font-weight="normal" officeooo:rsid="0013f8a6" fo:background-color="transparent" loext:char-shading-value="0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0" style:family="text">
      <style:text-properties fo:font-variant="normal" fo:text-transform="none" style:text-position="0% 100%" fo:letter-spacing="-0.004cm" fo:font-style="normal" style:text-underline-style="none" officeooo:rsid="0013f8a6" fo:background-color="transparent" loext:char-shading-value="0" style:font-name-asian="Times New Roman" style:font-style-asian="normal" style:font-name-complex="Times New Roman" style:font-size-complex="10pt" style:font-style-complex="normal"/>
    </style:style>
    <style:style style:name="T11" style:family="text">
      <style:text-properties fo:font-variant="normal" fo:text-transform="none" style:text-position="0% 100%" fo:letter-spacing="-0.004cm" style:text-underline-style="none" officeooo:rsid="0013f8a6" fo:background-color="transparent" loext:char-shading-value="0" style:font-name-asian="Times New Roman" style:font-name-complex="Times New Roman" style:font-size-complex="10pt"/>
    </style:style>
    <style:style style:name="T12" style:family="text">
      <style:text-properties fo:color="#000000" style:font-name="Bitstream Vera Sans1" fo:font-size="10pt" fo:font-style="normal" fo:font-weight="normal" officeooo:rsid="002a6768"/>
    </style:style>
    <style:style style:name="T13" style:family="text">
      <style:text-properties fo:color="#000000" style:font-name="Bitstream Vera Sans1" fo:font-size="10pt" fo:font-style="normal" fo:font-weight="normal" officeooo:rsid="00653b52"/>
    </style:style>
    <style:style style:name="T14" style:family="text">
      <style:text-properties style:text-position="0% 100%" style:font-name-asian="OpenSymbol" style:font-style-asian="normal" style:font-name-complex="OpenSymbol" style:font-style-complex="normal"/>
    </style:style>
    <style:style style:name="T15" style:family="text">
      <style:text-properties style:text-position="0% 100%" officeooo:rsid="002a6768" style:font-name-asian="OpenSymbol" style:font-style-asian="normal" style:font-name-complex="OpenSymbol" style:font-style-complex="normal"/>
    </style:style>
    <style:style style:name="T16" style:family="text">
      <style:text-properties style:text-position="0% 100%" fo:font-style="normal" style:text-underline-style="none" fo:font-weight="normal" officeooo:rsid="0013f8a6" fo:background-color="transparent" loext:char-shading-value="0" style:font-style-asian="normal" style:font-weight-asian="normal" style:font-size-complex="10pt" style:font-style-complex="normal" style:font-weight-complex="normal"/>
    </style:style>
    <style:style style:name="T17" style:family="text">
      <style:text-properties style:text-position="0% 100%" officeooo:rsid="002a6768"/>
    </style:style>
    <style:style style:name="T18" style:family="text">
      <style:text-properties style:use-window-font-color="true"/>
    </style:style>
    <style:style style:name="T19" style:family="text">
      <style:text-properties style:use-window-font-color="true" style:text-position="0% 100%" style:font-name-asian="OpenSymbol" style:font-style-asian="normal" style:font-name-complex="OpenSymbol" style:font-style-complex="normal"/>
    </style:style>
    <style:style style:name="T20" style:family="text">
      <style:text-properties style:use-window-font-color="true" style:text-position="0% 100%" officeooo:rsid="0020e77a" style:font-name-asian="OpenSymbol" style:font-style-asian="normal" style:font-name-complex="OpenSymbol" style:font-style-complex="normal"/>
    </style:style>
    <style:style style:name="T21" style:family="text">
      <style:text-properties style:use-window-font-color="true" style:text-position="0% 100%" officeooo:rsid="0043b9d5" style:font-name-asian="OpenSymbol" style:font-style-asian="normal" style:font-name-complex="OpenSymbol" style:font-style-complex="normal"/>
    </style:style>
    <style:style style:name="T22" style:family="text">
      <style:text-properties style:use-window-font-color="true" style:text-position="0% 100%" officeooo:rsid="00267749" style:font-name-asian="OpenSymbol" style:font-style-asian="normal" style:font-name-complex="OpenSymbol" style:font-style-complex="normal"/>
    </style:style>
    <style:style style:name="T23" style:family="text">
      <style:text-properties style:use-window-font-color="true" style:text-position="0% 100%" officeooo:rsid="002a6768" style:font-name-asian="OpenSymbol" style:font-style-asian="normal" style:font-name-complex="OpenSymbol" style:font-style-complex="normal"/>
    </style:style>
    <style:style style:name="T24" style:family="text">
      <style:text-properties style:use-window-font-color="true" style:text-position="0% 100%" style:font-name="Bitstream Vera Sans1" fo:font-size="10pt" fo:font-style="normal" officeooo:rsid="00211fcb" fo:background-color="transparent" loext:char-shading-value="0" style:font-name-asian="OpenSymbol" style:font-style-asian="normal" style:font-name-complex="OpenSymbol" style:font-style-complex="normal"/>
    </style:style>
    <style:style style:name="T25" style:family="text">
      <style:text-properties style:use-window-font-color="true" style:text-position="0% 100%" style:font-name="Bitstream Vera Sans1" fo:font-size="10pt" fo:font-style="normal" officeooo:rsid="00653b52" fo:background-color="transparent" loext:char-shading-value="0" style:font-name-asian="OpenSymbol" style:font-style-asian="normal" style:font-name-complex="OpenSymbol" style:font-style-complex="normal"/>
    </style:style>
    <style:style style:name="T26" style:family="text">
      <style:text-properties style:use-window-font-color="true" style:font-name="Bitstream Vera Sans" fo:font-size="10pt" fo:font-weight="normal" officeooo:rsid="00653b52" style:font-size-asian="10.5pt"/>
    </style:style>
    <style:style style:name="T27" style:family="text">
      <style:text-properties style:use-window-font-color="true" style:font-name="Bitstream Vera Sans" fo:font-size="10pt" fo:font-weight="normal" officeooo:rsid="002a6768" style:font-size-asian="10.5pt"/>
    </style:style>
    <style:style style:name="T28" style:family="text">
      <style:text-properties style:use-window-font-color="true" style:font-name="Bitstream Vera Sans3" fo:font-size="10pt" style:font-size-asian="10pt" style:font-size-complex="10pt"/>
    </style:style>
    <style:style style:name="T29" style:family="text">
      <style:text-properties style:use-window-font-color="true" officeooo:rsid="0043b9d5"/>
    </style:style>
    <style:style style:name="T30" style:family="text">
      <style:text-properties style:use-window-font-color="true" officeooo:rsid="002a6768"/>
    </style:style>
    <style:style style:name="T31" style:family="text">
      <style:text-properties style:use-window-font-color="true" style:font-name="Bitstream Vera Sans1" fo:font-size="10pt" fo:font-style="normal" fo:font-weight="normal" officeooo:rsid="00653b52" fo:background-color="transparent" loext:char-shading-value="0"/>
    </style:style>
    <style:style style:name="T32" style:family="text">
      <style:text-properties style:font-name="Bitstream Vera Sans3" fo:font-size="10pt" fo:font-style="normal" style:text-underline-style="none" fo:font-weight="normal" officeooo:rsid="0012125d" fo:background-color="transparent" loext:char-shading-value="0" style:font-style-asian="normal" style:font-weight-asian="normal" style:font-size-complex="10pt" style:font-style-complex="normal" style:font-weight-complex="normal"/>
    </style:style>
    <style:style style:name="T33" style:family="text">
      <style:text-properties style:font-name="Bitstream Vera Sans3" fo:font-size="10pt" fo:letter-spacing="-0.007cm" style:text-underline-style="none" fo:font-weight="normal" style:font-size-asian="10pt" style:font-weight-asian="normal" style:font-size-complex="10pt" style:font-weight-complex="normal"/>
    </style:style>
    <style:style style:name="T34" style:family="text">
      <style:text-properties style:font-name="Bitstream Vera Sans3" fo:font-size="10pt" fo:letter-spacing="-0.007cm" style:text-underline-style="none" fo:font-weight="normal" officeooo:rsid="0012125d" style:font-size-asian="10pt" style:font-weight-asian="normal" style:font-size-complex="10pt" style:font-weight-complex="normal"/>
    </style:style>
    <style:style style:name="T35" style:family="text">
      <style:text-properties style:font-name="Bitstream Vera Sans3" fo:font-size="10pt" style:font-size-asian="10pt" style:font-size-complex="10pt"/>
    </style:style>
    <style:style style:name="T36" style:family="text">
      <style:text-properties style:font-size-complex="10pt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9" style:family="text">
      <style:text-properties style:font-name="Liberation Serif" fo:font-size="10pt" fo:font-style="normal" fo:font-weight="bold" officeooo:rsid="00290c92" style:font-size-asian="10pt" style:font-style-asian="normal" style:font-weight-asian="bold" style:font-size-complex="10pt" style:font-style-complex="normal" style:font-weight-complex="bold"/>
    </style:style>
    <style:style style:name="T40" style:family="text">
      <style:text-properties fo:font-size="2pt" style:font-size-asian="2pt" style:font-size-complex="2pt"/>
    </style:style>
    <style:style style:name="T41" style:family="text">
      <style:text-properties officeooo:rsid="0043b9d5"/>
    </style:style>
    <style:style style:name="T42" style:family="text">
      <style:text-properties officeooo:rsid="00402d5a"/>
    </style:style>
    <style:style style:name="T43" style:family="text">
      <style:text-properties officeooo:rsid="0037357b"/>
    </style:style>
    <style:style style:name="T44" style:family="text">
      <style:text-properties officeooo:rsid="002a6768"/>
    </style:style>
    <style:style style:name="T45" style:family="text">
      <style:text-properties officeooo:rsid="002b5f28"/>
    </style:style>
    <style:style style:name="T46" style:family="text">
      <style:text-properties officeooo:rsid="0032eeb9"/>
    </style:style>
    <style:style style:name="T47" style:family="text">
      <style:text-properties officeooo:rsid="00653b52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3333ff" style:text-outline="false" style:text-line-through-style="none" style:text-line-through-type="none" style:font-name="Wingdings" fo:font-size="10pt" fo:font-style="normal" fo:text-shadow="none" style:text-underline-style="none" fo:font-weight="normal" style:letter-kerning="true" style:font-name-asian="Wingdings" style:font-size-asian="10pt" style:font-style-asian="normal" style:font-weight-asian="normal" style:font-name-complex="Wingdings" style:font-size-complex="10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9933" style:text-outline="false" style:text-line-through-style="none" style:text-line-through-type="none" style:font-name="Wingdings" fo:font-size="10pt" fo:font-style="normal" fo:text-shadow="none" style:text-underline-style="none" fo:font-weight="normal" style:letter-kerning="true" style:font-name-asian="Wingdings" style:font-size-asian="10pt" style:font-style-asian="normal" style:font-weight-asian="normal" style:font-name-complex="Wingdings" style:font-size-complex="10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ff6666" style:text-outline="false" style:text-line-through-style="none" style:text-line-through-type="none" style:font-name="Wingdings" fo:font-size="10pt" fo:font-style="normal" fo:text-shadow="none" style:text-underline-style="none" fo:font-weight="normal" style:letter-kerning="true" style:font-name-asian="Wingdings" style:font-size-asian="10pt" style:font-style-asian="normal" style:font-weight-asian="normal" style:font-name-complex="Wingdings" style:font-size-complex="10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ff00cc" style:text-outline="false" style:text-line-through-style="none" style:text-line-through-type="none" style:font-name="Wingdings" fo:font-size="10pt" fo:font-style="normal" fo:text-shadow="none" style:text-underline-style="none" fo:font-weight="normal" style:letter-kerning="true" style:font-name-asian="Wingdings" style:font-size-asian="10pt" style:font-style-asian="normal" style:font-weight-asian="normal" style:font-name-complex="Wingdings" style:font-size-complex="10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style:use-window-font-color="true" style:text-outline="false" style:text-line-through-style="none" style:text-line-through-type="none" style:font-name="Bitstream Vera Sans3" fo:font-size="9pt" fo:font-style="normal" fo:text-shadow="none" style:text-underline-style="none" fo:font-weight="normal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55" style:family="text">
      <style:text-properties style:use-window-font-color="true" style:text-outline="false" style:text-line-through-style="none" style:text-line-through-type="none" style:font-name="Bitstream Vera Sans3" fo:font-size="9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style:use-window-font-color="true" style:text-outline="false" style:text-line-through-style="none" style:text-line-through-type="none" style:font-name="Bitstream Vera Sans3" fo:font-size="9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57" style:family="text">
      <style:text-properties fo:color="#ffffff" style:font-name="Bitstream Vera Sans3" fo:font-size="11pt" fo:font-weight="bold" style:font-size-asian="11pt" style:font-weight-asian="bold" style:font-size-complex="11pt" style:font-weight-complex="bold"/>
    </style:style>
    <style:style style:name="T58" style:family="text">
      <style:text-properties fo:color="#ffffff" style:font-name="Bitstream Vera Sans3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3" fo:column-gap="0.3cm">
          <style:column style:rel-width="21845*" fo:start-indent="0cm" fo:end-indent="0.15cm"/>
          <style:column style:rel-width="21845*" fo:start-indent="0.15cm" fo:end-indent="0.15cm"/>
          <style:column style:rel-width="21845*" fo:start-indent="0.15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 text:consecutive-numbering="true">
      <text:list-level-style-number text:level="1" text:style-name="Bold_5f_niv2" style:num-suffix=".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3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4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5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6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7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8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9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10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11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12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13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14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15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16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17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18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19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20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21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22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23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24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25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26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27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28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29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30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31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32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33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34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35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36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37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38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39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40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41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42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43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44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45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46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47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48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49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50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51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52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53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54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55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56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57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58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59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60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61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62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63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64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65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66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67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68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69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70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71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72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73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74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75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76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77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78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79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80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81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82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83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84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85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86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87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88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89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90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91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92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93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94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95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96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97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98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99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100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101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102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103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104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105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106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107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108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109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110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111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112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113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114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115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116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117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118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119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120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121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122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123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124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125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126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127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128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129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130" style:family="graphic">
      <style:graphic-properties draw:stroke="solid" svg:stroke-width="0.018cm" svg:stroke-color="#999999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131" style:family="graphic">
      <style:graphic-properties draw:stroke="solid" svg:stroke-width="0.018cm" svg:stroke-color="#999999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132" style:family="graphic">
      <style:graphic-properties draw:stroke="solid" svg:stroke-width="0.018cm" svg:stroke-color="#999999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133" style:family="graphic">
      <style:graphic-properties draw:stroke="solid" svg:stroke-width="0.018cm" svg:stroke-color="#999999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134" style:family="graphic">
      <style:graphic-properties draw:stroke="solid" svg:stroke-width="0.018cm" svg:stroke-color="#999999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135" style:family="graphic">
      <style:graphic-properties draw:stroke="solid" svg:stroke-width="0.018cm" svg:stroke-color="#999999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136" style:family="graphic">
      <style:graphic-properties draw:stroke="solid" svg:stroke-width="0.018cm" svg:stroke-color="#999999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137" style:family="graphic">
      <style:graphic-properties draw:stroke="solid" svg:stroke-width="0.018cm" svg:stroke-color="#999999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138" style:family="graphic">
      <style:graphic-properties draw:stroke="solid" svg:stroke-width="0.018cm" svg:stroke-color="#999999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139" style:family="graphic">
      <style:graphic-properties draw:stroke="solid" svg:stroke-width="0.018cm" svg:stroke-color="#999999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140" style:family="graphic">
      <style:graphic-properties draw:stroke="solid" svg:stroke-width="0.018cm" svg:stroke-color="#999999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141" style:family="graphic">
      <style:graphic-properties draw:stroke="solid" svg:stroke-width="0.018cm" svg:stroke-color="#999999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142" style:family="graphic">
      <style:graphic-properties draw:stroke="solid" svg:stroke-width="0.018cm" svg:stroke-color="#999999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143" style:family="graphic">
      <style:graphic-properties draw:stroke="solid" svg:stroke-width="0.018cm" svg:stroke-color="#999999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144" style:family="graphic">
      <style:graphic-properties draw:stroke="solid" svg:stroke-width="0.018cm" svg:stroke-color="#999999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145" style:family="graphic">
      <style:graphic-properties draw:stroke="solid" svg:stroke-width="0.03cm" svg:stroke-color="#808080" draw:marker-start="" draw:marker-start-width="0.215cm" draw:marker-start-center="false" draw:marker-end="" draw:marker-end-width="0.208cm" draw:marker-end-center="false" draw:fill="solid" draw:fill-color="#99ccff" draw:textarea-horizontal-align="center" draw:textarea-vertical-align="middle" fo:padding-top="0.143cm" fo:padding-bottom="0.143cm" fo:padding-left="0.265cm" fo:padding-right="0.265cm" draw:shadow="hidden" draw:shadow-offset-x="0.3cm" draw:shadow-offset-y="0.3cm" draw:shadow-color="#808080" style:run-through="foreground"/>
    </style:style>
    <style:style style:name="gr146" style:family="graphic">
      <style:graphic-properties draw:stroke="solid" svg:stroke-width="0.026cm" svg:stroke-color="#808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 style:run-through="foreground"/>
    </style:style>
    <style:style style:name="gr147" style:family="graphic">
      <style:graphic-properties draw:stroke="solid" svg:stroke-width="0.026cm" svg:stroke-color="#808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 style:run-through="foreground"/>
    </style:style>
    <style:style style:name="gr148" style:family="graphic">
      <style:graphic-properties draw:stroke="solid" svg:stroke-width="0.026cm" svg:stroke-color="#808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 style:run-through="foreground"/>
    </style:style>
    <style:style style:name="gr149" style:family="graphic">
      <style:graphic-properties draw:stroke="solid" svg:stroke-width="0.026cm" svg:stroke-color="#808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 style:run-through="foreground"/>
    </style:style>
    <style:style style:name="gr150" style:family="graphic">
      <style:graphic-properties draw:stroke="solid" svg:stroke-width="0.026cm" svg:stroke-color="#808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 style:run-through="foreground"/>
    </style:style>
    <style:style style:name="gr151" style:family="graphic">
      <style:graphic-properties draw:stroke="solid" svg:stroke-width="0.026cm" svg:stroke-color="#808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 style:run-through="foreground"/>
    </style:style>
    <style:style style:name="gr152" style:family="graphic">
      <style:graphic-properties draw:stroke="solid" svg:stroke-width="0.026cm" svg:stroke-color="#808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 style:run-through="foreground"/>
    </style:style>
    <style:style style:name="gr153" style:family="graphic">
      <style:graphic-properties draw:stroke="solid" svg:stroke-width="0.026cm" svg:stroke-color="#808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 style:run-through="foreground"/>
    </style:style>
    <style:style style:name="gr154" style:family="graphic">
      <style:graphic-properties draw:stroke="solid" svg:stroke-width="0.026cm" svg:stroke-color="#808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 style:run-through="foreground"/>
    </style:style>
    <style:style style:name="gr155" style:family="graphic">
      <style:graphic-properties draw:stroke="solid" svg:stroke-width="0.026cm" svg:stroke-color="#808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 style:run-through="foreground"/>
    </style:style>
    <style:style style:name="gr156" style:family="graphic">
      <style:graphic-properties draw:stroke="solid" svg:stroke-width="0.026cm" svg:stroke-color="#808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 style:run-through="foreground"/>
    </style:style>
    <style:style style:name="gr157" style:family="graphic">
      <style:graphic-properties draw:stroke="solid" svg:stroke-width="0.026cm" svg:stroke-color="#808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 style:run-through="foreground"/>
    </style:style>
    <style:style style:name="gr158" style:family="graphic">
      <style:graphic-properties draw:stroke="solid" svg:stroke-width="0.026cm" svg:stroke-color="#808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 style:run-through="foreground"/>
    </style:style>
    <style:style style:name="gr159" style:family="graphic">
      <style:graphic-properties draw:stroke="solid" svg:stroke-width="0.026cm" svg:stroke-color="#808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 style:run-through="foreground"/>
    </style:style>
    <style:style style:name="gr160" style:family="graphic">
      <style:graphic-properties draw:stroke="solid" svg:stroke-width="0.026cm" svg:stroke-color="#808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 style:run-through="foreground"/>
    </style:style>
    <style:style style:name="gr161" style:family="graphic">
      <style:graphic-properties draw:stroke="solid" svg:stroke-width="0.026cm" svg:stroke-color="#808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 style:run-through="foreground"/>
    </style:style>
    <style:style style:name="gr162" style:family="graphic">
      <style:graphic-properties draw:stroke="solid" svg:stroke-width="0.018cm" svg:stroke-color="#999999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163" style:family="graphic">
      <style:graphic-properties draw:stroke="solid" svg:stroke-width="0.026cm" svg:stroke-color="#808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 style:run-through="foreground"/>
    </style:style>
    <style:style style:name="gr164" style:family="graphic">
      <style:graphic-properties draw:stroke="solid" svg:stroke-width="0.028cm" svg:stroke-color="#000000" draw:marker-start="" draw:marker-start-width="0.242cm" draw:marker-start-center="false" draw:marker-end="Arrow_20_concave" draw:marker-end-width="0.229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6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2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6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2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6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45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7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2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7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7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7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21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2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0" style:family="graphic">
      <style:graphic-properties draw:stroke="solid" svg:stroke-width="0.028cm" svg:stroke-color="#3333ff" draw:marker-start="" draw:marker-start-width="0.284cm" draw:marker-start-center="false" draw:marker-end="" draw:marker-end-width="0.284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81" style:family="graphic">
      <style:graphic-properties draw:stroke="solid" svg:stroke-width="0.028cm" svg:stroke-color="#3333ff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82" style:family="graphic">
      <style:graphic-properties draw:stroke="solid" svg:stroke-width="0.028cm" svg:stroke-color="#009933" draw:marker-start="" draw:marker-start-width="0.326cm" draw:marker-start-center="false" draw:marker-end="" draw:marker-end-width="0.326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83" style:family="graphic">
      <style:graphic-properties draw:stroke="solid" svg:stroke-width="0.028cm" svg:stroke-color="#ff00cc" draw:marker-start="" draw:marker-start-width="0.369cm" draw:marker-start-center="false" draw:marker-end="" draw:marker-end-width="0.369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84" style:family="graphic">
      <style:graphic-properties draw:stroke="solid" svg:stroke-width="0.028cm" svg:stroke-color="#ff6666" draw:marker-start="" draw:marker-start-width="0.369cm" draw:marker-start-center="false" draw:marker-end="" draw:marker-end-width="0.369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85" style:family="graphic">
      <style:graphic-properties draw:stroke="solid" svg:stroke-width="0.028cm" svg:stroke-color="#ff00cc" draw:marker-start="" draw:marker-start-width="0.369cm" draw:marker-start-center="false" draw:marker-end="" draw:marker-end-width="0.369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86" style:family="graphic">
      <style:graphic-properties draw:stroke="solid" svg:stroke-width="0.028cm" svg:stroke-color="#000000" draw:marker-start="" draw:marker-start-width="0.242cm" draw:marker-start-center="false" draw:marker-end="Arrow_20_concave" draw:marker-end-width="0.229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87" style:family="graphic">
      <style:graphic-properties draw:stroke="solid" svg:stroke-width="0.03cm" svg:stroke-color="#ff6666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8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9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9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9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9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2" style:family="graphic">
      <style:graphic-properties fo:margin-left="0.499cm" fo:margin-right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193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372cm" fo:min-width="0.206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94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372cm" fo:min-width="0.407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95" style:family="graphic">
      <style:graphic-properties draw:stroke="solid" svg:stroke-width="0.019cm" svg:stroke-color="#666666" draw:marker-start-width="0.229cm" draw:marker-start-center="false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96" style:family="graphic">
      <style:graphic-properties draw:stroke="solid" svg:stroke-width="0.019cm" svg:stroke-color="#000000" draw:marker-start-width="0.229cm" draw:marker-start-center="false" draw:marker-end="Arrow_20_concave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97" style:family="graphic">
      <style:graphic-properties draw:stroke="none" svg:stroke-width="0cm" svg:stroke-color="#000000" draw:marker-start-width="0.3cm" draw:marker-start-center="false" draw:marker-end-width="0.3cm" draw:marker-end-center="false" draw:fill="solid" draw:fill-color="#ffffff" draw:opacity="0%" fo:min-height="0.372cm" fo:padding-top="0.125cm" fo:padding-bottom="0.125cm" fo:padding-left="0.25cm" fo:padding-right="0.25cm" draw:shadow="hidden" draw:shadow-offset-x="0.3cm" draw:shadow-offset-y="0.3cm" draw:shadow-color="#808080" draw:shadow-opacity="0%" style:run-through="foreground"/>
    </style:style>
    <style:style style:name="gr198" style:family="graphic">
      <style:graphic-properties draw:stroke="solid" svg:stroke-width="0.019cm" svg:stroke-color="#3333ff" draw:marker-start-width="0.229cm" draw:marker-start-center="false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99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200" style:family="graphic">
      <style:graphic-properties draw:stroke="solid" svg:stroke-width="0.009cm" svg:stroke-color="#c0c0c0" draw:marker-start-width="0.3cm" draw:marker-start-center="false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201" style:family="graphic">
      <style:graphic-properties draw:stroke="solid" svg:stroke-width="0.018cm" svg:stroke-color="#999999" draw:marker-start-width="0.3cm" draw:marker-start-center="false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202" style:family="graphic">
      <style:graphic-properties draw:stroke="solid" svg:stroke-width="0.03cm" svg:stroke-color="#808080" draw:marker-start-width="0.215cm" draw:marker-start-center="false" draw:marker-end-width="0.208cm" draw:marker-end-center="false" draw:fill="solid" draw:fill-color="#99ccff" draw:textarea-horizontal-align="center" draw:textarea-vertical-align="middle" fo:padding-top="0.143cm" fo:padding-bottom="0.143cm" fo:padding-left="0.265cm" fo:padding-right="0.265cm" draw:shadow="hidden" draw:shadow-offset-x="0.3cm" draw:shadow-offset-y="0.3cm" draw:shadow-color="#808080" style:run-through="foreground"/>
    </style:style>
    <style:style style:name="gr203" style:family="graphic">
      <style:graphic-properties draw:stroke="solid" svg:stroke-width="0.026cm" svg:stroke-color="#808080" draw:marker-start-width="0.3cm" draw:marker-start-center="false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 style:run-through="foreground"/>
    </style:style>
    <style:style style:name="gr204" style:family="graphic">
      <style:graphic-properties draw:stroke="none" svg:stroke-width="0cm" svg:stroke-color="#000000" draw:marker-start-width="0.3cm" draw:marker-start-center="false" draw:marker-end-width="0.3cm" draw:marker-end-center="false" draw:fill="solid" draw:fill-color="#ffffff" draw:opacity="0%" draw:auto-grow-width="true" fo:min-height="0.372cm" fo:min-width="0.443cm" fo:padding-top="0cm" fo:padding-bottom="0cm" fo:padding-left="0cm" fo:padding-right="0cm" draw:shadow="hidden" draw:shadow-offset-x="0.3cm" draw:shadow-offset-y="0.3cm" draw:shadow-color="#808080" draw:shadow-opacity="0%" style:run-through="foreground"/>
    </style:style>
    <style:style style:name="gr205" style:family="graphic">
      <style:graphic-properties draw:stroke="solid" svg:stroke-width="0.041cm" svg:stroke-color="#000000" draw:marker-start-width="0.36cm" draw:marker-start-center="false" draw:marker-end-width="0.36cm" draw:marker-end-center="false" draw:fill="solid" draw:fill-color="#99ccff" draw:textarea-horizontal-align="center" draw:textarea-vertical-align="middle" fo:padding-top="0.145cm" fo:padding-bottom="0.145cm" fo:padding-left="0.27cm" fo:padding-right="0.27cm" draw:shadow="hidden" draw:shadow-offset-x="0.3cm" draw:shadow-offset-y="0.3cm" draw:shadow-color="#808080" style:run-through="foreground"/>
    </style:style>
    <style:style style:name="gr206" style:family="graphic">
      <style:graphic-properties draw:stroke="solid" svg:stroke-width="0.049cm" svg:stroke-color="#000000" draw:marker-start-width="0.275cm" draw:marker-start-center="false" draw:marker-end-width="0.275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207" style:family="graphic">
      <style:graphic-properties style:run-through="foreground"/>
    </style:style>
    <style:style style:name="gr208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372cm" fo:min-width="0.307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09" style:family="graphic">
      <style:graphic-properties draw:stroke="solid" svg:stroke-width="0.019cm" svg:stroke-color="#000000" draw:marker-start-width="0.229cm" draw:marker-start-center="false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210" style:family="graphic">
      <style:graphic-properties draw:stroke="none" svg:stroke-width="0cm" svg:stroke-color="#000000" draw:marker-start-width="0.3cm" draw:marker-start-center="false" draw:marker-end-width="0.3cm" draw:marker-end-center="false" draw:fill="solid" draw:fill-color="#ffffff" draw:opacity="0%" fo:min-height="0.372cm" fo:padding-top="0cm" fo:padding-bottom="0cm" fo:padding-left="0cm" fo:padding-right="0cm" draw:shadow="hidden" draw:shadow-offset-x="0.3cm" draw:shadow-offset-y="0.3cm" draw:shadow-color="#808080" draw:shadow-opacity="0%" style:run-through="foreground"/>
    </style:style>
    <style:style style:name="gr211" style:family="graphic">
      <style:graphic-properties draw:stroke="solid" svg:stroke-width="0.03cm" svg:stroke-color="#000000" draw:marker-start-width="0.289cm" draw:marker-start-center="false" draw:marker-end-width="0.289cm" draw:marker-end-center="false" draw:fill="solid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style:run-through="foreground"/>
    </style:style>
    <style:style style:name="gr212" style:family="graphic">
      <style:graphic-properties style:run-through="foreground" style:wrap="none" style:vertical-pos="top" style:vertical-rel="baseline" style:horizontal-pos="from-left" style:horizontal-rel="paragraph" draw:wrap-influence-on-position="once-concurrent" style:flow-with-text="false"/>
    </style:style>
    <style:style style:name="gr213" style:family="graphic">
      <style:graphic-properties style:run-through="foreground" style:wrap="none" style:vertical-pos="top" style:vertical-rel="text" style:horizontal-pos="from-left" style:horizontal-rel="paragraph" draw:wrap-influence-on-position="once-concurrent" style:flow-with-text="false"/>
    </style:style>
    <style:style style:name="gr214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1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16" style:family="graphic">
      <style:graphic-properties draw:stroke="solid" svg:stroke-width="0.016cm" svg:stroke-color="#000000" draw:marker-start-width="0.3cm" draw:marker-start-center="false" draw:marker-end="Arrow_20_concave" draw:marker-end-width="0.101cm" draw:marker-end-center="false" draw:fill="solid" draw:fill-color="#99cc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 style:run-through="foreground"/>
    </style:style>
    <style:style style:name="gr217" style:family="graphic">
      <style:graphic-properties draw:stroke="solid" svg:stroke-width="0.016cm" svg:stroke-color="#000000" draw:marker-start-width="0.101cm" draw:marker-start-center="false" draw:marker-end="Arrow_20_concave" draw:marker-end-width="0.101cm" draw:marker-end-center="false" draw:fill="solid" draw:fill-color="#99cc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 style:run-through="foreground"/>
    </style:style>
    <style:style style:name="gr218" style:family="graphic">
      <style:graphic-properties draw:stroke="dash" draw:stroke-dash="Dashed_20__28_var_29__20_3285" svg:stroke-width="0.016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 style:run-through="foreground"/>
    </style:style>
    <style:style style:name="gr219" style:family="graphic">
      <style:graphic-properties draw:stroke="dash" draw:stroke-dash="Dashed_20__28_var_29__20_3286" svg:stroke-width="0.016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 style:run-through="foreground"/>
    </style:style>
    <style:style style:name="gr220" style:family="graphic">
      <style:graphic-properties draw:stroke="dash" draw:stroke-dash="Dashed_20__28_var_29__20_3287" svg:stroke-width="0.016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 style:run-through="foreground"/>
    </style:style>
    <style:style style:name="gr221" style:family="graphic">
      <style:graphic-properties draw:stroke="dash" draw:stroke-dash="Dashed_20__28_var_29__20_3288" svg:stroke-width="0.016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 style:run-through="foreground"/>
    </style:style>
    <style:style style:name="gr222" style:family="graphic">
      <style:graphic-properties draw:stroke="dash" draw:stroke-dash="Dashed_20__28_var_29__20_3289" svg:stroke-width="0.016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 style:run-through="foreground"/>
    </style:style>
    <style:style style:name="gr223" style:family="graphic">
      <style:graphic-properties draw:stroke="dash" draw:stroke-dash="Dashed_20__28_var_29__20_3290" svg:stroke-width="0.016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 style:run-through="foreground"/>
    </style:style>
    <style:style style:name="gr224" style:family="graphic">
      <style:graphic-properties draw:stroke="dash" draw:stroke-dash="Dashed_20__28_var_29__20_3291" svg:stroke-width="0.016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 style:run-through="foreground"/>
    </style:style>
    <style:style style:name="gr225" style:family="graphic">
      <style:graphic-properties draw:stroke="dash" draw:stroke-dash="Dashed_20__28_var_29__20_3292" svg:stroke-width="0.016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 style:run-through="foreground"/>
    </style:style>
    <style:style style:name="gr226" style:family="graphic">
      <style:graphic-properties draw:stroke="dash" draw:stroke-dash="Dashed_20__28_var_29__20_3293" svg:stroke-width="0.016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 style:run-through="foreground"/>
    </style:style>
    <style:style style:name="gr227" style:family="graphic">
      <style:graphic-properties draw:stroke="dash" draw:stroke-dash="Dashed_20__28_var_29__20_3294" svg:stroke-width="0.016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 style:run-through="foreground"/>
    </style:style>
    <style:style style:name="gr228" style:family="graphic">
      <style:graphic-properties draw:stroke="dash" draw:stroke-dash="Dashed_20__28_var_29__20_3295" svg:stroke-width="0.016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 style:run-through="foreground"/>
    </style:style>
    <style:style style:name="gr229" style:family="graphic">
      <style:graphic-properties draw:stroke="dash" draw:stroke-dash="Dashed_20__28_var_29__20_3296" svg:stroke-width="0.016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 style:run-through="foreground"/>
    </style:style>
    <style:style style:name="gr230" style:family="graphic">
      <style:graphic-properties draw:stroke="dash" draw:stroke-dash="Dashed_20__28_var_29__20_3297" svg:stroke-width="0.016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 style:run-through="foreground"/>
    </style:style>
    <style:style style:name="gr231" style:family="graphic">
      <style:graphic-properties draw:stroke="dash" draw:stroke-dash="Dashed_20__28_var_29__20_3298" svg:stroke-width="0.016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 style:run-through="foreground"/>
    </style:style>
    <style:style style:name="gr232" style:family="graphic">
      <style:graphic-properties draw:stroke="dash" draw:stroke-dash="Dashed_20__28_var_29__20_3299" svg:stroke-width="0.016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 style:run-through="foreground"/>
    </style:style>
    <style:style style:name="gr233" style:family="graphic">
      <style:graphic-properties draw:stroke="dash" draw:stroke-dash="Dashed_20__28_var_29__20_3300" svg:stroke-width="0.016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 style:run-through="foreground"/>
    </style:style>
    <style:style style:name="gr234" style:family="graphic">
      <style:graphic-properties draw:stroke="dash" draw:stroke-dash="Dashed_20__28_var_29__20_3301" svg:stroke-width="0.016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 style:run-through="foreground"/>
    </style:style>
    <style:style style:name="gr235" style:family="graphic">
      <style:graphic-properties draw:stroke="dash" draw:stroke-dash="Dashed_20__28_var_29__20_3302" svg:stroke-width="0.016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 style:run-through="foreground"/>
    </style:style>
    <style:style style:name="gr236" style:family="graphic">
      <style:graphic-properties draw:stroke="dash" draw:stroke-dash="Dashed_20__28_var_29__20_3303" svg:stroke-width="0.016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 style:run-through="foreground"/>
    </style:style>
    <style:style style:name="gr237" style:family="graphic">
      <style:graphic-properties draw:stroke="dash" draw:stroke-dash="Dashed_20__28_var_29__20_3304" svg:stroke-width="0.016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 style:run-through="foreground"/>
    </style:style>
    <style:style style:name="gr238" style:family="graphic">
      <style:graphic-properties draw:stroke="dash" draw:stroke-dash="Dashed_20__28_var_29__20_3305" svg:stroke-width="0.016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 style:run-through="foreground"/>
    </style:style>
    <style:style style:name="gr239" style:family="graphic">
      <style:graphic-properties draw:stroke="dash" draw:stroke-dash="Dashed_20__28_var_29__20_3306" svg:stroke-width="0.016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 style:run-through="foreground"/>
    </style:style>
    <style:style style:name="gr240" style:family="graphic">
      <style:graphic-properties draw:stroke="dash" draw:stroke-dash="Dashed_20__28_var_29__20_3307" svg:stroke-width="0.016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 style:run-through="foreground"/>
    </style:style>
    <style:style style:name="gr241" style:family="graphic">
      <style:graphic-properties draw:stroke="dash" draw:stroke-dash="Dashed_20__28_var_29__20_3308" svg:stroke-width="0.016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 style:run-through="foreground"/>
    </style:style>
    <style:style style:name="gr242" style:family="graphic">
      <style:graphic-properties draw:stroke="dash" draw:stroke-dash="Dashed_20__28_var_29__20_3309" svg:stroke-width="0.016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 style:run-through="foreground"/>
    </style:style>
    <style:style style:name="gr243" style:family="graphic">
      <style:graphic-properties draw:stroke="dash" draw:stroke-dash="Dashed_20__28_var_29__20_3310" svg:stroke-width="0.016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 style:run-through="foreground"/>
    </style:style>
    <style:style style:name="gr244" style:family="graphic">
      <style:graphic-properties draw:stroke="dash" draw:stroke-dash="Dashed_20__28_var_29__20_3311" svg:stroke-width="0.016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 style:run-through="foreground"/>
    </style:style>
    <style:style style:name="gr245" style:family="graphic">
      <style:graphic-properties draw:stroke="dash" draw:stroke-dash="Dashed_20__28_var_29__20_3312" svg:stroke-width="0.016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 style:run-through="foreground"/>
    </style:style>
    <style:style style:name="gr246" style:family="graphic">
      <style:graphic-properties draw:stroke="dash" draw:stroke-dash="Dashed_20__28_var_29__20_3313" svg:stroke-width="0.016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 style:run-through="foreground"/>
    </style:style>
    <style:style style:name="gr247" style:family="graphic">
      <style:graphic-properties draw:stroke="dash" draw:stroke-dash="Dashed_20__28_var_29__20_3314" svg:stroke-width="0.016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 style:run-through="foreground"/>
    </style:style>
    <style:style style:name="gr248" style:family="graphic">
      <style:graphic-properties draw:stroke="dash" draw:stroke-dash="Dashed_20__28_var_29__20_3315" svg:stroke-width="0.016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 style:run-through="foreground"/>
    </style:style>
    <style:style style:name="gr249" style:family="graphic">
      <style:graphic-properties draw:stroke="dash" draw:stroke-dash="Dashed_20__28_var_29__20_3316" svg:stroke-width="0.016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 style:run-through="foreground"/>
    </style:style>
    <style:style style:name="gr250" style:family="graphic">
      <style:graphic-properties draw:stroke="dash" draw:stroke-dash="Dashed_20__28_var_29__20_3317" svg:stroke-width="0.016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 style:run-through="foreground"/>
    </style:style>
    <style:style style:name="gr251" style:family="graphic">
      <style:graphic-properties draw:stroke="dash" draw:stroke-dash="Dashed_20__28_var_29__20_3318" svg:stroke-width="0.016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 style:run-through="foreground"/>
    </style:style>
    <style:style style:name="gr252" style:family="graphic">
      <style:graphic-properties draw:stroke="dash" draw:stroke-dash="Dashed_20__28_var_29__20_3319" svg:stroke-width="0.016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 style:run-through="foreground"/>
    </style:style>
    <style:style style:name="gr253" style:family="graphic">
      <style:graphic-properties draw:stroke="dash" draw:stroke-dash="Dashed_20__28_var_29__20_3320" svg:stroke-width="0.016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 style:run-through="foreground"/>
    </style:style>
    <style:style style:name="gr254" style:family="graphic">
      <style:graphic-properties draw:stroke="dash" draw:stroke-dash="Dashed_20__28_var_29__20_3321" svg:stroke-width="0.016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 style:run-through="foreground"/>
    </style:style>
    <style:style style:name="gr255" style:family="graphic">
      <style:graphic-properties draw:stroke="dash" draw:stroke-dash="Dashed_20__28_var_29__20_3322" svg:stroke-width="0.016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 style:run-through="foreground"/>
    </style:style>
    <style:style style:name="gr256" style:family="graphic">
      <style:graphic-properties draw:stroke="dash" draw:stroke-dash="Dashed_20__28_var_29__20_3323" svg:stroke-width="0.016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 style:run-through="foreground"/>
    </style:style>
    <style:style style:name="gr257" style:family="graphic">
      <style:graphic-properties draw:stroke="dash" draw:stroke-dash="Dashed_20__28_var_29__20_3324" svg:stroke-width="0.016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 style:run-through="foreground"/>
    </style:style>
    <style:style style:name="gr258" style:family="graphic">
      <style:graphic-properties draw:stroke="dash" draw:stroke-dash="Dashed_20__28_var_29__20_3325" svg:stroke-width="0.016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 style:run-through="foreground"/>
    </style:style>
    <style:style style:name="gr259" style:family="graphic">
      <style:graphic-properties draw:stroke="dash" draw:stroke-dash="Dashed_20__28_var_29__20_3326" svg:stroke-width="0.016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 style:run-through="foreground"/>
    </style:style>
    <style:style style:name="gr260" style:family="graphic">
      <style:graphic-properties draw:stroke="dash" draw:stroke-dash="Dashed_20__28_var_29__20_3327" svg:stroke-width="0.016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 style:run-through="foreground"/>
    </style:style>
    <style:style style:name="gr261" style:family="graphic">
      <style:graphic-properties draw:stroke="dash" draw:stroke-dash="Dashed_20__28_var_29__20_3328" svg:stroke-width="0.016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 style:run-through="foreground"/>
    </style:style>
    <style:style style:name="gr262" style:family="graphic">
      <style:graphic-properties draw:stroke="dash" draw:stroke-dash="Dashed_20__28_var_29__20_3329" svg:stroke-width="0.016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 style:run-through="foreground"/>
    </style:style>
    <style:style style:name="gr263" style:family="graphic">
      <style:graphic-properties draw:stroke="dash" draw:stroke-dash="Dashed_20__28_var_29__20_3330" svg:stroke-width="0.016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 style:run-through="foreground"/>
    </style:style>
    <style:style style:name="gr264" style:family="graphic">
      <style:graphic-properties draw:stroke="dash" draw:stroke-dash="Dashed_20__28_var_29__20_3331" svg:stroke-width="0.016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 style:run-through="foreground"/>
    </style:style>
    <style:style style:name="gr265" style:family="graphic">
      <style:graphic-properties draw:stroke="dash" draw:stroke-dash="Dashed_20__28_var_29__20_3332" svg:stroke-width="0.016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 style:run-through="foreground"/>
    </style:style>
    <style:style style:name="gr266" style:family="graphic">
      <style:graphic-properties draw:stroke="dash" draw:stroke-dash="Dashed_20__28_var_29__20_3333" svg:stroke-width="0.016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 style:run-through="foreground"/>
    </style:style>
    <style:style style:name="gr267" style:family="graphic">
      <style:graphic-properties draw:stroke="dash" draw:stroke-dash="Dashed_20__28_var_29__20_3334" svg:stroke-width="0.016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 style:run-through="foreground"/>
    </style:style>
    <style:style style:name="gr268" style:family="graphic">
      <style:graphic-properties draw:stroke="dash" draw:stroke-dash="Dashed_20__28_var_29__20_3284" svg:stroke-width="0.016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 style:run-through="foreground"/>
    </style:style>
    <style:style style:name="gr269" style:family="graphic">
      <style:graphic-properties draw:stroke="dash" draw:stroke-dash="Dashed_20__28_var_29__20_3283" svg:stroke-width="0.016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 style:run-through="foreground"/>
    </style:style>
    <style:style style:name="gr270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1" style:family="graphic">
      <style:graphic-properties draw:stroke="none" draw:fill-color="#d3802b" draw:textarea-horizontal-align="justify" draw:textarea-vertical-align="middle" draw:auto-grow-height="false" fo:min-height="0.57cm" fo:min-width="3.893cm" style:run-through="foreground"/>
    </style:style>
    <style:style style:name="gr27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3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gr27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275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6" style:family="graphic">
      <style:graphic-properties draw:stroke="none" draw:fill="solid" draw:fill-color="#9d0f89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<draw:g text:anchor-type="paragraph" draw:z-index="13" draw:name="Forme5" draw:style-name="gr270"><draw:custom-shape draw:style-name="gr271" draw:text-style-name="P103" svg:width="3.964cm" svg:height="0.641cm" draw:transform="skewX (0.00279252680319092) rotate (0.0872664625997165) translate (-0.370416666666667cm -0.0934861111111111cm)"><text:p text:style-name="P102"><text:span text:style-name="T57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text:soft-page-break/><text:span text:style-name="_5f_pointillés_20_gris"><text:span text:style-name="T39"><draw:frame draw:style-name="fr1" draw:name="Cadre3" text:anchor-type="as-char" svg:width="9.135cm" draw:z-index="10"><draw:text-box fo:min-height="3.93cm"><text:section text:style-name="Sect1" text:name="Section4"><text:p text:style-name="P25"/><text:p text:style-name="P26"><text:span text:style-name="Police_20_par_20_défaut"><text:span text:style-name="T33">Le</text:span></text:span><text:span text:style-name="Police_20_par_20_défaut"><text:span text:style-name="T34">(</text:span></text:span><text:span text:style-name="Police_20_par_20_défaut"><text:span text:style-name="T33">s</text:span></text:span><text:span text:style-name="Police_20_par_20_défaut"><text:span text:style-name="T34">)</text:span></text:span><text:span text:style-name="Police_20_par_20_défaut"><text:span text:style-name="T33">quel</text:span></text:span><text:span text:style-name="Police_20_par_20_défaut"><text:span text:style-name="T34">(</text:span></text:span><text:span text:style-name="Police_20_par_20_défaut"><text:span text:style-name="T33">s</text:span></text:span><text:span text:style-name="Police_20_par_20_défaut"><text:span text:style-name="T34">)</text:span></text:span><text:span text:style-name="Police_20_par_20_défaut"><text:span text:style-name="T33"> de ces trois graphiques représent</text:span></text:span><text:span text:style-name="Police_20_par_20_défaut"><text:span text:style-name="T34">e(</text:span></text:span><text:span text:style-name="Police_20_par_20_défaut"><text:span text:style-name="T33">nt</text:span></text:span><text:span text:style-name="Police_20_par_20_défaut"><text:span text:style-name="T34">)</text:span></text:span><text:span text:style-name="Police_20_par_20_défaut"><text:span text:style-name="T33"> une situation de proportionnalité ?</text:span></text:span></text:p><text:section text:style-name="Sect2" text:name="Section1"><text:list xml:id="list2189626886" text:style-name="liste_5f_abc"><text:list-item><text:p text:style-name="P46"><text:span text:style-name="T35"><text:s/></text:span><text:span text:style-name="T35"><draw:g text:anchor-type="as-char" draw:z-index="14" draw:name="Forme6" draw:style-name="gr199"><draw:custom-shape draw:style-name="gr215" draw:text-style-name="P100" svg:width="0.138cm" svg:height="0.138cm" svg:x="0.499cm" svg:y="1.767cm"><text:p/>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9441.91616766467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draw:line draw:style-name="gr216" draw:text-style-name="P101" svg:x1="0cm" svg:y1="2.181cm" svg:x2="2.181cm" svg:y2="2.181cm"><text:p/></draw:line><draw:line draw:style-name="gr269" draw:text-style-name="P101" svg:x1="2.2cm" svg:y1="0.823cm" svg:x2="0cm" svg:y2="2.18cm"><text:p/></draw:line><draw:line draw:style-name="gr217" draw:text-style-name="P101" svg:x1="0cm" svg:y1="2.181cm" svg:x2="0cm" svg:y2="0cm"><text:p/></draw:line><draw:custom-shape draw:style-name="gr215" draw:text-style-name="P100" svg:width="0.138cm" svg:height="0.14cm" svg:x="1.323cm" svg:y="1.256cm"><text:p/>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9441.91616766467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draw:custom-shape draw:style-name="gr215" draw:text-style-name="P100" svg:width="0.138cm" svg:height="0.14cm" svg:x="1.598cm" svg:y="1.085cm"><text:p/>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9441.91616766467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draw:custom-shape draw:style-name="gr215" draw:text-style-name="P100" svg:width="0.138cm" svg:height="0.14cm" svg:x="1.963cm" svg:y="0.859cm"><text:p/>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9441.91616766467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/draw:g></text:span><text:span text:style-name="T35"><text:s/></text:span></text:p></text:list-item><text:list-item><text:p text:style-name="P46"><text:span text:style-name="T35"><text:s/></text:span><text:span text:style-name="T35"><draw:g text:anchor-type="as-char" svg:y="-0.055cm" draw:z-index="15" draw:name="Forme7" draw:style-name="gr214"><draw:custom-shape draw:style-name="gr215" draw:text-style-name="P100" svg:width="0.135cm" svg:height="0.135cm" svg:x="0cm" svg:y="1.549cm"><text:p/>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9441.91616766467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draw:custom-shape draw:style-name="gr215" draw:text-style-name="P100" svg:width="0.133cm" svg:height="0.133cm" svg:x="0.482cm" svg:y="1.302cm"><text:p/>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9441.91616766467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draw:custom-shape draw:style-name="gr215" draw:text-style-name="P100" svg:width="0.135cm" svg:height="0.135cm" svg:x="1.309cm" svg:y="0.871cm"><text:p/>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9441.91616766467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draw:custom-shape draw:style-name="gr215" draw:text-style-name="P100" svg:width="0.135cm" svg:height="0.133cm" svg:x="1.528cm" svg:y="0.766cm"><text:p/>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9441.91616766467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draw:line draw:style-name="gr216" draw:text-style-name="P101" svg:x1="0.067cm" svg:y1="2.11cm" svg:x2="2.182cm" svg:y2="2.11cm"><text:p/></draw:line><draw:line draw:style-name="gr268" draw:text-style-name="P101" svg:x1="2.2cm" svg:y1="0.508cm" svg:x2="0.066cm" svg:y2="1.616cm"><text:p/></draw:line><draw:line draw:style-name="gr217" draw:text-style-name="P101" svg:x1="0.067cm" svg:y1="2.11cm" svg:x2="0.067cm" svg:y2="0cm"><text:p/></draw:line></draw:g></text:span></text:p></text:list-item><text:list-item><text:p text:style-name="P46"><text:span text:style-name="_5f_Niveau_5f_jaune"><text:span text:style-name="T32"><text:s text:c="3"/></text:span></text:span><text:span text:style-name="_5f_Niveau_5f_jaune"><text:span text:style-name="T32"><draw:g text:anchor-type="as-char" svg:y="-1.109cm" draw:z-index="16" draw:name="Forme8" draw:style-name="gr214"><draw:custom-shape draw:style-name="gr215" draw:text-style-name="P100" svg:width="0.14cm" svg:height="0.138cm" svg:x="0.566cm" svg:y="1.946cm"><text:p/>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9441.91616766467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draw:custom-shape draw:style-name="gr215" draw:text-style-name="P100" svg:width="0.14cm" svg:height="0.142cm" svg:x="0.96cm" svg:y="1.697cm"><text:p/>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9441.91616766467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draw:custom-shape draw:style-name="gr215" draw:text-style-name="P100" svg:width="0.138cm" svg:height="0.14cm" svg:x="1.147cm" svg:y="1.535cm"><text:p/>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9441.91616766467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draw:custom-shape draw:style-name="gr215" draw:text-style-name="P100" svg:width="0.14cm" svg:height="0.138cm" svg:x="1.692cm" svg:y="0.917cm"><text:p/>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9441.91616766467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draw:line draw:style-name="gr216" draw:text-style-name="P101" svg:x1="0cm" svg:y1="2.181cm" svg:x2="2.181cm" svg:y2="2.181cm"><text:p/></draw:line><draw:line draw:style-name="gr217" draw:text-style-name="P101" svg:x1="0cm" svg:y1="2.181cm" svg:x2="0cm" svg:y2="0cm"><text:p/></draw:line><draw:line draw:style-name="gr218" draw:text-style-name="P101" svg:x1="2.181cm" svg:y1="0.356cm" svg:x2="2.137cm" svg:y2="0.427cm"><text:p/></draw:line><draw:line draw:style-name="gr219" draw:text-style-name="P101" svg:x1="2.137cm" svg:y1="0.423cm" svg:x2="2.093cm" svg:y2="0.494cm"><text:p/></draw:line><draw:line draw:style-name="gr220" draw:text-style-name="P101" svg:x1="2.094cm" svg:y1="0.493cm" svg:x2="2.05cm" svg:y2="0.562cm"><text:p/></draw:line><draw:line draw:style-name="gr221" draw:text-style-name="P101" svg:x1="2.049cm" svg:y1="0.564cm" svg:x2="2.004cm" svg:y2="0.632cm"><text:p/></draw:line><draw:line draw:style-name="gr222" draw:text-style-name="P101" svg:x1="2.004cm" svg:y1="0.631cm" svg:x2="1.962cm" svg:y2="0.697cm"><text:p/></draw:line><draw:line draw:style-name="gr223" draw:text-style-name="P101" svg:x1="1.963cm" svg:y1="0.7cm" svg:x2="1.919cm" svg:y2="0.765cm"><text:p/></draw:line><draw:line draw:style-name="gr224" draw:text-style-name="P101" svg:x1="1.919cm" svg:y1="0.761cm" svg:x2="1.874cm" svg:y2="0.824cm"><text:p/></draw:line><draw:line draw:style-name="gr225" draw:text-style-name="P101" svg:x1="1.875cm" svg:y1="0.827cm" svg:x2="1.833cm" svg:y2="0.89cm"><text:p/></draw:line><draw:line draw:style-name="gr226" draw:text-style-name="P101" svg:x1="1.832cm" svg:y1="0.886cm" svg:x2="1.787cm" svg:y2="0.947cm"><text:p/></draw:line><draw:line draw:style-name="gr227" draw:text-style-name="P101" svg:x1="1.788cm" svg:y1="0.947cm" svg:x2="1.744cm" svg:y2="1.005cm"><text:p/></draw:line><draw:line draw:style-name="gr228" draw:text-style-name="P101" svg:x1="1.744cm" svg:y1="1.006cm" svg:x2="1.702cm" svg:y2="1.064cm"><text:p/></draw:line><draw:line draw:style-name="gr229" draw:text-style-name="P101" svg:x1="1.701cm" svg:y1="1.065cm" svg:x2="1.656cm" svg:y2="1.12cm"><text:p/></draw:line><draw:line draw:style-name="gr230" draw:text-style-name="P101" svg:x1="1.657cm" svg:y1="1.118cm" svg:x2="1.613cm" svg:y2="1.173cm"><text:p/></draw:line><draw:line draw:style-name="gr231" draw:text-style-name="P101" svg:x1="1.613cm" svg:y1="1.173cm" svg:x2="1.569cm" svg:y2="1.226cm"><text:p/></draw:line><draw:line draw:style-name="gr232" draw:text-style-name="P101" svg:x1="1.57cm" svg:y1="1.229cm" svg:x2="1.526cm" svg:y2="1.28cm"><text:p/></draw:line><draw:line draw:style-name="gr233" draw:text-style-name="P101" svg:x1="1.527cm" svg:y1="1.282cm" svg:x2="1.483cm" svg:y2="1.332cm"><text:p/></draw:line><draw:line draw:style-name="gr234" draw:text-style-name="P101" svg:x1="1.483cm" svg:y1="1.327cm" svg:x2="1.439cm" svg:y2="1.375cm"><text:p/></draw:line><draw:line draw:style-name="gr235" draw:text-style-name="P101" svg:x1="1.44cm" svg:y1="1.379cm" svg:x2="1.396cm" svg:y2="1.427cm"><text:p/></draw:line><draw:line draw:style-name="gr236" draw:text-style-name="P101" svg:x1="1.396cm" svg:y1="1.424cm" svg:x2="1.352cm" svg:y2="1.469cm"><text:p/></draw:line><draw:line draw:style-name="gr237" draw:text-style-name="P101" svg:x1="1.352cm" svg:y1="1.47cm" svg:x2="1.308cm" svg:y2="1.514cm"><text:p/></draw:line><draw:line draw:style-name="gr238" draw:text-style-name="P101" svg:x1="1.309cm" svg:y1="1.513cm" svg:x2="1.265cm" svg:y2="1.557cm"><text:p/></draw:line><draw:line draw:style-name="gr239" draw:text-style-name="P101" svg:x1="1.265cm" svg:y1="1.559cm" svg:x2="1.221cm" svg:y2="1.601cm"><text:p/></draw:line><draw:line draw:style-name="gr240" draw:text-style-name="P101" svg:x1="1.222cm" svg:y1="1.603cm" svg:x2="1.178cm" svg:y2="1.643cm"><text:p/></draw:line><draw:line draw:style-name="gr241" draw:text-style-name="P101" svg:x1="1.179cm" svg:y1="1.64cm" svg:x2="1.135cm" svg:y2="1.678cm"><text:p/></draw:line><draw:line draw:style-name="gr242" draw:text-style-name="P101" svg:x1="1.135cm" svg:y1="1.677cm" svg:x2="1.091cm" svg:y2="1.714cm"><text:p/></draw:line><draw:line draw:style-name="gr243" draw:text-style-name="P101" svg:x1="1.092cm" svg:y1="1.716cm" svg:x2="1.048cm" svg:y2="1.752cm"><text:p/></draw:line><draw:line draw:style-name="gr244" draw:text-style-name="P101" svg:x1="1.047cm" svg:y1="1.753cm" svg:x2="1.002cm" svg:y2="1.787cm"><text:p/></draw:line><draw:line draw:style-name="gr245" draw:text-style-name="P101" svg:x1="1.002cm" svg:y1="1.784cm" svg:x2="0.96cm" svg:y2="1.815cm"><text:p/></draw:line><draw:line draw:style-name="gr246" draw:text-style-name="P101" svg:x1="0.961cm" svg:y1="1.82cm" svg:x2="0.917cm" svg:y2="1.851cm"><text:p/></draw:line><draw:line draw:style-name="gr247" draw:text-style-name="P101" svg:x1="0.917cm" svg:y1="1.85cm" svg:x2="0.872cm" svg:y2="1.881cm"><text:p/></draw:line><draw:line draw:style-name="gr248" draw:text-style-name="P101" svg:x1="0.873cm" svg:y1="1.88cm" svg:x2="0.829cm" svg:y2="1.909cm"><text:p/></draw:line><draw:line draw:style-name="gr249" draw:text-style-name="P101" svg:x1="0.829cm" svg:y1="1.91cm" svg:x2="0.787cm" svg:y2="1.936cm"><text:p/></draw:line><draw:line draw:style-name="gr250" draw:text-style-name="P101" svg:x1="0.786cm" svg:y1="1.932cm" svg:x2="0.741cm" svg:y2="1.958cm"><text:p/></draw:line><draw:line draw:style-name="gr251" draw:text-style-name="P101" svg:x1="0.742cm" svg:y1="1.961cm" svg:x2="0.698cm" svg:y2="1.985cm"><text:p/></draw:line><draw:line draw:style-name="gr252" draw:text-style-name="P101" svg:x1="0.698cm" svg:y1="1.984cm" svg:x2="0.654cm" svg:y2="2.007cm"><text:p/></draw:line><draw:line draw:style-name="gr253" draw:text-style-name="P101" svg:x1="0.655cm" svg:y1="2.007cm" svg:x2="0.611cm" svg:y2="2.028cm"><text:p/></draw:line><draw:line draw:style-name="gr254" draw:text-style-name="P101" svg:x1="0.611cm" svg:y1="2.028cm" svg:x2="0.567cm" svg:y2="2.047cm"><text:p/></draw:line><draw:line draw:style-name="gr255" draw:text-style-name="P101" svg:x1="0.567cm" svg:y1="2.044cm" svg:x2="0.523cm" svg:y2="2.061cm"><text:p/></draw:line><draw:line draw:style-name="gr256" draw:text-style-name="P101" svg:x1="0.525cm" svg:y1="2.067cm" svg:x2="0.481cm" svg:y2="2.084cm"><text:p/></draw:line><draw:line draw:style-name="gr257" draw:text-style-name="P101" svg:x1="0.481cm" svg:y1="2.081cm" svg:x2="0.437cm" svg:y2="2.097cm"><text:p/></draw:line><draw:line draw:style-name="gr258" draw:text-style-name="P101" svg:x1="0.437cm" svg:y1="2.097cm" svg:x2="0.393cm" svg:y2="2.11cm"><text:p/></draw:line><draw:line draw:style-name="gr259" draw:text-style-name="P101" svg:x1="0.394cm" svg:y1="2.111cm" svg:x2="0.35cm" svg:y2="2.122cm"><text:p/></draw:line><draw:line draw:style-name="gr260" draw:text-style-name="P101" svg:x1="0.349cm" svg:y1="2.12cm" svg:x2="0.304cm" svg:y2="2.131cm"><text:p/></draw:line><draw:line draw:style-name="gr261" draw:text-style-name="P101" svg:x1="0.305cm" svg:y1="2.134cm" svg:x2="0.261cm" svg:y2="2.144cm"><text:p/></draw:line><draw:line draw:style-name="gr262" draw:text-style-name="P101" svg:x1="0.261cm" svg:y1="2.141cm" svg:x2="0.217cm" svg:y2="2.149cm"><text:p/></draw:line><draw:line draw:style-name="gr263" draw:text-style-name="P101" svg:x1="0.218cm" svg:y1="2.149cm" svg:x2="0.174cm" svg:y2="2.155cm"><text:p/></draw:line><draw:line draw:style-name="gr264" draw:text-style-name="P101" svg:x1="0.175cm" svg:y1="2.156cm" svg:x2="0.131cm" svg:y2="2.161cm"><text:p/></draw:line><draw:line draw:style-name="gr265" draw:text-style-name="P101" svg:x1="0.131cm" svg:y1="2.164cm" svg:x2="0.087cm" svg:y2="2.169cm"><text:p/></draw:line><draw:line draw:style-name="gr266" draw:text-style-name="P101" svg:x1="0.088cm" svg:y1="2.166cm" svg:x2="0.044cm" svg:y2="2.168cm"><text:p/></draw:line><draw:line draw:style-name="gr267" draw:text-style-name="P101" svg:x1="0.044cm" svg:y1="2.171cm" svg:x2="0cm" svg:y2="2.171cm"><text:p/></draw:line></draw:g></text:span></text:span></text:p></text:list-item></text:list></text:section><text:p text:style-name="P29"><text:span text:style-name="Bold_5f_niv2"><text:span text:style-name="T37">Correction</text:span></text:span></text:p><text:list xml:id="list85048272335318" text:continue-list="list2189626886" text:style-name="liste_5f_abc"><text:list-item text:start-value="1"><text:p text:style-name="P47">Les points sont <text:span text:style-name="Bold_5f_niv2">alignés</text:span> avec l’origine du repère donc c’est une situation de proportionnalité.</text:p></text:list-item><text:list-item><text:p text:style-name="P48"><text:span text:style-name="T35">Les points sont </text:span><text:span text:style-name="Bold_5f_niv2"><text:span text:style-name="T36">alignés</text:span></text:span><text:span text:style-name="T35"> </text:span><text:span text:style-name="Bold_5f_niv2"><text:span text:style-name="T36">mais pas avec l’origine du repère </text:span></text:span><text:span text:style-name="T28">donc ce n’est p</text:span><text:span text:style-name="T35">as une situation de proportionnalité.</text:span></text:p></text:list-item><text:list-item><text:p text:style-name="P49"><text:span text:style-name="_5f_correction"><text:span text:style-name="T9">Les points </text:span></text:span><text:span text:style-name="Bold_5f_niv2"><text:span text:style-name="T10">ne sont pas alignés</text:span></text:span><text:span text:style-name="_5f_correction"><text:span text:style-name="T9"> donc ce n’est pas une situation de proportionnalité.</text:span></text:span></text:p></text:list-item></text:list></text:section></draw:text-box></draw:frame></text:span></text:span></text:p>
      <text:list xml:id="list3089734236" text:style-name="Num_5f_Exo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30" text:outline-level="1"><text:span text:style-name="Bold_5f_niv2"><text:span text:style-name="T16"> </text:span></text:span><text:span text:style-name="Bold_5f_niv2">Proportionnalité ou pas ?</text:span>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section text:style-name="Sect3" text:name="Section3">
        <text:list xml:id="list2195981925" text:style-name="_5f_Numérotation_20_des_20_exercices_20_livrets">
          <text:list-item>
            <text:list>
              <text:list-header>
                <text:p text:style-name="P57"><text:span text:style-name="T40"><draw:g text:anchor-type="as-char" draw:z-index="17" draw:name="Forme9" draw:style-name="gr212"><draw:line draw:style-name="gr196" draw:text-style-name="P90" svg:x1="0.104cm" svg:y1="4.142cm" svg:x2="0.104cm" svg:y2="-0.001cm"><text:p/></draw:line><draw:line draw:style-name="gr196" draw:text-style-name="P90" svg:x1="0.104cm" svg:y1="4.14cm" svg:x2="4.244cm" svg:y2="4.14cm"><text:p/></draw:line><draw:line draw:style-name="gr195" draw:text-style-name="P90" svg:x1="0.104cm" svg:y1="2.486cm" svg:x2="4.244cm" svg:y2="2.486cm"><text:p/></draw:line><draw:line draw:style-name="gr195" draw:text-style-name="P90" svg:x1="0.104cm" svg:y1="0.831cm" svg:x2="4.244cm" svg:y2="0.831cm"><text:p/></draw:line><draw:line draw:style-name="gr195" draw:text-style-name="P90" svg:x1="0.104cm" svg:y1="1.657cm" svg:x2="4.244cm" svg:y2="1.657cm"><text:p/></draw:line><draw:line draw:style-name="gr195" draw:text-style-name="P90" svg:x1="0.104cm" svg:y1="-0.001cm" svg:x2="4.244cm" svg:y2="-0.001cm"><text:p/></draw:line><draw:line draw:style-name="gr195" draw:text-style-name="P90" svg:x1="0.104cm" svg:y1="3.311cm" svg:x2="4.244cm" svg:y2="3.311cm"><text:p/></draw:line><draw:line draw:style-name="gr195" draw:text-style-name="P90" svg:x1="0.931cm" svg:y1="4.142cm" svg:x2="0.931cm" svg:y2="-0.001cm"><text:p/></draw:line><draw:line draw:style-name="gr195" draw:text-style-name="P90" svg:x1="1.76cm" svg:y1="4.142cm" svg:x2="1.76cm" svg:y2="-0.001cm"><text:p/></draw:line><draw:line draw:style-name="gr195" draw:text-style-name="P90" svg:x1="2.588cm" svg:y1="4.142cm" svg:x2="2.588cm" svg:y2="-0.001cm"><text:p/></draw:line><draw:line draw:style-name="gr195" draw:text-style-name="P90" svg:x1="3.417cm" svg:y1="4.142cm" svg:x2="3.417cm" svg:y2="-0.001cm"><text:p/></draw:line><draw:line draw:style-name="gr195" draw:text-style-name="P90" svg:x1="4.244cm" svg:y1="4.142cm" svg:x2="4.244cm" svg:y2="-0.001cm"><text:p/></draw:line><draw:line draw:style-name="gr195" draw:text-style-name="P90" svg:x1="0.517cm" svg:y1="4.142cm" svg:x2="0.517cm" svg:y2="-0.001cm"><text:p/></draw:line><draw:line draw:style-name="gr195" draw:text-style-name="P90" svg:x1="1.346cm" svg:y1="4.142cm" svg:x2="1.346cm" svg:y2="-0.001cm"><text:p/></draw:line><draw:line draw:style-name="gr195" draw:text-style-name="P90" svg:x1="2.175cm" svg:y1="4.142cm" svg:x2="2.175cm" svg:y2="-0.001cm"><text:p/></draw:line><draw:line draw:style-name="gr195" draw:text-style-name="P90" svg:x1="3.002cm" svg:y1="4.142cm" svg:x2="3.002cm" svg:y2="-0.001cm"><text:p/></draw:line><draw:line draw:style-name="gr195" draw:text-style-name="P90" svg:x1="3.831cm" svg:y1="4.142cm" svg:x2="3.831cm" svg:y2="-0.001cm"><text:p/></draw:line><draw:line draw:style-name="gr195" draw:text-style-name="P90" svg:x1="0.104cm" svg:y1="3.726cm" svg:x2="4.244cm" svg:y2="3.726cm"><text:p/></draw:line><draw:line draw:style-name="gr195" draw:text-style-name="P90" svg:x1="0.104cm" svg:y1="2.897cm" svg:x2="4.244cm" svg:y2="2.897cm"><text:p/></draw:line><draw:line draw:style-name="gr195" draw:text-style-name="P90" svg:x1="0.104cm" svg:y1="2.071cm" svg:x2="4.244cm" svg:y2="2.071cm"><text:p/></draw:line><draw:line draw:style-name="gr195" draw:text-style-name="P90" svg:x1="0.104cm" svg:y1="1.242cm" svg:x2="4.244cm" svg:y2="1.242cm"><text:p/></draw:line><draw:line draw:style-name="gr195" draw:text-style-name="P90" svg:x1="0.104cm" svg:y1="0.413cm" svg:x2="4.244cm" svg:y2="0.413cm"><text:p/></draw:line><draw:g draw:style-name="gr207"><draw:line draw:style-name="gr209" draw:text-style-name="P90" svg:x1="0.619cm" svg:y1="3.625cm" svg:x2="0.413cm" svg:y2="3.833cm"><text:p/></draw:line><draw:line draw:style-name="gr209" draw:text-style-name="P90" svg:x1="0.619cm" svg:y1="3.833cm" svg:x2="0.413cm" svg:y2="3.625cm"><text:p/></draw:line></draw:g><draw:g draw:style-name="gr207"><draw:line draw:style-name="gr209" draw:text-style-name="P90" svg:x1="1.862cm" svg:y1="2.376cm" svg:x2="1.656cm" svg:y2="2.582cm"><text:p/></draw:line><draw:line draw:style-name="gr209" draw:text-style-name="P90" svg:x1="1.862cm" svg:y1="2.582cm" svg:x2="1.656cm" svg:y2="2.376cm"><text:p/></draw:line></draw:g><draw:g draw:style-name="gr207"><draw:line draw:style-name="gr209" draw:text-style-name="P90" svg:x1="3.933cm" svg:y1="0.307cm" svg:x2="3.727cm" svg:y2="0.513cm"><text:p/></draw:line><draw:line draw:style-name="gr209" draw:text-style-name="P90" svg:x1="3.933cm" svg:y1="0.513cm" svg:x2="3.727cm" svg:y2="0.307cm"><text:p/></draw:line></draw:g><draw:g draw:style-name="gr207"><draw:line draw:style-name="gr209" draw:text-style-name="P90" svg:x1="0.205cm" svg:y1="4.036cm" svg:x2="0cm" svg:y2="4.241cm"><text:p/></draw:line><draw:line draw:style-name="gr209" draw:text-style-name="P90" svg:x1="0.205cm" svg:y1="4.241cm" svg:x2="0cm" svg:y2="4.036cm"><text:p/></draw:line></draw:g></draw:g></text:span><text:span text:style-name="T40"><text:s text:c="17"/></text:span></text:p>
                <text:p text:style-name="P59"><text:span text:style-name="Bold_5f_niv2"><text:span text:style-name="T41">G</text:span></text:span><text:span text:style-name="Bold_5f_niv2">raphique 1</text:span></text:p>
                <text:p text:style-name="P61"><draw:g text:anchor-type="as-char" draw:z-index="18" draw:name="Forme10" draw:style-name="gr212"><draw:line draw:style-name="gr196" draw:text-style-name="P90" svg:x1="0.104cm" svg:y1="4.143cm" svg:x2="0.104cm" svg:y2="0.001cm"><text:p/></draw:line><draw:line draw:style-name="gr196" draw:text-style-name="P90" svg:x1="0.104cm" svg:y1="4.145cm" svg:x2="4.244cm" svg:y2="4.145cm"><text:p/></draw:line><draw:g draw:style-name="gr207"><draw:line draw:style-name="gr195" draw:text-style-name="P90" svg:x1="0.104cm" svg:y1="2.487cm" svg:x2="4.244cm" svg:y2="2.487cm"><text:p/></draw:line><draw:line draw:style-name="gr195" draw:text-style-name="P90" svg:x1="0.104cm" svg:y1="0.83cm" svg:x2="4.244cm" svg:y2="0.83cm"><text:p/></draw:line><draw:line draw:style-name="gr195" draw:text-style-name="P90" svg:x1="0.104cm" svg:y1="1.658cm" svg:x2="4.244cm" svg:y2="1.658cm"><text:p/></draw:line><draw:line draw:style-name="gr195" draw:text-style-name="P90" svg:x1="0.104cm" svg:y1="0.001cm" svg:x2="4.244cm" svg:y2="0.001cm"><text:p/></draw:line><draw:line draw:style-name="gr195" draw:text-style-name="P90" svg:x1="0.104cm" svg:y1="3.316cm" svg:x2="4.244cm" svg:y2="3.316cm"><text:p/></draw:line><draw:line draw:style-name="gr195" draw:text-style-name="P90" svg:x1="0.931cm" svg:y1="4.143cm" svg:x2="0.931cm" svg:y2="0.001cm"><text:p/></draw:line><draw:line draw:style-name="gr195" draw:text-style-name="P90" svg:x1="1.76cm" svg:y1="4.143cm" svg:x2="1.76cm" svg:y2="0.001cm"><text:p/></draw:line><draw:line draw:style-name="gr195" draw:text-style-name="P90" svg:x1="2.588cm" svg:y1="4.143cm" svg:x2="2.588cm" svg:y2="0.001cm"><text:p/></draw:line><draw:line draw:style-name="gr195" draw:text-style-name="P90" svg:x1="3.417cm" svg:y1="4.143cm" svg:x2="3.417cm" svg:y2="0.001cm"><text:p/></draw:line><draw:line draw:style-name="gr195" draw:text-style-name="P90" svg:x1="4.244cm" svg:y1="4.143cm" svg:x2="4.244cm" svg:y2="0.001cm"><text:p/></draw:line><draw:line draw:style-name="gr195" draw:text-style-name="P90" svg:x1="0.517cm" svg:y1="4.143cm" svg:x2="0.517cm" svg:y2="0.001cm"><text:p/></draw:line><draw:line draw:style-name="gr195" draw:text-style-name="P90" svg:x1="1.346cm" svg:y1="4.143cm" svg:x2="1.346cm" svg:y2="0.001cm"><text:p/></draw:line><draw:line draw:style-name="gr195" draw:text-style-name="P90" svg:x1="2.175cm" svg:y1="4.143cm" svg:x2="2.175cm" svg:y2="0.001cm"><text:p/></draw:line><draw:line draw:style-name="gr195" draw:text-style-name="P90" svg:x1="3.002cm" svg:y1="4.143cm" svg:x2="3.002cm" svg:y2="0.001cm"><text:p/></draw:line><draw:line draw:style-name="gr195" draw:text-style-name="P90" svg:x1="3.831cm" svg:y1="4.143cm" svg:x2="3.831cm" svg:y2="0.001cm"><text:p/></draw:line><draw:line draw:style-name="gr195" draw:text-style-name="P90" svg:x1="0.104cm" svg:y1="3.728cm" svg:x2="4.244cm" svg:y2="3.728cm"><text:p/></draw:line><draw:line draw:style-name="gr195" draw:text-style-name="P90" svg:x1="0.104cm" svg:y1="2.898cm" svg:x2="4.244cm" svg:y2="2.898cm"><text:p/></draw:line><draw:line draw:style-name="gr195" draw:text-style-name="P90" svg:x1="0.104cm" svg:y1="2.07cm" svg:x2="4.244cm" svg:y2="2.07cm"><text:p/></draw:line><draw:line draw:style-name="gr195" draw:text-style-name="P90" svg:x1="0.104cm" svg:y1="1.241cm" svg:x2="4.244cm" svg:y2="1.241cm"><text:p/></draw:line><draw:line draw:style-name="gr195" draw:text-style-name="P90" svg:x1="0.104cm" svg:y1="0.418cm" svg:x2="4.244cm" svg:y2="0.418cm"><text:p/></draw:line></draw:g><draw:g draw:style-name="gr207"><draw:line draw:style-name="gr209" draw:text-style-name="P90" svg:x1="1.035cm" svg:y1="3.624cm" svg:x2="0.829cm" svg:y2="3.832cm"><text:p/></draw:line><draw:line draw:style-name="gr209" draw:text-style-name="P90" svg:x1="1.035cm" svg:y1="3.832cm" svg:x2="0.829cm" svg:y2="3.624cm"><text:p/></draw:line></draw:g><draw:g draw:style-name="gr207"><draw:line draw:style-name="gr209" draw:text-style-name="P90" svg:x1="1.862cm" svg:y1="2.381cm" svg:x2="1.656cm" svg:y2="2.587cm"><text:p/></draw:line><draw:line draw:style-name="gr209" draw:text-style-name="P90" svg:x1="1.862cm" svg:y1="2.587cm" svg:x2="1.656cm" svg:y2="2.381cm"><text:p/></draw:line></draw:g><draw:g draw:style-name="gr207"><draw:line draw:style-name="gr209" draw:text-style-name="P90" svg:x1="2.691cm" svg:y1="0.312cm" svg:x2="2.485cm" svg:y2="0.518cm"><text:p/></draw:line><draw:line draw:style-name="gr209" draw:text-style-name="P90" svg:x1="2.691cm" svg:y1="0.518cm" svg:x2="2.485cm" svg:y2="0.312cm"><text:p/></draw:line></draw:g><draw:g draw:style-name="gr207"><draw:line draw:style-name="gr209" draw:text-style-name="P90" svg:x1="0.205cm" svg:y1="4.041cm" svg:x2="0cm" svg:y2="4.247cm"><text:p/></draw:line><draw:line draw:style-name="gr209" draw:text-style-name="P90" svg:x1="0.205cm" svg:y1="4.247cm" svg:x2="0cm" svg:y2="4.041cm"><text:p/></draw:line></draw:g></draw:g></text:p>
                <text:p text:style-name="P59"><text:span text:style-name="Bold_5f_niv2"><text:span text:style-name="T41">G</text:span></text:span><text:span text:style-name="Bold_5f_niv2">raphique 3</text:span></text:p>
                <text:p text:style-name="P63"><draw:g text:anchor-type="as-char" draw:z-index="19" draw:name="Forme11" draw:style-name="gr213"><draw:line draw:style-name="gr196" draw:text-style-name="P90" svg:x1="0.106cm" svg:y1="4.143cm" svg:x2="0.106cm" svg:y2="0cm"><text:p/></draw:line><draw:line draw:style-name="gr196" draw:text-style-name="P90" svg:x1="0.106cm" svg:y1="4.143cm" svg:x2="4.246cm" svg:y2="4.143cm"><text:p/></draw:line><draw:g draw:style-name="gr207"><draw:line draw:style-name="gr195" draw:text-style-name="P90" svg:x1="0.106cm" svg:y1="2.487cm" svg:x2="4.246cm" svg:y2="2.487cm"><text:p/></draw:line><draw:line draw:style-name="gr195" draw:text-style-name="P90" svg:x1="0.106cm" svg:y1="0.834cm" svg:x2="4.246cm" svg:y2="0.834cm"><text:p/></draw:line><draw:line draw:style-name="gr195" draw:text-style-name="P90" svg:x1="0.106cm" svg:y1="1.658cm" svg:x2="4.246cm" svg:y2="1.658cm"><text:p/></draw:line><draw:line draw:style-name="gr195" draw:text-style-name="P90" svg:x1="0.106cm" svg:y1="0cm" svg:x2="4.246cm" svg:y2="0cm"><text:p/></draw:line><draw:line draw:style-name="gr195" draw:text-style-name="P90" svg:x1="0.106cm" svg:y1="3.314cm" svg:x2="4.246cm" svg:y2="3.314cm"><text:p/></draw:line><draw:line draw:style-name="gr195" draw:text-style-name="P90" svg:x1="0.933cm" svg:y1="4.143cm" svg:x2="0.933cm" svg:y2="0cm"><text:p/></draw:line><draw:line draw:style-name="gr195" draw:text-style-name="P90" svg:x1="1.759cm" svg:y1="4.143cm" svg:x2="1.759cm" svg:y2="0cm"><text:p/></draw:line><draw:line draw:style-name="gr195" draw:text-style-name="P90" svg:x1="2.588cm" svg:y1="4.143cm" svg:x2="2.588cm" svg:y2="0cm"><text:p/></draw:line><draw:line draw:style-name="gr195" draw:text-style-name="P90" svg:x1="3.417cm" svg:y1="4.143cm" svg:x2="3.417cm" svg:y2="0cm"><text:p/></draw:line><draw:line draw:style-name="gr195" draw:text-style-name="P90" svg:x1="4.244cm" svg:y1="4.143cm" svg:x2="4.244cm" svg:y2="0cm"><text:p/></draw:line><draw:line draw:style-name="gr195" draw:text-style-name="P90" svg:x1="0.517cm" svg:y1="4.143cm" svg:x2="0.517cm" svg:y2="0cm"><text:p/></draw:line><draw:line draw:style-name="gr195" draw:text-style-name="P90" svg:x1="1.346cm" svg:y1="4.143cm" svg:x2="1.346cm" svg:y2="0cm"><text:p/></draw:line><draw:line draw:style-name="gr195" draw:text-style-name="P90" svg:x1="2.175cm" svg:y1="4.143cm" svg:x2="2.175cm" svg:y2="0cm"><text:p/></draw:line><draw:line draw:style-name="gr195" draw:text-style-name="P90" svg:x1="3.002cm" svg:y1="4.143cm" svg:x2="3.002cm" svg:y2="0cm"><text:p/></draw:line><draw:line draw:style-name="gr195" draw:text-style-name="P90" svg:x1="3.833cm" svg:y1="4.143cm" svg:x2="3.833cm" svg:y2="0cm"><text:p/></draw:line><draw:line draw:style-name="gr195" draw:text-style-name="P90" svg:x1="0.106cm" svg:y1="3.727cm" svg:x2="4.246cm" svg:y2="3.727cm"><text:p/></draw:line><draw:line draw:style-name="gr195" draw:text-style-name="P90" svg:x1="0.106cm" svg:y1="2.898cm" svg:x2="4.246cm" svg:y2="2.898cm"><text:p/></draw:line><draw:line draw:style-name="gr195" draw:text-style-name="P90" svg:x1="0.106cm" svg:y1="2.074cm" svg:x2="4.246cm" svg:y2="2.074cm"><text:p/></draw:line><draw:line draw:style-name="gr195" draw:text-style-name="P90" svg:x1="0.106cm" svg:y1="1.245cm" svg:x2="4.246cm" svg:y2="1.245cm"><text:p/></draw:line><draw:line draw:style-name="gr195" draw:text-style-name="P90" svg:x1="0.106cm" svg:y1="0.416cm" svg:x2="4.246cm" svg:y2="0.416cm"><text:p/></draw:line></draw:g><draw:g draw:style-name="gr207"><draw:line draw:style-name="gr209" draw:text-style-name="P90" svg:x1="1.035cm" svg:y1="2.379cm" svg:x2="0.829cm" svg:y2="2.585cm"><text:p/></draw:line><draw:line draw:style-name="gr209" draw:text-style-name="P90" svg:x1="1.035cm" svg:y1="2.585cm" svg:x2="0.829cm" svg:y2="2.379cm"><text:p/></draw:line></draw:g><draw:g draw:style-name="gr207"><draw:line draw:style-name="gr209" draw:text-style-name="P90" svg:x1="2.692cm" svg:y1="1.55cm" svg:x2="2.487cm" svg:y2="1.758cm"><text:p/></draw:line><draw:line draw:style-name="gr209" draw:text-style-name="P90" svg:x1="2.692cm" svg:y1="1.758cm" svg:x2="2.487cm" svg:y2="1.55cm"><text:p/></draw:line></draw:g><draw:g draw:style-name="gr207"><draw:line draw:style-name="gr209" draw:text-style-name="P90" svg:x1="4.348cm" svg:y1="0.725cm" svg:x2="4.142cm" svg:y2="0.931cm"><text:p/></draw:line><draw:line draw:style-name="gr209" draw:text-style-name="P90" svg:x1="4.348cm" svg:y1="0.931cm" svg:x2="4.142cm" svg:y2="0.725cm"><text:p/></draw:line></draw:g><draw:g draw:style-name="gr207"><draw:line draw:style-name="gr209" draw:text-style-name="P90" svg:x1="0.206cm" svg:y1="2.799cm" svg:x2="0cm" svg:y2="3.005cm"><text:p/></draw:line><draw:line draw:style-name="gr209" draw:text-style-name="P90" svg:x1="0.206cm" svg:y1="3.005cm" svg:x2="0cm" svg:y2="2.799cm"><text:p/></draw:line></draw:g></draw:g></text:p>
                <text:p text:style-name="P59"><text:span text:style-name="Bold_5f_niv2"><text:span text:style-name="T41">G</text:span></text:span><text:span text:style-name="Bold_5f_niv2">raphique 2</text:span></text:p>
                <text:p text:style-name="P64"><text:s text:c="2"/><draw:g text:anchor-type="as-char" draw:z-index="20" draw:name="Forme12" draw:style-name="gr212"><draw:g draw:style-name="gr207"><draw:line draw:style-name="gr196" draw:text-style-name="P90" svg:x1="0.001cm" svg:y1="4.13cm" svg:x2="0.001cm" svg:y2="0.001cm"><text:p/></draw:line><draw:line draw:style-name="gr196" draw:text-style-name="P90" svg:x1="0.001cm" svg:y1="4.131cm" svg:x2="4.13cm" svg:y2="4.131cm"><text:p/></draw:line><draw:g draw:style-name="gr207"><draw:line draw:style-name="gr195" draw:text-style-name="P90" svg:x1="0.001cm" svg:y1="2.48cm" svg:x2="4.13cm" svg:y2="2.48cm"><text:p/></draw:line><draw:line draw:style-name="gr195" draw:text-style-name="P90" svg:x1="0.001cm" svg:y1="0.829cm" svg:x2="4.13cm" svg:y2="0.829cm"><text:p/></draw:line><draw:line draw:style-name="gr195" draw:text-style-name="P90" svg:x1="0.001cm" svg:y1="1.652cm" svg:x2="4.13cm" svg:y2="1.652cm"><text:p/></draw:line><draw:line draw:style-name="gr195" draw:text-style-name="P90" svg:x1="0.001cm" svg:y1="0.001cm" svg:x2="4.13cm" svg:y2="0.001cm"><text:p/></draw:line><draw:line draw:style-name="gr195" draw:text-style-name="P90" svg:x1="0.001cm" svg:y1="3.303cm" svg:x2="4.13cm" svg:y2="3.303cm"><text:p/></draw:line><draw:line draw:style-name="gr195" draw:text-style-name="P90" svg:x1="0.828cm" svg:y1="4.13cm" svg:x2="0.828cm" svg:y2="0.001cm"><text:p/></draw:line><draw:line draw:style-name="gr195" draw:text-style-name="P90" svg:x1="1.652cm" svg:y1="4.13cm" svg:x2="1.652cm" svg:y2="0.001cm"><text:p/></draw:line><draw:line draw:style-name="gr195" draw:text-style-name="P90" svg:x1="2.479cm" svg:y1="4.13cm" svg:x2="2.479cm" svg:y2="0.001cm"><text:p/></draw:line><draw:line draw:style-name="gr195" draw:text-style-name="P90" svg:x1="3.303cm" svg:y1="4.13cm" svg:x2="3.303cm" svg:y2="0.001cm"><text:p/></draw:line><draw:line draw:style-name="gr195" draw:text-style-name="P90" svg:x1="4.13cm" svg:y1="4.13cm" svg:x2="4.13cm" svg:y2="0.001cm"><text:p/></draw:line><draw:line draw:style-name="gr195" draw:text-style-name="P90" svg:x1="0.412cm" svg:y1="4.13cm" svg:x2="0.412cm" svg:y2="0.001cm"><text:p/></draw:line><draw:line draw:style-name="gr195" draw:text-style-name="P90" svg:x1="1.238cm" svg:y1="4.13cm" svg:x2="1.238cm" svg:y2="0.001cm"><text:p/></draw:line><draw:line draw:style-name="gr195" draw:text-style-name="P90" svg:x1="2.063cm" svg:y1="4.13cm" svg:x2="2.063cm" svg:y2="0.001cm"><text:p/></draw:line><draw:line draw:style-name="gr195" draw:text-style-name="P90" svg:x1="2.889cm" svg:y1="4.13cm" svg:x2="2.889cm" svg:y2="0.001cm"><text:p/></draw:line><draw:line draw:style-name="gr195" draw:text-style-name="P90" svg:x1="3.72cm" svg:y1="4.13cm" svg:x2="3.72cm" svg:y2="0.001cm"><text:p/></draw:line><draw:line draw:style-name="gr195" draw:text-style-name="P90" svg:x1="0.001cm" svg:y1="3.72cm" svg:x2="4.13cm" svg:y2="3.72cm"><text:p/></draw:line><draw:line draw:style-name="gr195" draw:text-style-name="P90" svg:x1="0.001cm" svg:y1="2.889cm" svg:x2="4.13cm" svg:y2="2.889cm"><text:p/></draw:line><draw:line draw:style-name="gr195" draw:text-style-name="P90" svg:x1="0.001cm" svg:y1="2.063cm" svg:x2="4.13cm" svg:y2="2.063cm"><text:p/></draw:line><draw:line draw:style-name="gr195" draw:text-style-name="P90" svg:x1="0.001cm" svg:y1="1.238cm" svg:x2="4.13cm" svg:y2="1.238cm"><text:p/></draw:line><draw:line draw:style-name="gr195" draw:text-style-name="P90" svg:x1="0.001cm" svg:y1="0.412cm" svg:x2="4.13cm" svg:y2="0.412cm"><text:p/></draw:line></draw:g></draw:g><draw:g draw:style-name="gr207"><draw:line draw:style-name="gr209" draw:text-style-name="P90" svg:x1="0.928cm" svg:y1="3.406cm" svg:x2="0.723cm" svg:y2="3.611cm"><text:p/></draw:line><draw:line draw:style-name="gr209" draw:text-style-name="P90" svg:x1="0.928cm" svg:y1="3.611cm" svg:x2="0.723cm" svg:y2="3.406cm"><text:p/></draw:line></draw:g><draw:g draw:style-name="gr207"><draw:line draw:style-name="gr209" draw:text-style-name="P90" svg:x1="1.753cm" svg:y1="2.788cm" svg:x2="1.545cm" svg:y2="2.994cm"><text:p/></draw:line><draw:line draw:style-name="gr209" draw:text-style-name="P90" svg:x1="1.753cm" svg:y1="2.994cm" svg:x2="1.545cm" svg:y2="2.788cm"><text:p/></draw:line></draw:g><draw:g draw:style-name="gr207"><draw:line draw:style-name="gr209" draw:text-style-name="P90" svg:x1="4.23cm" svg:y1="0.933cm" svg:x2="4.025cm" svg:y2="1.141cm"><text:p/></draw:line><draw:line draw:style-name="gr209" draw:text-style-name="P90" svg:x1="4.23cm" svg:y1="1.141cm" svg:x2="4.025cm" svg:y2="0.933cm"><text:p/></draw:line></draw:g><draw:g draw:style-name="gr207"><draw:line draw:style-name="gr209" draw:text-style-name="P90" svg:x1="2.579cm" svg:y1="2.173cm" svg:x2="2.374cm" svg:y2="2.378cm"><text:p/></draw:line><draw:line draw:style-name="gr209" draw:text-style-name="P90" svg:x1="2.579cm" svg:y1="2.378cm" svg:x2="2.374cm" svg:y2="2.173cm"><text:p/></draw:line></draw:g></draw:g></text:p>
                <text:p text:style-name="P60"><text:span text:style-name="Bold_5f_niv2"><text:span text:style-name="T41">G</text:span></text:span><text:span text:style-name="Bold_5f_niv2">raphique 4</text:span></text:p>
              </text:list-header>
            </text:list>
          </text:list-item>
        </text:list>
      </text:section>
      <text:list xml:id="list85048495106310" text:continue-list="list85048272335318" text:style-name="liste_5f_abc">
        <text:list-item>
          <text:list>
            <text:list-item>
              <text:p text:style-name="P73">Parmi les graphiques ci-dessus, quels sont ceux susceptibles de représenter une situation de proportionnalité ? Justifie.</text:p>
            </text:list-item>
          </text:list>
        </text:list-item>
      </text:list>
      <text:list xml:id="list85047843885405" text:continue-list="list2195981925" text:style-name="_5f_Numérotation_20_des_20_exercices_20_livrets">
        <text:list-header>
          <text:p text:style-name="P40"><text:span text:style-name="_5f_pointillés_20_gris"><text:span text:style-name="T14"><text:tab/></text:span></text:span></text:p>
          <text:p text:style-name="P36"><text:span text:style-name="_5f_pointillés_20_gris"><text:span text:style-name="T14"><text:tab/></text:span></text:span></text:p>
          <text:p text:style-name="P36"><text:span text:style-name="_5f_pointillés_20_gris"><text:span text:style-name="T14"><text:tab/></text:span></text:span></text:p>
          <text:p text:style-name="P36"><text:span text:style-name="_5f_pointillés_20_gris"><text:span text:style-name="T14"><text:tab/></text:span></text:span></text:p>
        </text:list-header>
      </text:list>
      <text:list xml:id="list85048392903704" text:continue-list="list85048495106310" text:style-name="liste_5f_abc">
        <text:list-item>
          <text:list>
            <text:list-item>
              <text:p text:style-name="P65">Parmi les graphiques <text:span text:style-name="T41">précédents</text:span>, quels sont ceux qui ne peuvent pas représenter une situation de proportionnalité ? Pourquoi ?</text:p>
            </text:list-item>
          </text:list>
        </text:list-item>
      </text:list>
      <text:list xml:id="list85048244465160" text:continue-list="list85047843885405" text:style-name="_5f_Numérotation_20_des_20_exercices_20_livrets">
        <text:list-header>
          <text:p text:style-name="P36"><text:span text:style-name="_5f_pointillés_20_gris"><text:span text:style-name="T14"><text:tab/></text:span></text:span></text:p>
          <text:p text:style-name="P36"><text:span text:style-name="_5f_pointillés_20_gris"><text:span text:style-name="T14"><text:tab/></text:span></text:span></text:p>
          <text:p text:style-name="P36"><text:span text:style-name="_5f_pointillés_20_gris"><text:span text:style-name="T14"><text:tab/></text:span></text:span></text:p>
          <text:p text:style-name="P36"><text:span text:style-name="_5f_pointillés_20_gris"><text:span text:style-name="T14"><text:tab/></text:span></text:span></text:p>
          <text:p text:style-name="P36"><text:span text:style-name="_5f_pointillés_20_gris"><text:span text:style-name="T14"><text:tab/></text:span></text:span></text:p>
        </text:list-header>
      </text:list>
      <text:list xml:id="list85047615464483" text:continue-list="list3089734236" text:style-name="Num_5f_Exo">
        <text:list-item>
          <text:list>
            <text:list-item>
              <text:list>
                <text:list-item>
                  <text:list>
                    <text:list-item>
                      <text:h text:style-name="P31" text:outline-level="1"> Corinne n’a pas terminé les représentations graphiques de situations de proportionnalité.<text:line-break/>Elle a commencé les graphiques ci‑dessous. Aide‑la à terminer son travail. </text:h>
                    </text:list-item>
                  </text:list>
                </text:list-item>
              </text:list>
            </text:list-item>
          </text:list>
        </text:list-item>
      </text:list>
      <text:list xml:id="list85047537092755" text:continue-list="list85048244465160" text:style-name="_5f_Numérotation_20_des_20_exercices_20_livrets">
        <text:list-header>
          <text:p text:style-name="P56"><draw:g text:anchor-type="as-char" draw:z-index="21" draw:name="Forme13" draw:style-name="gr199"><draw:g draw:style-name="gr207"><draw:line draw:style-name="gr196" draw:text-style-name="P97" svg:x1="0.708cm" svg:y1="3.752cm" svg:x2="0.708cm" svg:y2="-0.001cm"><text:p/></draw:line><draw:line draw:style-name="gr196" draw:text-style-name="P97" svg:x1="0.708cm" svg:y1="3.755cm" svg:x2="8.018cm" svg:y2="3.755cm"><text:p/></draw:line><draw:line draw:style-name="gr195" draw:text-style-name="P97" svg:x1="0.708cm" svg:y1="2.552cm" svg:x2="8.018cm" svg:y2="2.552cm"><text:p/></draw:line><draw:line draw:style-name="gr195" draw:text-style-name="P97" svg:x1="0.708cm" svg:y1="1.349cm" svg:x2="8.018cm" svg:y2="1.349cm"><text:p/></draw:line><draw:line draw:style-name="gr195" draw:text-style-name="P97" svg:x1="0.708cm" svg:y1="1.954cm" svg:x2="8.018cm" svg:y2="1.954cm"><text:p/></draw:line><draw:line draw:style-name="gr195" draw:text-style-name="P97" svg:x1="0.708cm" svg:y1="0.751cm" svg:x2="8.018cm" svg:y2="0.751cm"><text:p/></draw:line><draw:line draw:style-name="gr195" draw:text-style-name="P97" svg:x1="0.708cm" svg:y1="3.152cm" svg:x2="8.018cm" svg:y2="3.152cm"><text:p/></draw:line><draw:line draw:style-name="gr195" draw:text-style-name="P97" svg:x1="1.439cm" svg:y1="3.752cm" svg:x2="1.439cm" svg:y2="-0.001cm"><text:p/></draw:line><draw:line draw:style-name="gr195" draw:text-style-name="P97" svg:x1="2.171cm" svg:y1="3.752cm" svg:x2="2.171cm" svg:y2="-0.001cm"><text:p/></draw:line><draw:line draw:style-name="gr195" draw:text-style-name="P97" svg:x1="2.899cm" svg:y1="3.752cm" svg:x2="2.899cm" svg:y2="-0.001cm"><text:p/></draw:line><draw:line draw:style-name="gr195" draw:text-style-name="P97" svg:x1="3.63cm" svg:y1="3.752cm" svg:x2="3.63cm" svg:y2="-0.001cm"><text:p/></draw:line><draw:line draw:style-name="gr195" draw:text-style-name="P97" svg:x1="4.362cm" svg:y1="3.752cm" svg:x2="4.362cm" svg:y2="-0.001cm"><text:p/></draw:line><draw:line draw:style-name="gr195" draw:text-style-name="P97" svg:x1="1.073cm" svg:y1="3.752cm" svg:x2="1.073cm" svg:y2="-0.001cm"><text:p/></draw:line><draw:line draw:style-name="gr195" draw:text-style-name="P97" svg:x1="1.804cm" svg:y1="3.752cm" svg:x2="1.804cm" svg:y2="-0.001cm"><text:p/></draw:line><draw:line draw:style-name="gr195" draw:text-style-name="P97" svg:x1="2.536cm" svg:y1="3.752cm" svg:x2="2.536cm" svg:y2="-0.001cm"><text:p/></draw:line><draw:line draw:style-name="gr195" draw:text-style-name="P97" svg:x1="3.268cm" svg:y1="3.752cm" svg:x2="3.268cm" svg:y2="-0.001cm"><text:p/></draw:line><draw:line draw:style-name="gr195" draw:text-style-name="P97" svg:x1="3.998cm" svg:y1="3.752cm" svg:x2="3.998cm" svg:y2="-0.001cm"><text:p/></draw:line><draw:line draw:style-name="gr195" draw:text-style-name="P97" svg:x1="0.708cm" svg:y1="3.452cm" svg:x2="8.018cm" svg:y2="3.452cm"><text:p/></draw:line><draw:line draw:style-name="gr195" draw:text-style-name="P97" svg:x1="0.708cm" svg:y1="2.847cm" svg:x2="8.018cm" svg:y2="2.847cm"><text:p/></draw:line><draw:line draw:style-name="gr195" draw:text-style-name="P97" svg:x1="0.708cm" svg:y1="2.249cm" svg:x2="8.018cm" svg:y2="2.249cm"><text:p/></draw:line><draw:line draw:style-name="gr195" draw:text-style-name="P97" svg:x1="0.708cm" svg:y1="1.65cm" svg:x2="8.018cm" svg:y2="1.65cm"><text:p/></draw:line><draw:line draw:style-name="gr195" draw:text-style-name="P97" svg:x1="0.708cm" svg:y1="1.051cm" svg:x2="8.018cm" svg:y2="1.051cm"><text:p/></draw:line><draw:line draw:style-name="gr195" draw:text-style-name="P97" svg:x1="4.728cm" svg:y1="3.752cm" svg:x2="4.728cm" svg:y2="-0.001cm"><text:p/></draw:line><draw:line draw:style-name="gr195" draw:text-style-name="P97" svg:x1="5.095cm" svg:y1="3.752cm" svg:x2="5.095cm" svg:y2="-0.001cm"><text:p/></draw:line><draw:line draw:style-name="gr195" draw:text-style-name="P97" svg:x1="5.459cm" svg:y1="3.752cm" svg:x2="5.459cm" svg:y2="-0.001cm"><text:p/></draw:line><draw:line draw:style-name="gr195" draw:text-style-name="P97" svg:x1="5.825cm" svg:y1="3.752cm" svg:x2="5.825cm" svg:y2="-0.001cm"><text:p/></draw:line><draw:line draw:style-name="gr195" draw:text-style-name="P97" svg:x1="6.189cm" svg:y1="3.752cm" svg:x2="6.189cm" svg:y2="-0.001cm"><text:p/></draw:line><draw:line draw:style-name="gr195" draw:text-style-name="P97" svg:x1="6.556cm" svg:y1="3.752cm" svg:x2="6.556cm" svg:y2="-0.001cm"><text:p/></draw:line><draw:line draw:style-name="gr195" draw:text-style-name="P97" svg:x1="6.919cm" svg:y1="3.752cm" svg:x2="6.919cm" svg:y2="-0.001cm"><text:p/></draw:line><draw:line draw:style-name="gr195" draw:text-style-name="P97" svg:x1="7.288cm" svg:y1="3.752cm" svg:x2="7.288cm" svg:y2="-0.001cm"><text:p/></draw:line><draw:line draw:style-name="gr195" draw:text-style-name="P97" svg:x1="7.65cm" svg:y1="3.752cm" svg:x2="7.65cm" svg:y2="-0.001cm"><text:p/></draw:line><draw:line draw:style-name="gr195" draw:text-style-name="P97" svg:x1="8.02cm" svg:y1="3.752cm" svg:x2="8.02cm" svg:y2="-0.001cm"><text:p/></draw:line><draw:line draw:style-name="gr195" draw:text-style-name="P97" svg:x1="0.708cm" svg:y1="0.453cm" svg:x2="8.018cm" svg:y2="0.453cm"><text:p/></draw:line><draw:line draw:style-name="gr195" draw:text-style-name="P97" svg:x1="0.708cm" svg:y1="0.147cm" svg:x2="8.018cm" svg:y2="0.147cm"><text:p/></draw:line><draw:frame draw:style-name="gr193" draw:text-style-name="P96" svg:width="0.708cm" svg:height="0.623cm" svg:x="0.342cm" svg:y="3.734cm"><draw:text-box><text:p text:style-name="P84"><text:span text:style-name="T56">0</text:span></text:p></draw:text-box></draw:frame><draw:frame draw:style-name="gr193" draw:text-style-name="P96" svg:width="0.708cm" svg:height="0.623cm" svg:x="1.083cm" svg:y="3.734cm"><draw:text-box><text:p text:style-name="P84"><text:span text:style-name="T56">5</text:span></text:p></draw:text-box></draw:frame><draw:frame draw:style-name="gr208" draw:text-style-name="P96" svg:width="0.809cm" svg:height="0.623cm" svg:x="1.804cm" svg:y="3.734cm"><draw:text-box><text:p text:style-name="P84"><text:span text:style-name="T56">...</text:span></text:p></draw:text-box></draw:frame><draw:frame draw:style-name="gr208" draw:text-style-name="P96" svg:width="0.809cm" svg:height="0.623cm" svg:x="2.535cm" svg:y="3.734cm"><draw:text-box><text:p text:style-name="P84"><text:span text:style-name="T56">...</text:span></text:p></draw:text-box></draw:frame><draw:frame draw:style-name="gr208" draw:text-style-name="P96" svg:width="0.809cm" svg:height="0.623cm" svg:x="3.268cm" svg:y="3.734cm"><draw:text-box><text:p text:style-name="P84"><text:span text:style-name="T56">...</text:span></text:p></draw:text-box></draw:frame><draw:frame draw:style-name="gr208" draw:text-style-name="P96" svg:width="0.809cm" svg:height="0.623cm" svg:x="3.999cm" svg:y="3.734cm"><draw:text-box><text:p text:style-name="P84"><text:span text:style-name="T56">...</text:span></text:p></draw:text-box></draw:frame><draw:frame draw:style-name="gr208" draw:text-style-name="P96" svg:width="0.809cm" svg:height="0.623cm" svg:x="4.731cm" svg:y="3.734cm"><draw:text-box><text:p text:style-name="P84"><text:span text:style-name="T56">...</text:span></text:p></draw:text-box></draw:frame><draw:frame draw:style-name="gr208" draw:text-style-name="P96" svg:width="0.809cm" svg:height="0.623cm" svg:x="5.461cm" svg:y="3.734cm"><draw:text-box><text:p text:style-name="P84"><text:span text:style-name="T56">...</text:span></text:p></draw:text-box></draw:frame><draw:frame draw:style-name="gr208" draw:text-style-name="P96" svg:width="0.809cm" svg:height="0.623cm" svg:x="6.191cm" svg:y="3.734cm"><draw:text-box><text:p text:style-name="P84"><text:span text:style-name="T56">...</text:span></text:p></draw:text-box></draw:frame><draw:frame draw:style-name="gr208" draw:text-style-name="P96" svg:width="0.809cm" svg:height="0.623cm" svg:x="6.923cm" svg:y="3.734cm"><draw:text-box><text:p text:style-name="P84"><text:span text:style-name="T56">...</text:span></text:p></draw:text-box></draw:frame><draw:frame draw:style-name="gr208" draw:text-style-name="P96" svg:width="0.809cm" svg:height="0.623cm" svg:x="0.069cm" svg:y="2.909cm"><draw:text-box><text:p text:style-name="P84"><text:span text:style-name="T56">...</text:span></text:p></draw:text-box></draw:frame><draw:frame draw:style-name="gr194" draw:text-style-name="P96" svg:width="0.909cm" svg:height="0.623cm" svg:x="0cm" svg:y="2.281cm"><draw:text-box><text:p text:style-name="P84"><text:span text:style-name="T56">20</text:span></text:p></draw:text-box></draw:frame><draw:frame draw:style-name="gr208" draw:text-style-name="P96" svg:width="0.809cm" svg:height="0.623cm" svg:x="0.069cm" svg:y="1.707cm"><draw:text-box><text:p text:style-name="P84"><text:span text:style-name="T56">...</text:span></text:p></draw:text-box></draw:frame><draw:frame draw:style-name="gr208" draw:text-style-name="P96" svg:width="0.809cm" svg:height="0.623cm" svg:x="0.069cm" svg:y="1.108cm"><draw:text-box><text:p text:style-name="P84"><text:span text:style-name="T56">...</text:span></text:p></draw:text-box></draw:frame><draw:frame draw:style-name="gr208" draw:text-style-name="P96" svg:width="0.809cm" svg:height="0.623cm" svg:x="0.069cm" svg:y="0.506cm"><draw:text-box><text:p text:style-name="P84"><text:span text:style-name="T56">...</text:span></text:p></draw:text-box></draw:frame><draw:g draw:style-name="gr207"><draw:line draw:style-name="gr209" draw:text-style-name="P97" svg:x1="4.453cm" svg:y1="2.478cm" svg:x2="4.27cm" svg:y2="2.628cm"><text:p/></draw:line><draw:line draw:style-name="gr209" draw:text-style-name="P97" svg:x1="4.453cm" svg:y1="2.628cm" svg:x2="4.27cm" svg:y2="2.478cm"><text:p/></draw:line></draw:g></draw:g><draw:line draw:style-name="gr211" draw:text-style-name="P99" svg:x1="0.654cm" svg:y1="3.164cm" svg:x2="0.794cm" svg:y2="3.164cm"><text:p/></draw:line><draw:line draw:style-name="gr211" draw:text-style-name="P99" svg:x1="1.45cm" svg:y1="3.829cm" svg:x2="1.45cm" svg:y2="3.688cm"><text:p/></draw:line></draw:g></text:p>
          <text:p text:style-name="P66"><text:span text:style-name="_5f_pointillés_20_gris"><text:span text:style-name="T14"><draw:g text:anchor-type="as-char" draw:z-index="22" draw:name="Forme14" draw:style-name="gr199"><draw:g draw:style-name="gr207"><draw:frame draw:style-name="gr193" draw:text-style-name="P96" svg:width="0.708cm" svg:height="0.623cm" svg:x="0.277cm" svg:y="3.953cm"><draw:text-box><text:p text:style-name="P84"><text:span text:style-name="T56">0</text:span></text:p></draw:text-box></draw:frame><draw:frame draw:style-name="gr208" draw:text-style-name="P96" svg:width="0.809cm" svg:height="0.623cm" svg:x="1.009cm" svg:y="3.953cm"><draw:text-box><text:p text:style-name="P84"><text:span text:style-name="T56">...</text:span></text:p></draw:text-box></draw:frame><draw:frame draw:style-name="gr208" draw:text-style-name="P96" svg:width="0.809cm" svg:height="0.623cm" svg:x="1.76cm" svg:y="3.953cm"><draw:text-box><text:p text:style-name="P84"><text:span text:style-name="T56">...</text:span></text:p></draw:text-box></draw:frame><draw:frame draw:style-name="gr208" draw:text-style-name="P96" svg:width="0.809cm" svg:height="0.623cm" svg:x="2.505cm" svg:y="3.953cm"><draw:text-box><text:p text:style-name="P84"><text:span text:style-name="T56">...</text:span></text:p></draw:text-box></draw:frame><draw:frame draw:style-name="gr208" draw:text-style-name="P96" svg:width="0.809cm" svg:height="0.623cm" svg:x="3.247cm" svg:y="3.953cm"><draw:text-box><text:p text:style-name="P84"><text:span text:style-name="T56">...</text:span></text:p></draw:text-box></draw:frame><draw:frame draw:style-name="gr208" draw:text-style-name="P96" svg:width="0.809cm" svg:height="0.623cm" svg:x="3.99cm" svg:y="3.953cm"><draw:text-box><text:p text:style-name="P84"><text:span text:style-name="T56">...</text:span></text:p></draw:text-box></draw:frame><draw:frame draw:style-name="gr208" draw:text-style-name="P96" svg:width="0.809cm" svg:height="0.623cm" svg:x="4.731cm" svg:y="3.953cm"><draw:text-box><text:p text:style-name="P84"><text:span text:style-name="T56">...</text:span></text:p></draw:text-box></draw:frame><draw:frame draw:style-name="gr208" draw:text-style-name="P96" svg:width="0.809cm" svg:height="0.623cm" svg:x="5.475cm" svg:y="3.953cm"><draw:text-box><text:p text:style-name="P84"><text:span text:style-name="T56">...</text:span></text:p></draw:text-box></draw:frame><draw:frame draw:style-name="gr208" draw:text-style-name="P96" svg:width="0.809cm" svg:height="0.623cm" svg:x="6.216cm" svg:y="3.953cm"><draw:text-box><text:p text:style-name="P84"><text:span text:style-name="T56">...</text:span></text:p></draw:text-box></draw:frame><draw:frame draw:style-name="gr208" draw:text-style-name="P96" svg:width="0.809cm" svg:height="0.623cm" svg:x="6.959cm" svg:y="3.953cm"><draw:text-box><text:p text:style-name="P84"><text:span text:style-name="T56">...</text:span></text:p></draw:text-box></draw:frame><draw:line draw:style-name="gr195" draw:text-style-name="P97" svg:x1="0.647cm" svg:y1="2.699cm" svg:x2="8.069cm" svg:y2="2.699cm"><text:p/></draw:line><draw:line draw:style-name="gr195" draw:text-style-name="P97" svg:x1="0.647cm" svg:y1="1.429cm" svg:x2="8.069cm" svg:y2="1.429cm"><text:p/></draw:line><draw:line draw:style-name="gr195" draw:text-style-name="P97" svg:x1="0.647cm" svg:y1="2.064cm" svg:x2="8.069cm" svg:y2="2.064cm"><text:p/></draw:line><draw:line draw:style-name="gr195" draw:text-style-name="P97" svg:x1="0.647cm" svg:y1="0.794cm" svg:x2="8.069cm" svg:y2="0.794cm"><text:p/></draw:line><draw:line draw:style-name="gr195" draw:text-style-name="P97" svg:x1="0.647cm" svg:y1="3.334cm" svg:x2="8.069cm" svg:y2="3.334cm"><text:p/></draw:line><draw:line draw:style-name="gr195" draw:text-style-name="P97" svg:x1="1.39cm" svg:y1="3.974cm" svg:x2="1.39cm" svg:y2="-0.001cm"><text:p/></draw:line><draw:line draw:style-name="gr195" draw:text-style-name="P97" svg:x1="2.131cm" svg:y1="3.974cm" svg:x2="2.131cm" svg:y2="-0.001cm"><text:p/></draw:line><draw:line draw:style-name="gr195" draw:text-style-name="P97" svg:x1="2.872cm" svg:y1="3.974cm" svg:x2="2.872cm" svg:y2="-0.001cm"><text:p/></draw:line><draw:line draw:style-name="gr195" draw:text-style-name="P97" svg:x1="3.616cm" svg:y1="3.974cm" svg:x2="3.616cm" svg:y2="-0.001cm"><text:p/></draw:line><draw:line draw:style-name="gr195" draw:text-style-name="P97" svg:x1="4.357cm" svg:y1="3.974cm" svg:x2="4.357cm" svg:y2="-0.001cm"><text:p/></draw:line><draw:line draw:style-name="gr195" draw:text-style-name="P97" svg:x1="1.018cm" svg:y1="3.974cm" svg:x2="1.018cm" svg:y2="-0.001cm"><text:p/></draw:line><draw:line draw:style-name="gr195" draw:text-style-name="P97" svg:x1="1.759cm" svg:y1="3.974cm" svg:x2="1.759cm" svg:y2="-0.001cm"><text:p/></draw:line><draw:line draw:style-name="gr195" draw:text-style-name="P97" svg:x1="2.505cm" svg:y1="3.974cm" svg:x2="2.505cm" svg:y2="-0.001cm"><text:p/></draw:line><draw:line draw:style-name="gr195" draw:text-style-name="P97" svg:x1="3.246cm" svg:y1="3.974cm" svg:x2="3.246cm" svg:y2="-0.001cm"><text:p/></draw:line><draw:line draw:style-name="gr195" draw:text-style-name="P97" svg:x1="3.988cm" svg:y1="3.974cm" svg:x2="3.988cm" svg:y2="-0.001cm"><text:p/></draw:line><draw:line draw:style-name="gr195" draw:text-style-name="P97" svg:x1="0.647cm" svg:y1="3.655cm" svg:x2="8.069cm" svg:y2="3.655cm"><text:p/></draw:line><draw:line draw:style-name="gr195" draw:text-style-name="P97" svg:x1="0.647cm" svg:y1="3.019cm" svg:x2="8.069cm" svg:y2="3.019cm"><text:p/></draw:line><draw:line draw:style-name="gr195" draw:text-style-name="P97" svg:x1="0.647cm" svg:y1="2.385cm" svg:x2="8.069cm" svg:y2="2.385cm"><text:p/></draw:line><draw:line draw:style-name="gr195" draw:text-style-name="P97" svg:x1="0.647cm" svg:y1="1.748cm" svg:x2="8.069cm" svg:y2="1.748cm"><text:p/></draw:line><draw:line draw:style-name="gr195" draw:text-style-name="P97" svg:x1="0.647cm" svg:y1="1.115cm" svg:x2="8.069cm" svg:y2="1.115cm"><text:p/></draw:line><draw:line draw:style-name="gr195" draw:text-style-name="P97" svg:x1="4.729cm" svg:y1="3.974cm" svg:x2="4.729cm" svg:y2="-0.001cm"><text:p/></draw:line><draw:line draw:style-name="gr195" draw:text-style-name="P97" svg:x1="5.101cm" svg:y1="3.974cm" svg:x2="5.101cm" svg:y2="-0.001cm"><text:p/></draw:line><draw:line draw:style-name="gr195" draw:text-style-name="P97" svg:x1="5.472cm" svg:y1="3.974cm" svg:x2="5.472cm" svg:y2="-0.001cm"><text:p/></draw:line><draw:line draw:style-name="gr195" draw:text-style-name="P97" svg:x1="5.844cm" svg:y1="3.974cm" svg:x2="5.844cm" svg:y2="-0.001cm"><text:p/></draw:line><draw:line draw:style-name="gr195" draw:text-style-name="P97" svg:x1="6.211cm" svg:y1="3.974cm" svg:x2="6.211cm" svg:y2="-0.001cm"><text:p/></draw:line><draw:line draw:style-name="gr195" draw:text-style-name="P97" svg:x1="6.585cm" svg:y1="3.974cm" svg:x2="6.585cm" svg:y2="-0.001cm"><text:p/></draw:line><draw:line draw:style-name="gr195" draw:text-style-name="P97" svg:x1="6.955cm" svg:y1="3.974cm" svg:x2="6.955cm" svg:y2="-0.001cm"><text:p/></draw:line><draw:line draw:style-name="gr195" draw:text-style-name="P97" svg:x1="7.329cm" svg:y1="3.974cm" svg:x2="7.329cm" svg:y2="-0.001cm"><text:p/></draw:line><draw:line draw:style-name="gr195" draw:text-style-name="P97" svg:x1="7.696cm" svg:y1="3.974cm" svg:x2="7.696cm" svg:y2="-0.001cm"><text:p/></draw:line><draw:line draw:style-name="gr195" draw:text-style-name="P97" svg:x1="8.07cm" svg:y1="3.974cm" svg:x2="8.07cm" svg:y2="-0.001cm"><text:p/></draw:line><draw:line draw:style-name="gr195" draw:text-style-name="P97" svg:x1="0.647cm" svg:y1="0.477cm" svg:x2="8.069cm" svg:y2="0.477cm"><text:p/></draw:line><draw:line draw:style-name="gr195" draw:text-style-name="P97" svg:x1="0.647cm" svg:y1="0.159cm" svg:x2="8.069cm" svg:y2="0.159cm"><text:p/></draw:line><draw:frame draw:style-name="gr208" draw:text-style-name="P96" svg:width="0.809cm" svg:height="0.623cm" svg:x="0cm" svg:y="3.082cm"><draw:text-box><text:p text:style-name="P84"><text:span text:style-name="T56">...</text:span></text:p></draw:text-box></draw:frame><draw:frame draw:style-name="gr208" draw:text-style-name="P96" svg:width="0.809cm" svg:height="0.623cm" svg:x="0cm" svg:y="2.447cm"><draw:text-box><text:p text:style-name="P84"><text:span text:style-name="T56">...</text:span></text:p></draw:text-box></draw:frame><draw:frame draw:style-name="gr208" draw:text-style-name="P96" svg:width="0.809cm" svg:height="0.623cm" svg:x="0cm" svg:y="1.81cm"><draw:text-box><text:p text:style-name="P84"><text:span text:style-name="T56">...</text:span></text:p></draw:text-box></draw:frame><draw:frame draw:style-name="gr208" draw:text-style-name="P96" svg:width="0.809cm" svg:height="0.623cm" svg:x="0cm" svg:y="1.173cm"><draw:text-box><text:p text:style-name="P84"><text:span text:style-name="T56">...</text:span></text:p></draw:text-box></draw:frame><draw:frame draw:style-name="gr208" draw:text-style-name="P96" svg:width="0.809cm" svg:height="0.623cm" svg:x="0cm" svg:y="0.538cm"><draw:text-box><text:p text:style-name="P84"><text:span text:style-name="T56">...</text:span></text:p></draw:text-box></draw:frame><draw:g draw:style-name="gr207"><draw:line draw:style-name="gr209" draw:text-style-name="P97" svg:x1="4.452cm" svg:y1="1.988cm" svg:x2="4.265cm" svg:y2="2.147cm"><text:p/></draw:line><draw:line draw:style-name="gr209" draw:text-style-name="P97" svg:x1="4.452cm" svg:y1="2.147cm" svg:x2="4.265cm" svg:y2="1.988cm"><text:p/></draw:line></draw:g><draw:frame draw:style-name="gr210" draw:text-style-name="P98" svg:width="1.687cm" svg:height="0.373cm" svg:x="4.546cm" svg:y="1.785cm"><draw:text-box><text:p text:style-name="P84"><text:span text:style-name="T56">(10 ; 15)</text:span></text:p></draw:text-box></draw:frame><draw:line draw:style-name="gr196" draw:text-style-name="P97" svg:x1="0.637cm" svg:y1="3.997cm" svg:x2="0.637cm" svg:y2="0.023cm"><text:p/></draw:line><draw:line draw:style-name="gr196" draw:text-style-name="P97" svg:x1="0.637cm" svg:y1="3.995cm" svg:x2="8.059cm" svg:y2="3.995cm"><text:p/></draw:line></draw:g><draw:line draw:style-name="gr211" draw:text-style-name="P99" svg:x1="0.581cm" svg:y1="3.348cm" svg:x2="0.722cm" svg:y2="3.348cm"><text:p/></draw:line><draw:line draw:style-name="gr211" draw:text-style-name="P99" svg:x1="1.392cm" svg:y1="4.055cm" svg:x2="1.392cm" svg:y2="3.914cm"><text:p/></draw:line></draw:g></text:span></text:span></text:p>
        </text:list-header>
      </text:list>
      <table:table table:name="Tableau11" table:style-name="Tableau11">
        <table:table-column table:style-name="Tableau11.A"/>
        <table:table-column table:style-name="Tableau11.B"/>
        <table:table-row table:style-name="Tableau11.1">
          <table:table-cell office:value-type="string">
            <text:list xml:id="list85049231674340" text:continue-list="list85047615464483" text:style-name="Num_5f_Exo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32" text:outline-level="1"> Un drôle d’épicier utilise le graphique suivant pour indiquer le prix de ses oranges aux clients.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xml:id="list85049008517234" text:continue-list="list85048392903704" text:style-name="liste_5f_abc">
              <text:list-item>
                <text:list>
                  <text:list-item text:start-value="1">
                    <text:p text:style-name="P38"><text:span text:style-name="_5f_pointillés_20_gris"><text:span text:style-name="T24">Que</text:span></text:span><text:span text:style-name="_5f_pointillés_20_gris"><text:span text:style-name="T25">l</text:span></text:span><text:span text:style-name="_5f_pointillés_20_gris"><text:span text:style-name="T24">l</text:span></text:span><text:span text:style-name="_5f_pointillés_20_gris"><text:span text:style-name="T25">e masse</text:span></text:span><text:span text:style-name="_5f_pointillés_20_gris"><text:span text:style-name="T20"> d’orange</text:span></text:span><text:span text:style-name="_5f_pointillés_20_gris"><text:span text:style-name="T21">s</text:span></text:span><text:span text:style-name="_5f_pointillés_20_gris"><text:span text:style-name="T20"> peut-on acheter avec</text:span></text:span><text:span text:style-name="_5f_pointillés_20_gris"><text:span text:style-name="T19"> </text:span></text:span><text:span text:style-name="_5f_pointillés_20_gris"><text:span text:style-name="T20">8 € ?</text:span></text:span></text:p>
                  </text:list-item>
                </text:list>
              </text:list-item>
            </text:list>
          </table:table-cell>
          <table:table-cell office:value-type="string">
            <text:p text:style-name="P24"><draw:g text:anchor-type="as-char" draw:z-index="23" draw:name="Forme15" draw:style-name="gr199"><draw:line draw:style-name="gr196" draw:text-style-name="P93" svg:x1="0.713cm" svg:y1="3.8cm" svg:x2="0.713cm" svg:y2="0.102cm"><text:p/></draw:line><draw:line draw:style-name="gr196" draw:text-style-name="P93" svg:x1="0.713cm" svg:y1="3.793cm" svg:x2="4.743cm" svg:y2="3.793cm"><text:p/></draw:line><draw:line draw:style-name="gr195" draw:text-style-name="P93" svg:x1="0.713cm" svg:y1="2.313cm" svg:x2="4.743cm" svg:y2="2.313cm"><text:p/></draw:line><draw:line draw:style-name="gr195" draw:text-style-name="P93" svg:x1="0.713cm" svg:y1="0.841cm" svg:x2="4.743cm" svg:y2="0.841cm"><text:p/></draw:line><draw:line draw:style-name="gr195" draw:text-style-name="P93" svg:x1="0.713cm" svg:y1="1.58cm" svg:x2="4.743cm" svg:y2="1.58cm"><text:p/></draw:line><draw:line draw:style-name="gr195" draw:text-style-name="P93" svg:x1="0.713cm" svg:y1="0.102cm" svg:x2="4.743cm" svg:y2="0.102cm"><text:p/></draw:line><draw:line draw:style-name="gr195" draw:text-style-name="P93" svg:x1="0.713cm" svg:y1="3.053cm" svg:x2="4.743cm" svg:y2="3.053cm"><text:p/></draw:line><draw:line draw:style-name="gr195" draw:text-style-name="P93" svg:x1="1.522cm" svg:y1="3.8cm" svg:x2="1.522cm" svg:y2="0.102cm"><text:p/></draw:line><draw:line draw:style-name="gr195" draw:text-style-name="P93" svg:x1="2.327cm" svg:y1="3.8cm" svg:x2="2.327cm" svg:y2="0.102cm"><text:p/></draw:line><draw:line draw:style-name="gr195" draw:text-style-name="P93" svg:x1="3.133cm" svg:y1="3.8cm" svg:x2="3.133cm" svg:y2="0.102cm"><text:p/></draw:line><draw:line draw:style-name="gr195" draw:text-style-name="P93" svg:x1="3.941cm" svg:y1="3.8cm" svg:x2="3.941cm" svg:y2="0.102cm"><text:p/></draw:line><draw:line draw:style-name="gr195" draw:text-style-name="P93" svg:x1="4.744cm" svg:y1="3.8cm" svg:x2="4.744cm" svg:y2="0.102cm"><text:p/></draw:line><draw:line draw:style-name="gr195" draw:text-style-name="P93" svg:x1="1.117cm" svg:y1="3.8cm" svg:x2="1.117cm" svg:y2="0.102cm"><text:p/></draw:line><draw:line draw:style-name="gr195" draw:text-style-name="P93" svg:x1="1.923cm" svg:y1="3.8cm" svg:x2="1.923cm" svg:y2="0.102cm"><text:p/></draw:line><draw:line draw:style-name="gr195" draw:text-style-name="P93" svg:x1="2.732cm" svg:y1="3.8cm" svg:x2="2.732cm" svg:y2="0.102cm"><text:p/></draw:line><draw:line draw:style-name="gr195" draw:text-style-name="P93" svg:x1="3.537cm" svg:y1="3.8cm" svg:x2="3.537cm" svg:y2="0.102cm"><text:p/></draw:line><draw:line draw:style-name="gr195" draw:text-style-name="P93" svg:x1="4.341cm" svg:y1="3.8cm" svg:x2="4.341cm" svg:y2="0.102cm"><text:p/></draw:line><draw:line draw:style-name="gr195" draw:text-style-name="P93" svg:x1="0.713cm" svg:y1="3.428cm" svg:x2="4.743cm" svg:y2="3.428cm"><text:p/></draw:line><draw:line draw:style-name="gr195" draw:text-style-name="P93" svg:x1="0.713cm" svg:y1="2.686cm" svg:x2="4.743cm" svg:y2="2.686cm"><text:p/></draw:line><draw:line draw:style-name="gr195" draw:text-style-name="P93" svg:x1="0.713cm" svg:y1="1.947cm" svg:x2="4.743cm" svg:y2="1.947cm"><text:p/></draw:line><draw:line draw:style-name="gr195" draw:text-style-name="P93" svg:x1="0.713cm" svg:y1="1.208cm" svg:x2="4.743cm" svg:y2="1.208cm"><text:p/></draw:line><draw:line draw:style-name="gr195" draw:text-style-name="P93" svg:x1="0.713cm" svg:y1="0.47cm" svg:x2="4.743cm" svg:y2="0.47cm"><text:p/></draw:line><draw:frame draw:style-name="gr204" draw:text-style-name="P94" svg:width="0.444cm" svg:height="0.373cm" svg:x="4.343cm" svg:y="3.926cm"><draw:text-box><text:p text:style-name="P84"><text:span text:style-name="T55">kg</text:span></text:p></draw:text-box></draw:frame><draw:frame draw:style-name="gr197" draw:text-style-name="P94" svg:width="0.81cm" svg:height="0.623cm" svg:x="0cm" svg:y="0cm"><draw:text-box><text:p text:style-name="P84"><text:span text:style-name="T55">€</text:span></text:p></draw:text-box></draw:frame><draw:line draw:style-name="gr205" draw:text-style-name="P93" svg:x1="0.713cm" svg:y1="3.799cm" svg:x2="4.743cm" svg:y2="0.841cm"><text:p/></draw:line><draw:frame draw:style-name="gr193" draw:text-style-name="P95" svg:width="0.708cm" svg:height="0.623cm" svg:x="1.224cm" svg:y="3.794cm"><draw:text-box><text:p text:style-name="P84"><text:span text:style-name="T55">2</text:span></text:p></draw:text-box></draw:frame><draw:frame draw:style-name="gr193" draw:text-style-name="P95" svg:width="0.708cm" svg:height="0.623cm" svg:x="0.183cm" svg:y="2.806cm"><draw:text-box><text:p text:style-name="P84"><text:span text:style-name="T55">4</text:span></text:p></draw:text-box></draw:frame><draw:frame draw:style-name="gr193" draw:text-style-name="P95" svg:width="0.708cm" svg:height="0.623cm" svg:x="0.183cm" svg:y="2.037cm"><draw:text-box><text:p text:style-name="P84"><text:span text:style-name="T55">8</text:span></text:p></draw:text-box></draw:frame><draw:frame draw:style-name="gr194" draw:text-style-name="P95" svg:width="0.909cm" svg:height="0.623cm" svg:x="0cm" svg:y="1.279cm"><draw:text-box><text:p text:style-name="P84"><text:span text:style-name="T55">12</text:span></text:p></draw:text-box></draw:frame><draw:frame draw:style-name="gr194" draw:text-style-name="P95" svg:width="0.909cm" svg:height="0.623cm" svg:x="0cm" svg:y="0.54cm"><draw:text-box><text:p text:style-name="P84"><text:span text:style-name="T55">16</text:span></text:p></draw:text-box></draw:frame><draw:frame draw:style-name="gr193" draw:text-style-name="P95" svg:width="0.708cm" svg:height="0.623cm" svg:x="2.027cm" svg:y="3.794cm"><draw:text-box><text:p text:style-name="P84"><text:span text:style-name="T55">4</text:span></text:p></draw:text-box></draw:frame><draw:frame draw:style-name="gr193" draw:text-style-name="P95" svg:width="0.708cm" svg:height="0.623cm" svg:x="2.731cm" svg:y="3.794cm"><draw:text-box><text:p text:style-name="P84"><text:span text:style-name="T55">6</text:span></text:p></draw:text-box></draw:frame><draw:frame draw:style-name="gr193" draw:text-style-name="P95" svg:width="0.708cm" svg:height="0.623cm" svg:x="3.637cm" svg:y="3.794cm"><draw:text-box><text:p text:style-name="P84"><text:span text:style-name="T55">8</text:span></text:p></draw:text-box></draw:frame><draw:frame draw:style-name="gr193" draw:text-style-name="P95" svg:width="0.708cm" svg:height="0.623cm" svg:x="0.187cm" svg:y="3.761cm"><draw:text-box><text:p text:style-name="P84"><text:span text:style-name="T55">0</text:span></text:p></draw:text-box></draw:frame><draw:line draw:style-name="gr206" draw:text-style-name="P92" svg:x1="0.669cm" svg:y1="3.074cm" svg:x2="0.81cm" svg:y2="3.074cm"><text:p/></draw:line><draw:line draw:style-name="gr206" draw:text-style-name="P92" svg:x1="1.531cm" svg:y1="3.861cm" svg:x2="1.531cm" svg:y2="3.733cm"><text:p/></draw:line></draw:g><text:s text:c="6"/></text:p>
          </table:table-cell>
        </table:table-row>
      </table:table>
      <text:list xml:id="list85048111087704" text:continue-list="list85047537092755" text:style-name="_5f_Numérotation_20_des_20_exercices_20_livrets">
        <text:list-header>
          <text:p text:style-name="P42"><text:span text:style-name="_5f_pointillés_20_gris"><text:span text:style-name="T14"><text:tab/></text:span></text:span></text:p>
          <text:p text:style-name="P36"><text:span text:style-name="_5f_pointillés_20_gris"><text:span text:style-name="T14"><text:tab/></text:span></text:span></text:p>
        </text:list-header>
      </text:list>
      <text:list xml:id="list85049073641326" text:continue-list="list85049008517234" text:style-name="liste_5f_abc">
        <text:list-item>
          <text:list>
            <text:list-item>
              <text:p text:style-name="P43"><text:span text:style-name="_5f_pointillés_20_gris"><text:span text:style-name="T20">Quel est le prix d’un kilogramme d’oranges ?</text:span></text:span></text:p>
            </text:list-item>
          </text:list>
        </text:list-item>
      </text:list>
      <text:list xml:id="list2275568759" text:style-name="L1">
        <text:list-header>
          <text:p text:style-name="P39"><text:span text:style-name="_5f_pointillés_20_gris"><text:span text:style-name="T14"><text:tab/></text:span></text:span></text:p>
        </text:list-header>
      </text:list>
      <text:list xml:id="list85048273960081" text:continue-list="list85049231674340" text:style-name="Num_5f_Exo">
        <text:list-item>
          <text:h text:style-name="P32" text:outline-level="1"><draw:g text:anchor-type="paragraph" draw:z-index="25" draw:name="Forme16" draw:style-name="gr192"><draw:frame draw:style-name="gr193" draw:text-style-name="P89" svg:width="0.708cm" svg:height="0.623cm" svg:x="6.363cm" svg:y="3.783cm"><draw:text-box><text:p text:style-name="P84"><text:span text:style-name="T54">3</text:span></text:p></draw:text-box></draw:frame><draw:frame draw:style-name="gr194" draw:text-style-name="P89" svg:width="0.909cm" svg:height="0.623cm" svg:x="3.461cm" svg:y="1.236cm"><draw:text-box><text:p text:style-name="P84"><text:span text:style-name="T54">30</text:span></text:p></draw:text-box></draw:frame><draw:line draw:style-name="gr195" draw:text-style-name="P90" svg:x1="4.332cm" svg:y1="2.295cm" svg:x2="8.972cm" svg:y2="2.295cm"><text:p/></draw:line><draw:line draw:style-name="gr195" draw:text-style-name="P90" svg:x1="4.332cm" svg:y1="0.785cm" svg:x2="8.972cm" svg:y2="0.785cm"><text:p/></draw:line><draw:line draw:style-name="gr195" draw:text-style-name="P90" svg:x1="4.332cm" svg:y1="1.54cm" svg:x2="8.972cm" svg:y2="1.54cm"><text:p/></draw:line><draw:line draw:style-name="gr195" draw:text-style-name="P90" svg:x1="4.332cm" svg:y1="3.05cm" svg:x2="8.972cm" svg:y2="3.05cm"><text:p/></draw:line><draw:line draw:style-name="gr195" draw:text-style-name="P90" svg:x1="5.108cm" svg:y1="3.81cm" svg:x2="5.108cm" svg:y2="0.785cm"><text:p/></draw:line><draw:line draw:style-name="gr195" draw:text-style-name="P90" svg:x1="5.878cm" svg:y1="3.81cm" svg:x2="5.878cm" svg:y2="0.785cm"><text:p/></draw:line><draw:line draw:style-name="gr195" draw:text-style-name="P90" svg:x1="6.648cm" svg:y1="3.81cm" svg:x2="6.648cm" svg:y2="0.785cm"><text:p/></draw:line><draw:line draw:style-name="gr195" draw:text-style-name="P90" svg:x1="7.424cm" svg:y1="3.81cm" svg:x2="7.424cm" svg:y2="0.785cm"><text:p/></draw:line><draw:line draw:style-name="gr195" draw:text-style-name="P90" svg:x1="8.194cm" svg:y1="3.81cm" svg:x2="8.194cm" svg:y2="0.785cm"><text:p/></draw:line><draw:line draw:style-name="gr195" draw:text-style-name="P90" svg:x1="4.72cm" svg:y1="3.81cm" svg:x2="4.72cm" svg:y2="0.785cm"><text:p/></draw:line><draw:line draw:style-name="gr195" draw:text-style-name="P90" svg:x1="5.493cm" svg:y1="3.81cm" svg:x2="5.493cm" svg:y2="0.785cm"><text:p/></draw:line><draw:line draw:style-name="gr195" draw:text-style-name="P90" svg:x1="6.267cm" svg:y1="3.81cm" svg:x2="6.267cm" svg:y2="0.785cm"><text:p/></draw:line><draw:line draw:style-name="gr195" draw:text-style-name="P90" svg:x1="7.036cm" svg:y1="3.81cm" svg:x2="7.036cm" svg:y2="0.785cm"><text:p/></draw:line><draw:line draw:style-name="gr195" draw:text-style-name="P90" svg:x1="7.805cm" svg:y1="3.81cm" svg:x2="7.805cm" svg:y2="0.785cm"><text:p/></draw:line><draw:line draw:style-name="gr195" draw:text-style-name="P90" svg:x1="4.332cm" svg:y1="3.427cm" svg:x2="8.972cm" svg:y2="3.427cm"><text:p/></draw:line><draw:line draw:style-name="gr195" draw:text-style-name="P90" svg:x1="4.332cm" svg:y1="2.676cm" svg:x2="8.972cm" svg:y2="2.676cm"><text:p/></draw:line><draw:line draw:style-name="gr195" draw:text-style-name="P90" svg:x1="4.332cm" svg:y1="1.917cm" svg:x2="8.972cm" svg:y2="1.917cm"><text:p/></draw:line><draw:line draw:style-name="gr195" draw:text-style-name="P90" svg:x1="4.332cm" svg:y1="1.159cm" svg:x2="8.972cm" svg:y2="1.159cm"><text:p/></draw:line><draw:line draw:style-name="gr196" draw:text-style-name="P90" svg:x1="4.332cm" svg:y1="3.81cm" svg:x2="4.332cm" svg:y2="0.501cm"><text:p/></draw:line><draw:line draw:style-name="gr195" draw:text-style-name="P90" svg:x1="8.582cm" svg:y1="3.81cm" svg:x2="8.582cm" svg:y2="0.785cm"><text:p/></draw:line><draw:line draw:style-name="gr195" draw:text-style-name="P90" svg:x1="8.966cm" svg:y1="3.81cm" svg:x2="8.966cm" svg:y2="0.785cm"><text:p/></draw:line><draw:frame draw:style-name="gr193" draw:text-style-name="P89" svg:width="0.708cm" svg:height="0.623cm" svg:x="3.948cm" svg:y="3.783cm"><draw:text-box><text:p text:style-name="P84"><text:span text:style-name="T54">0</text:span></text:p></draw:text-box></draw:frame><draw:frame draw:style-name="gr193" draw:text-style-name="P89" svg:width="0.708cm" svg:height="0.623cm" svg:x="4.819cm" svg:y="3.783cm"><draw:text-box><text:p text:style-name="P84"><text:span text:style-name="T54">1</text:span></text:p></draw:text-box></draw:frame><draw:frame draw:style-name="gr193" draw:text-style-name="P89" svg:width="0.708cm" svg:height="0.623cm" svg:x="5.59cm" svg:y="3.783cm"><draw:text-box><text:p text:style-name="P84"><text:span text:style-name="T54">2</text:span></text:p></draw:text-box></draw:frame><draw:frame draw:style-name="gr193" draw:text-style-name="P89" svg:width="0.708cm" svg:height="0.623cm" svg:x="7.132cm" svg:y="3.783cm"><draw:text-box><text:p text:style-name="P84"><text:span text:style-name="T54">4</text:span></text:p></draw:text-box></draw:frame><draw:frame draw:style-name="gr193" draw:text-style-name="P89" svg:width="0.708cm" svg:height="0.623cm" svg:x="7.807cm" svg:y="3.783cm"><draw:text-box><text:p text:style-name="P84"><text:span text:style-name="T54">5</text:span></text:p></draw:text-box></draw:frame><draw:frame draw:style-name="gr193" draw:text-style-name="P89" svg:width="0.708cm" svg:height="0.623cm" svg:x="8.673cm" svg:y="3.783cm"><draw:text-box><text:p text:style-name="P84"><text:span text:style-name="T54">6</text:span></text:p></draw:text-box></draw:frame><draw:frame draw:style-name="gr194" draw:text-style-name="P89" svg:width="0.909cm" svg:height="0.623cm" svg:x="3.461cm" svg:y="2.746cm"><draw:text-box><text:p text:style-name="P84"><text:span text:style-name="T54">10</text:span></text:p></draw:text-box></draw:frame><draw:frame draw:style-name="gr194" draw:text-style-name="P89" svg:width="0.909cm" svg:height="0.623cm" svg:x="3.461cm" svg:y="1.989cm"><draw:text-box><text:p text:style-name="P84"><text:span text:style-name="T54">20</text:span></text:p></draw:text-box></draw:frame><draw:frame draw:style-name="gr194" draw:text-style-name="P89" svg:width="0.909cm" svg:height="0.623cm" svg:x="3.461cm" svg:y="0.478cm"><draw:text-box><text:p text:style-name="P84"><text:span text:style-name="T54">40</text:span></text:p></draw:text-box></draw:frame><draw:frame draw:style-name="gr197" draw:text-style-name="P91" svg:width="1.911cm" svg:height="0.623cm" svg:x="7.569cm" svg:y="3.272cm"><draw:text-box><text:p text:style-name="P84"><text:span text:style-name="T54">Heures</text:span></text:p></draw:text-box></draw:frame><draw:frame draw:style-name="gr197" draw:text-style-name="P91" svg:width="4.317cm" svg:height="0.623cm" svg:x="4.235cm" svg:y="0.319cm"><draw:text-box><text:p text:style-name="P84"><text:span text:style-name="T54">Tonnes de kérosène</text:span></text:p></draw:text-box></draw:frame><draw:line draw:style-name="gr198" draw:text-style-name="P90" svg:x1="4.332cm" svg:y1="3.808cm" svg:x2="8.966cm" svg:y2="1.077cm"><text:p/></draw:line><draw:line draw:style-name="gr196" draw:text-style-name="P90" svg:x1="4.332cm" svg:y1="3.808cm" svg:x2="9.154cm" svg:y2="3.808cm"><text:p/></draw:line></draw:g><text:soft-page-break/> <text:span text:style-name="Bold_5f_niv2"><text:span text:style-name="T42">Consommation</text:span></text:span></text:h>
        </text:list-item>
      </text:list>
      <text:h text:style-name="P33" text:outline-level="1">Un avionneur donne la consommation moyenne de l’un de ses avions moyen courrier grâce au graphique ci‑contre.</text:h>
      <text:list xml:id="list85049290378781" text:continue-list="list85049073641326" text:style-name="liste_5f_abc">
        <text:list-item text:start-value="1">
          <text:p text:style-name="P67">Avec 20 t de kérosène, combien de temps cet avion peut-il voler ? Donne une valeur approchée.</text:p>
        </text:list-item>
      </text:list>
      <text:list xml:id="list85048980124552" text:continue-list="list85048111087704" text:style-name="_5f_Numérotation_20_des_20_exercices_20_livrets">
        <text:list-header>
          <text:p text:style-name="P44"><text:span text:style-name="_5f_pointillés_20_gris"><text:span text:style-name="T14"><text:tab/></text:span></text:span></text:p>
        </text:list-header>
      </text:list>
      <text:list xml:id="list85049111187542" text:continue-list="list85049290378781" text:style-name="liste_5f_abc">
        <text:list-item>
          <text:p text:style-name="P68">Donne une estimation de la masse de kérosène, en tonnes, consommée pour un vol d’une durée de 2 h.</text:p>
        </text:list-item>
      </text:list>
      <text:list xml:id="list85049502701322" text:continue-list="list85048980124552" text:style-name="_5f_Numérotation_20_des_20_exercices_20_livrets">
        <text:list-header>
          <text:p text:style-name="P36"><text:span text:style-name="_5f_pointillés_20_gris"><text:span text:style-name="T14"><text:tab/></text:span></text:span></text:p>
        </text:list-header>
      </text:list>
      <text:list xml:id="list85048881027924" text:continue-list="list85048273960081" text:style-name="Num_5f_Exo">
        <text:list-item>
          <text:h text:style-name="P34" text:outline-level="1"> Dans un magasin, on vend des tee-shirts. Un <text:s text:c="3"/>tee-shirt coûte 5 € au prix normal. Les cinq derniers jours du mois de juillet, pour écouler son stock, le magasin fait une promotion. <text:span text:style-name="T26">Le prix de 3 tee-shirts est alors de</text:span> 12 €.</text:h>
        </text:list-item>
      </text:list>
      <text:list xml:id="list85048067359626" text:continue-list="list85049111187542" text:style-name="liste_5f_abc">
        <text:list-item text:start-value="1">
          <text:p text:style-name="P69">Complète le tableau suivant.</text:p>
        </text:list-item>
      </text:list>
      <table:table table:name="Tableau9" table:style-name="Tableau9">
        <table:table-column table:style-name="Tableau9.A"/>
        <table:table-column table:style-name="Tableau9.B" table:number-columns-repeated="7"/>
        <table:table-row table:style-name="Tableau9.1">
          <table:table-cell table:style-name="Tableau9.A1" office:value-type="string">
            <text:list xml:id="list85048455470554" text:continue-list="list85049502701322" text:style-name="_5f_Numérotation_20_des_20_exercices_20_livrets">
              <text:list-header>
                <text:p text:style-name="P53">Nbr<text:span text:style-name="T41">e</text:span> de tee-shirts</text:p>
              </text:list-header>
            </text:list>
          </table:table-cell>
          <table:table-cell table:style-name="Tableau9.B1" office:value-type="string">
            <text:list xml:id="list85049041229927" text:continue-numbering="true" text:style-name="_5f_Numérotation_20_des_20_exercices_20_livrets">
              <text:list-header>
                <text:p text:style-name="P54">1</text:p>
              </text:list-header>
            </text:list>
          </table:table-cell>
          <table:table-cell table:style-name="Tableau9.C1" office:value-type="string">
            <text:list xml:id="list85048219168325" text:continue-numbering="true" text:style-name="_5f_Numérotation_20_des_20_exercices_20_livrets">
              <text:list-header>
                <text:p text:style-name="P54">2</text:p>
              </text:list-header>
            </text:list>
          </table:table-cell>
          <table:table-cell table:style-name="Tableau9.D1" office:value-type="string">
            <text:list xml:id="list85049111495588" text:continue-numbering="true" text:style-name="_5f_Numérotation_20_des_20_exercices_20_livrets">
              <text:list-header>
                <text:p text:style-name="P54">3</text:p>
              </text:list-header>
            </text:list>
          </table:table-cell>
          <table:table-cell table:style-name="Tableau9.E1" office:value-type="string">
            <text:list xml:id="list85049275472661" text:continue-numbering="true" text:style-name="_5f_Numérotation_20_des_20_exercices_20_livrets">
              <text:list-header>
                <text:p text:style-name="P54">4</text:p>
              </text:list-header>
            </text:list>
          </table:table-cell>
          <table:table-cell table:style-name="Tableau9.F1" office:value-type="string">
            <text:list xml:id="list85049342652855" text:continue-numbering="true" text:style-name="_5f_Numérotation_20_des_20_exercices_20_livrets">
              <text:list-header>
                <text:p text:style-name="P54">5</text:p>
              </text:list-header>
            </text:list>
          </table:table-cell>
          <table:table-cell table:style-name="Tableau9.G1" office:value-type="string">
            <text:list xml:id="list85049393863926" text:continue-numbering="true" text:style-name="_5f_Numérotation_20_des_20_exercices_20_livrets">
              <text:list-header>
                <text:p text:style-name="P54">6</text:p>
              </text:list-header>
            </text:list>
          </table:table-cell>
          <table:table-cell table:style-name="Tableau9.H1" office:value-type="string">
            <text:list xml:id="list85047823617214" text:continue-numbering="true" text:style-name="_5f_Numérotation_20_des_20_exercices_20_livrets">
              <text:list-header>
                <text:p text:style-name="P54">7</text:p>
              </text:list-header>
            </text:list>
          </table:table-cell>
        </table:table-row>
        <table:table-row table:style-name="Tableau9.1">
          <table:table-cell table:style-name="Tableau9.A2" office:value-type="string">
            <text:list xml:id="list85049440733015" text:continue-numbering="true" text:style-name="_5f_Numérotation_20_des_20_exercices_20_livrets">
              <text:list-header>
                <text:p text:style-name="P53">Au prix normal</text:p>
              </text:list-header>
            </text:list>
          </table:table-cell>
          <table:table-cell table:style-name="Tableau9.B2" office:value-type="string">
            <text:list xml:id="list85048557413585" text:continue-numbering="true" text:style-name="_5f_Numérotation_20_des_20_exercices_20_livrets">
              <text:list-header>
                <text:p text:style-name="P54"/>
              </text:list-header>
            </text:list>
          </table:table-cell>
          <table:table-cell table:style-name="Tableau9.C2" office:value-type="string">
            <text:list xml:id="list85049613002262" text:continue-numbering="true" text:style-name="_5f_Numérotation_20_des_20_exercices_20_livrets">
              <text:list-header>
                <text:p text:style-name="P54"/>
              </text:list-header>
            </text:list>
          </table:table-cell>
          <table:table-cell table:style-name="Tableau9.D2" office:value-type="string">
            <text:list xml:id="list85048418303104" text:continue-numbering="true" text:style-name="_5f_Numérotation_20_des_20_exercices_20_livrets">
              <text:list-header>
                <text:p text:style-name="P54"/>
              </text:list-header>
            </text:list>
          </table:table-cell>
          <table:table-cell table:style-name="Tableau9.E2" office:value-type="string">
            <text:list xml:id="list85047820964780" text:continue-numbering="true" text:style-name="_5f_Numérotation_20_des_20_exercices_20_livrets">
              <text:list-header>
                <text:p text:style-name="P54"/>
              </text:list-header>
            </text:list>
          </table:table-cell>
          <table:table-cell table:style-name="Tableau9.F2" office:value-type="string">
            <text:list xml:id="list85047799676174" text:continue-numbering="true" text:style-name="_5f_Numérotation_20_des_20_exercices_20_livrets">
              <text:list-header>
                <text:p text:style-name="P54"/>
              </text:list-header>
            </text:list>
          </table:table-cell>
          <table:table-cell table:style-name="Tableau9.G2" office:value-type="string">
            <text:list xml:id="list85048273107100" text:continue-numbering="true" text:style-name="_5f_Numérotation_20_des_20_exercices_20_livrets">
              <text:list-header>
                <text:p text:style-name="P54"/>
              </text:list-header>
            </text:list>
          </table:table-cell>
          <table:table-cell table:style-name="Tableau9.H2" office:value-type="string">
            <text:list xml:id="list85047716392011" text:continue-numbering="true" text:style-name="_5f_Numérotation_20_des_20_exercices_20_livrets">
              <text:list-header>
                <text:p text:style-name="P54"/>
              </text:list-header>
            </text:list>
          </table:table-cell>
        </table:table-row>
        <table:table-row table:style-name="Tableau9.1">
          <table:table-cell table:style-name="Tableau9.A2" office:value-type="string">
            <text:list xml:id="list85049493861699" text:continue-numbering="true" text:style-name="_5f_Numérotation_20_des_20_exercices_20_livrets">
              <text:list-header>
                <text:p text:style-name="P53">Au prix soldé</text:p>
              </text:list-header>
            </text:list>
          </table:table-cell>
          <table:table-cell table:style-name="Tableau9.B3" office:value-type="string">
            <text:list xml:id="list85048554257478" text:continue-numbering="true" text:style-name="_5f_Numérotation_20_des_20_exercices_20_livrets">
              <text:list-header>
                <text:p text:style-name="P54"/>
              </text:list-header>
            </text:list>
          </table:table-cell>
          <table:table-cell table:style-name="Tableau9.C3" office:value-type="string">
            <text:list xml:id="list85049069444542" text:continue-numbering="true" text:style-name="_5f_Numérotation_20_des_20_exercices_20_livrets">
              <text:list-header>
                <text:p text:style-name="P54"/>
              </text:list-header>
            </text:list>
          </table:table-cell>
          <table:table-cell table:style-name="Tableau9.D3" office:value-type="string">
            <text:list xml:id="list85047956920565" text:continue-numbering="true" text:style-name="_5f_Numérotation_20_des_20_exercices_20_livrets">
              <text:list-header>
                <text:p text:style-name="P54"/>
              </text:list-header>
            </text:list>
          </table:table-cell>
          <table:table-cell table:style-name="Tableau9.E3" office:value-type="string">
            <text:list xml:id="list85048236739155" text:continue-numbering="true" text:style-name="_5f_Numérotation_20_des_20_exercices_20_livrets">
              <text:list-header>
                <text:p text:style-name="P54"/>
              </text:list-header>
            </text:list>
          </table:table-cell>
          <table:table-cell table:style-name="Tableau9.F3" office:value-type="string">
            <text:list xml:id="list85047524350297" text:continue-numbering="true" text:style-name="_5f_Numérotation_20_des_20_exercices_20_livrets">
              <text:list-header>
                <text:p text:style-name="P54"/>
              </text:list-header>
            </text:list>
          </table:table-cell>
          <table:table-cell table:style-name="Tableau9.G3" office:value-type="string">
            <text:list xml:id="list85049016027276" text:continue-numbering="true" text:style-name="_5f_Numérotation_20_des_20_exercices_20_livrets">
              <text:list-header>
                <text:p text:style-name="P54"/>
              </text:list-header>
            </text:list>
          </table:table-cell>
          <table:table-cell table:style-name="Tableau9.H3" office:value-type="string">
            <text:list xml:id="list85048925389554" text:continue-numbering="true" text:style-name="_5f_Numérotation_20_des_20_exercices_20_livrets">
              <text:list-header>
                <text:p text:style-name="P54"/>
              </text:list-header>
            </text:list>
          </table:table-cell>
        </table:table-row>
      </table:table>
      <text:list xml:id="list85048361405773" text:continue-list="list85048067359626" text:style-name="liste_5f_abc">
        <text:list-item>
          <text:p text:style-name="P70">Sur le papier millimétré ci-dessous, trace un repère dans lequel <text:span text:style-name="T43">0,5</text:span> cm en abscisse<text:span text:style-name="T47">s</text:span> représente un tee-shirt et <text:span text:style-name="T43">0,5 </text:span>cm en ordonnée<text:span text:style-name="T47">s</text:span> représente 5 €.</text:p>
        </text:list-item>
      </text:list>
      <text:list xml:id="list85048861699540" text:continue-list="list85048925389554" text:style-name="_5f_Numérotation_20_des_20_exercices_20_livrets">
        <text:list-item>
          <text:list>
            <text:list-header>
              <text:p text:style-name="P45"><draw:g text:anchor-type="as-char" draw:z-index="24" draw:name="Forme17" draw:style-name="gr199"><draw:line draw:style-name="gr200" draw:text-style-name="P92" svg:x1="8.1cm" svg:y1="0.005cm" svg:x2="8.1cm" svg:y2="7.002cm"><text:p/></draw:line><draw:line draw:style-name="gr200" draw:text-style-name="P92" svg:x1="8.201cm" svg:y1="0.005cm" svg:x2="8.201cm" svg:y2="7.002cm"><text:p/></draw:line><draw:line draw:style-name="gr200" draw:text-style-name="P92" svg:x1="8.299cm" svg:y1="0.005cm" svg:x2="8.299cm" svg:y2="7.002cm"><text:p/></draw:line><draw:line draw:style-name="gr200" draw:text-style-name="P92" svg:x1="8.404cm" svg:y1="0.005cm" svg:x2="8.404cm" svg:y2="7.002cm"><text:p/></draw:line><draw:line draw:style-name="gr200" draw:text-style-name="P92" svg:x1="8.6cm" svg:y1="0.005cm" svg:x2="8.6cm" svg:y2="7.002cm"><text:p/></draw:line><draw:line draw:style-name="gr200" draw:text-style-name="P92" svg:x1="8.702cm" svg:y1="0.005cm" svg:x2="8.702cm" svg:y2="7.002cm"><text:p/></draw:line><draw:line draw:style-name="gr200" draw:text-style-name="P92" svg:x1="8.799cm" svg:y1="0.005cm" svg:x2="8.799cm" svg:y2="7.002cm"><text:p/></draw:line><draw:line draw:style-name="gr200" draw:text-style-name="P92" svg:x1="8.9cm" svg:y1="0.005cm" svg:x2="8.9cm" svg:y2="7.002cm"><text:p/></draw:line><draw:line draw:style-name="gr200" draw:text-style-name="P92" svg:x1="0.101cm" svg:y1="0cm" svg:x2="0.101cm" svg:y2="7cm"><text:p/></draw:line><draw:line draw:style-name="gr200" draw:text-style-name="P92" svg:x1="0.203cm" svg:y1="0cm" svg:x2="0.203cm" svg:y2="7cm"><text:p/></draw:line><draw:line draw:style-name="gr200" draw:text-style-name="P92" svg:x1="0.301cm" svg:y1="0cm" svg:x2="0.301cm" svg:y2="7cm"><text:p/></draw:line><draw:line draw:style-name="gr200" draw:text-style-name="P92" svg:x1="0.404cm" svg:y1="0cm" svg:x2="0.404cm" svg:y2="7cm"><text:p/></draw:line><draw:line draw:style-name="gr200" draw:text-style-name="P92" svg:x1="0.6cm" svg:y1="0cm" svg:x2="0.6cm" svg:y2="7cm"><text:p/></draw:line><draw:line draw:style-name="gr200" draw:text-style-name="P92" svg:x1="0.703cm" svg:y1="0cm" svg:x2="0.703cm" svg:y2="7cm"><text:p/></draw:line><draw:line draw:style-name="gr200" draw:text-style-name="P92" svg:x1="0.8cm" svg:y1="0cm" svg:x2="0.8cm" svg:y2="7cm"><text:p/></draw:line><draw:line draw:style-name="gr200" draw:text-style-name="P92" svg:x1="0.904cm" svg:y1="0cm" svg:x2="0.904cm" svg:y2="7cm"><text:p/></draw:line><draw:line draw:style-name="gr200" draw:text-style-name="P92" svg:x1="1.099cm" svg:y1="0cm" svg:x2="1.099cm" svg:y2="7cm"><text:p/></draw:line><draw:line draw:style-name="gr200" draw:text-style-name="P92" svg:x1="1.201cm" svg:y1="0cm" svg:x2="1.201cm" svg:y2="7cm"><text:p/></draw:line><draw:line draw:style-name="gr200" draw:text-style-name="P92" svg:x1="1.298cm" svg:y1="0cm" svg:x2="1.298cm" svg:y2="7cm"><text:p/></draw:line><draw:line draw:style-name="gr200" draw:text-style-name="P92" svg:x1="1.399cm" svg:y1="0cm" svg:x2="1.399cm" svg:y2="7cm"><text:p/></draw:line><draw:line draw:style-name="gr200" draw:text-style-name="P92" svg:x1="1.599cm" svg:y1="0cm" svg:x2="1.599cm" svg:y2="7cm"><text:p/></draw:line><draw:line draw:style-name="gr200" draw:text-style-name="P92" svg:x1="1.702cm" svg:y1="0cm" svg:x2="1.702cm" svg:y2="7cm"><text:p/></draw:line><draw:line draw:style-name="gr200" draw:text-style-name="P92" svg:x1="1.799cm" svg:y1="0cm" svg:x2="1.799cm" svg:y2="7cm"><text:p/></draw:line><draw:line draw:style-name="gr200" draw:text-style-name="P92" svg:x1="1.898cm" svg:y1="0cm" svg:x2="1.898cm" svg:y2="7cm"><text:p/></draw:line><draw:line draw:style-name="gr200" draw:text-style-name="P92" svg:x1="2.099cm" svg:y1="0cm" svg:x2="2.099cm" svg:y2="7cm"><text:p/></draw:line><draw:line draw:style-name="gr200" draw:text-style-name="P92" svg:x1="2.204cm" svg:y1="0cm" svg:x2="2.204cm" svg:y2="7cm"><text:p/></draw:line><draw:line draw:style-name="gr200" draw:text-style-name="P92" svg:x1="2.301cm" svg:y1="0cm" svg:x2="2.301cm" svg:y2="7cm"><text:p/></draw:line><draw:line draw:style-name="gr200" draw:text-style-name="P92" svg:x1="2.399cm" svg:y1="0cm" svg:x2="2.399cm" svg:y2="7cm"><text:p/></draw:line><draw:line draw:style-name="gr200" draw:text-style-name="P92" svg:x1="2.599cm" svg:y1="0cm" svg:x2="2.599cm" svg:y2="7cm"><text:p/></draw:line><draw:line draw:style-name="gr200" draw:text-style-name="P92" svg:x1="2.7cm" svg:y1="0cm" svg:x2="2.7cm" svg:y2="7cm"><text:p/></draw:line><draw:line draw:style-name="gr200" draw:text-style-name="P92" svg:x1="2.802cm" svg:y1="0cm" svg:x2="2.802cm" svg:y2="7cm"><text:p/></draw:line><draw:line draw:style-name="gr200" draw:text-style-name="P92" svg:x1="2.9cm" svg:y1="0cm" svg:x2="2.9cm" svg:y2="7cm"><text:p/></draw:line><draw:line draw:style-name="gr200" draw:text-style-name="P92" svg:x1="3.1cm" svg:y1="0cm" svg:x2="3.1cm" svg:y2="7cm"><text:p/></draw:line><draw:line draw:style-name="gr200" draw:text-style-name="P92" svg:x1="3.2cm" svg:y1="0cm" svg:x2="3.2cm" svg:y2="7cm"><text:p/></draw:line><draw:line draw:style-name="gr200" draw:text-style-name="P92" svg:x1="3.3cm" svg:y1="0cm" svg:x2="3.3cm" svg:y2="7cm"><text:p/></draw:line><draw:line draw:style-name="gr200" draw:text-style-name="P92" svg:x1="3.398cm" svg:y1="0cm" svg:x2="3.398cm" svg:y2="7cm"><text:p/></draw:line><draw:line draw:style-name="gr200" draw:text-style-name="P92" svg:x1="3.6cm" svg:y1="0cm" svg:x2="3.6cm" svg:y2="7cm"><text:p/></draw:line><draw:line draw:style-name="gr200" draw:text-style-name="P92" svg:x1="3.699cm" svg:y1="0cm" svg:x2="3.699cm" svg:y2="7cm"><text:p/></draw:line><draw:line draw:style-name="gr200" draw:text-style-name="P92" svg:x1="3.801cm" svg:y1="0cm" svg:x2="3.801cm" svg:y2="7cm"><text:p/></draw:line><draw:line draw:style-name="gr200" draw:text-style-name="P92" svg:x1="3.898cm" svg:y1="0cm" svg:x2="3.898cm" svg:y2="7cm"><text:p/></draw:line><draw:line draw:style-name="gr200" draw:text-style-name="P92" svg:x1="4.101cm" svg:y1="0cm" svg:x2="4.101cm" svg:y2="7cm"><text:p/></draw:line><draw:line draw:style-name="gr200" draw:text-style-name="P92" svg:x1="4.199cm" svg:y1="0cm" svg:x2="4.199cm" svg:y2="7cm"><text:p/></draw:line><draw:line draw:style-name="gr200" draw:text-style-name="P92" svg:x1="4.302cm" svg:y1="0cm" svg:x2="4.302cm" svg:y2="7cm"><text:p/></draw:line><draw:line draw:style-name="gr200" draw:text-style-name="P92" svg:x1="4.399cm" svg:y1="0cm" svg:x2="4.399cm" svg:y2="7cm"><text:p/></draw:line><draw:line draw:style-name="gr200" draw:text-style-name="P92" svg:x1="4.6cm" svg:y1="0cm" svg:x2="4.6cm" svg:y2="7cm"><text:p/></draw:line><draw:line draw:style-name="gr200" draw:text-style-name="P92" svg:x1="4.698cm" svg:y1="0cm" svg:x2="4.698cm" svg:y2="7cm"><text:p/></draw:line><draw:line draw:style-name="gr200" draw:text-style-name="P92" svg:x1="4.802cm" svg:y1="0cm" svg:x2="4.802cm" svg:y2="7cm"><text:p/></draw:line><draw:line draw:style-name="gr200" draw:text-style-name="P92" svg:x1="4.899cm" svg:y1="0cm" svg:x2="4.899cm" svg:y2="7cm"><text:p/></draw:line><draw:line draw:style-name="gr200" draw:text-style-name="P92" svg:x1="5.101cm" svg:y1="0cm" svg:x2="5.101cm" svg:y2="6.997cm"><text:p/></draw:line><draw:line draw:style-name="gr200" draw:text-style-name="P92" svg:x1="5.198cm" svg:y1="0cm" svg:x2="5.198cm" svg:y2="6.997cm"><text:p/></draw:line><draw:line draw:style-name="gr200" draw:text-style-name="P92" svg:x1="5.299cm" svg:y1="0cm" svg:x2="5.299cm" svg:y2="6.997cm"><text:p/></draw:line><draw:line draw:style-name="gr200" draw:text-style-name="P92" svg:x1="5.4cm" svg:y1="0cm" svg:x2="5.4cm" svg:y2="6.997cm"><text:p/></draw:line><draw:line draw:style-name="gr200" draw:text-style-name="P92" svg:x1="5.602cm" svg:y1="0cm" svg:x2="5.602cm" svg:y2="6.997cm"><text:p/></draw:line><draw:line draw:style-name="gr200" draw:text-style-name="P92" svg:x1="5.699cm" svg:y1="0cm" svg:x2="5.699cm" svg:y2="6.997cm"><text:p/></draw:line><draw:line draw:style-name="gr200" draw:text-style-name="P92" svg:x1="5.799cm" svg:y1="0cm" svg:x2="5.799cm" svg:y2="6.997cm"><text:p/></draw:line><draw:line draw:style-name="gr200" draw:text-style-name="P92" svg:x1="5.9cm" svg:y1="0cm" svg:x2="5.9cm" svg:y2="6.997cm"><text:p/></draw:line><draw:line draw:style-name="gr200" draw:text-style-name="P92" svg:x1="6.103cm" svg:y1="0cm" svg:x2="6.103cm" svg:y2="6.997cm"><text:p/></draw:line><draw:line draw:style-name="gr200" draw:text-style-name="P92" svg:x1="6.2cm" svg:y1="0cm" svg:x2="6.2cm" svg:y2="6.997cm"><text:p/></draw:line><draw:line draw:style-name="gr200" draw:text-style-name="P92" svg:x1="6.3cm" svg:y1="0cm" svg:x2="6.3cm" svg:y2="6.997cm"><text:p/></draw:line><draw:line draw:style-name="gr200" draw:text-style-name="P92" svg:x1="6.402cm" svg:y1="0cm" svg:x2="6.402cm" svg:y2="6.997cm"><text:p/></draw:line><draw:line draw:style-name="gr200" draw:text-style-name="P92" svg:x1="6.6cm" svg:y1="0cm" svg:x2="6.6cm" svg:y2="6.997cm"><text:p/></draw:line><draw:line draw:style-name="gr200" draw:text-style-name="P92" svg:x1="6.701cm" svg:y1="0cm" svg:x2="6.701cm" svg:y2="6.997cm"><text:p/></draw:line><draw:line draw:style-name="gr200" draw:text-style-name="P92" svg:x1="6.8cm" svg:y1="0cm" svg:x2="6.8cm" svg:y2="6.997cm"><text:p/></draw:line><draw:line draw:style-name="gr200" draw:text-style-name="P92" svg:x1="6.903cm" svg:y1="0cm" svg:x2="6.903cm" svg:y2="6.997cm"><text:p/></draw:line><draw:line draw:style-name="gr200" draw:text-style-name="P92" svg:x1="7.1cm" svg:y1="0cm" svg:x2="7.1cm" svg:y2="6.997cm"><text:p/></draw:line><draw:line draw:style-name="gr200" draw:text-style-name="P92" svg:x1="7.201cm" svg:y1="0cm" svg:x2="7.201cm" svg:y2="6.997cm"><text:p/></draw:line><draw:line draw:style-name="gr200" draw:text-style-name="P92" svg:x1="7.299cm" svg:y1="0cm" svg:x2="7.299cm" svg:y2="6.997cm"><text:p/></draw:line><draw:line draw:style-name="gr200" draw:text-style-name="P92" svg:x1="7.404cm" svg:y1="0cm" svg:x2="7.404cm" svg:y2="6.997cm"><text:p/></draw:line><draw:line draw:style-name="gr200" draw:text-style-name="P92" svg:x1="7.6cm" svg:y1="0cm" svg:x2="7.6cm" svg:y2="6.997cm"><text:p/></draw:line><draw:line draw:style-name="gr200" draw:text-style-name="P92" svg:x1="7.702cm" svg:y1="0cm" svg:x2="7.702cm" svg:y2="6.997cm"><text:p/></draw:line><draw:line draw:style-name="gr200" draw:text-style-name="P92" svg:x1="7.799cm" svg:y1="0cm" svg:x2="7.799cm" svg:y2="6.997cm"><text:p/></draw:line><draw:line draw:style-name="gr200" draw:text-style-name="P92" svg:x1="7.9cm" svg:y1="0cm" svg:x2="7.9cm" svg:y2="6.997cm"><text:p/></draw:line><draw:line draw:style-name="gr200" draw:text-style-name="P92" svg:x1="0cm" svg:y1="0.104cm" svg:x2="8.997cm" svg:y2="0.104cm"><text:p/></draw:line><draw:line draw:style-name="gr200" draw:text-style-name="P92" svg:x1="0cm" svg:y1="0.206cm" svg:x2="8.997cm" svg:y2="0.206cm"><text:p/></draw:line><draw:line draw:style-name="gr200" draw:text-style-name="P92" svg:x1="0cm" svg:y1="0.303cm" svg:x2="8.997cm" svg:y2="0.303cm"><text:p/></draw:line><draw:line draw:style-name="gr200" draw:text-style-name="P92" svg:x1="0cm" svg:y1="0.407cm" svg:x2="8.997cm" svg:y2="0.407cm"><text:p/></draw:line><draw:line draw:style-name="gr200" draw:text-style-name="P92" svg:x1="0cm" svg:y1="0.602cm" svg:x2="8.997cm" svg:y2="0.602cm"><text:p/></draw:line><draw:line draw:style-name="gr200" draw:text-style-name="P92" svg:x1="0cm" svg:y1="0.701cm" svg:x2="8.997cm" svg:y2="0.701cm"><text:p/></draw:line><draw:line draw:style-name="gr200" draw:text-style-name="P92" svg:x1="0cm" svg:y1="0.804cm" svg:x2="8.997cm" svg:y2="0.804cm"><text:p/></draw:line><draw:line draw:style-name="gr200" draw:text-style-name="P92" svg:x1="0cm" svg:y1="0.908cm" svg:x2="8.997cm" svg:y2="0.908cm"><text:p/></draw:line><draw:line draw:style-name="gr200" draw:text-style-name="P92" svg:x1="0cm" svg:y1="1.102cm" svg:x2="8.997cm" svg:y2="1.102cm"><text:p/></draw:line><draw:line draw:style-name="gr200" draw:text-style-name="P92" svg:x1="0cm" svg:y1="1.201cm" svg:x2="8.997cm" svg:y2="1.201cm"><text:p/></draw:line><draw:line draw:style-name="gr200" draw:text-style-name="P92" svg:x1="0cm" svg:y1="1.298cm" svg:x2="8.997cm" svg:y2="1.298cm"><text:p/></draw:line><draw:line draw:style-name="gr200" draw:text-style-name="P92" svg:x1="0cm" svg:y1="1.402cm" svg:x2="8.997cm" svg:y2="1.402cm"><text:p/></draw:line><draw:line draw:style-name="gr200" draw:text-style-name="P92" svg:x1="0cm" svg:y1="1.6cm" svg:x2="8.997cm" svg:y2="1.6cm"><text:p/></draw:line><draw:line draw:style-name="gr200" draw:text-style-name="P92" svg:x1="0cm" svg:y1="1.704cm" svg:x2="8.997cm" svg:y2="1.704cm"><text:p/></draw:line><draw:line draw:style-name="gr200" draw:text-style-name="P92" svg:x1="0cm" svg:y1="1.801cm" svg:x2="8.997cm" svg:y2="1.801cm"><text:p/></draw:line><draw:line draw:style-name="gr200" draw:text-style-name="P92" svg:x1="0cm" svg:y1="1.901cm" svg:x2="8.997cm" svg:y2="1.901cm"><text:p/></draw:line><draw:line draw:style-name="gr200" draw:text-style-name="P92" svg:x1="0cm" svg:y1="2.104cm" svg:x2="8.997cm" svg:y2="2.104cm"><text:p/></draw:line><draw:line draw:style-name="gr200" draw:text-style-name="P92" svg:x1="0cm" svg:y1="2.204cm" svg:x2="8.997cm" svg:y2="2.204cm"><text:p/></draw:line><draw:line draw:style-name="gr200" draw:text-style-name="P92" svg:x1="0cm" svg:y1="2.301cm" svg:x2="8.997cm" svg:y2="2.301cm"><text:p/></draw:line><draw:line draw:style-name="gr200" draw:text-style-name="P92" svg:x1="0cm" svg:y1="2.399cm" svg:x2="8.997cm" svg:y2="2.399cm"><text:p/></draw:line><draw:line draw:style-name="gr200" draw:text-style-name="P92" svg:x1="0cm" svg:y1="2.596cm" svg:x2="8.997cm" svg:y2="2.596cm"><text:p/></draw:line><draw:line draw:style-name="gr200" draw:text-style-name="P92" svg:x1="0cm" svg:y1="2.702cm" svg:x2="8.997cm" svg:y2="2.702cm"><text:p/></draw:line><draw:line draw:style-name="gr200" draw:text-style-name="P92" svg:x1="0cm" svg:y1="2.799cm" svg:x2="8.997cm" svg:y2="2.799cm"><text:p/></draw:line><draw:line draw:style-name="gr200" draw:text-style-name="P92" svg:x1="0cm" svg:y1="2.898cm" svg:x2="8.997cm" svg:y2="2.898cm"><text:p/></draw:line><draw:line draw:style-name="gr200" draw:text-style-name="P92" svg:x1="0cm" svg:y1="3.098cm" svg:x2="8.997cm" svg:y2="3.098cm"><text:p/></draw:line><draw:line draw:style-name="gr200" draw:text-style-name="P92" svg:x1="0cm" svg:y1="3.197cm" svg:x2="8.997cm" svg:y2="3.197cm"><text:p/></draw:line><draw:line draw:style-name="gr200" draw:text-style-name="P92" svg:x1="0cm" svg:y1="3.298cm" svg:x2="8.997cm" svg:y2="3.298cm"><text:p/></draw:line><draw:line draw:style-name="gr200" draw:text-style-name="P92" svg:x1="0cm" svg:y1="3.398cm" svg:x2="8.997cm" svg:y2="3.398cm"><text:p/></draw:line><draw:line draw:style-name="gr200" draw:text-style-name="P92" svg:x1="0cm" svg:y1="3.598cm" svg:x2="8.997cm" svg:y2="3.598cm"><text:p/></draw:line><draw:line draw:style-name="gr200" draw:text-style-name="P92" svg:x1="0cm" svg:y1="3.696cm" svg:x2="8.997cm" svg:y2="3.696cm"><text:p/></draw:line><draw:line draw:style-name="gr200" draw:text-style-name="P92" svg:x1="0cm" svg:y1="3.799cm" svg:x2="8.997cm" svg:y2="3.799cm"><text:p/></draw:line><draw:line draw:style-name="gr200" draw:text-style-name="P92" svg:x1="0cm" svg:y1="3.896cm" svg:x2="8.997cm" svg:y2="3.896cm"><text:p/></draw:line><draw:line draw:style-name="gr200" draw:text-style-name="P92" svg:x1="0cm" svg:y1="4.093cm" svg:x2="8.997cm" svg:y2="4.093cm"><text:p/></draw:line><draw:line draw:style-name="gr200" draw:text-style-name="P92" svg:x1="0cm" svg:y1="4.196cm" svg:x2="8.997cm" svg:y2="4.196cm"><text:p/></draw:line><draw:line draw:style-name="gr200" draw:text-style-name="P92" svg:x1="0cm" svg:y1="4.3cm" svg:x2="8.997cm" svg:y2="4.3cm"><text:p/></draw:line><draw:line draw:style-name="gr200" draw:text-style-name="P92" svg:x1="0cm" svg:y1="4.397cm" svg:x2="8.997cm" svg:y2="4.397cm"><text:p/></draw:line><draw:line draw:style-name="gr200" draw:text-style-name="P92" svg:x1="0cm" svg:y1="4.594cm" svg:x2="8.997cm" svg:y2="4.594cm"><text:p/></draw:line><draw:line draw:style-name="gr200" draw:text-style-name="P92" svg:x1="0cm" svg:y1="4.695cm" svg:x2="8.997cm" svg:y2="4.695cm"><text:p/></draw:line><draw:line draw:style-name="gr200" draw:text-style-name="P92" svg:x1="0cm" svg:y1="4.794cm" svg:x2="8.997cm" svg:y2="4.794cm"><text:p/></draw:line><draw:line draw:style-name="gr200" draw:text-style-name="P92" svg:x1="0cm" svg:y1="4.898cm" svg:x2="8.997cm" svg:y2="4.898cm"><text:p/></draw:line><draw:line draw:style-name="gr200" draw:text-style-name="P92" svg:x1="0cm" svg:y1="5.099cm" svg:x2="8.997cm" svg:y2="5.099cm"><text:p/></draw:line><draw:line draw:style-name="gr200" draw:text-style-name="P92" svg:x1="0cm" svg:y1="5.193cm" svg:x2="8.997cm" svg:y2="5.193cm"><text:p/></draw:line><draw:line draw:style-name="gr200" draw:text-style-name="P92" svg:x1="0cm" svg:y1="5.294cm" svg:x2="8.997cm" svg:y2="5.294cm"><text:p/></draw:line><draw:line draw:style-name="gr200" draw:text-style-name="P92" svg:x1="0cm" svg:y1="5.391cm" svg:x2="8.997cm" svg:y2="5.391cm"><text:p/></draw:line><draw:line draw:style-name="gr200" draw:text-style-name="P92" svg:x1="0cm" svg:y1="5.597cm" svg:x2="8.997cm" svg:y2="5.597cm"><text:p/></draw:line><draw:line draw:style-name="gr200" draw:text-style-name="P92" svg:x1="0cm" svg:y1="5.694cm" svg:x2="8.997cm" svg:y2="5.694cm"><text:p/></draw:line><draw:line draw:style-name="gr200" draw:text-style-name="P92" svg:x1="0cm" svg:y1="5.794cm" svg:x2="8.997cm" svg:y2="5.794cm"><text:p/></draw:line><draw:line draw:style-name="gr200" draw:text-style-name="P92" svg:x1="0cm" svg:y1="5.891cm" svg:x2="8.997cm" svg:y2="5.891cm"><text:p/></draw:line><draw:line draw:style-name="gr200" draw:text-style-name="P92" svg:x1="0cm" svg:y1="6.092cm" svg:x2="8.997cm" svg:y2="6.092cm"><text:p/></draw:line><draw:line draw:style-name="gr200" draw:text-style-name="P92" svg:x1="0cm" svg:y1="6.189cm" svg:x2="8.997cm" svg:y2="6.189cm"><text:p/></draw:line><draw:line draw:style-name="gr200" draw:text-style-name="P92" svg:x1="0cm" svg:y1="6.295cm" svg:x2="8.997cm" svg:y2="6.295cm"><text:p/></draw:line><draw:line draw:style-name="gr200" draw:text-style-name="P92" svg:x1="0cm" svg:y1="6.394cm" svg:x2="8.997cm" svg:y2="6.394cm"><text:p/></draw:line><draw:line draw:style-name="gr200" draw:text-style-name="P92" svg:x1="0cm" svg:y1="6.593cm" svg:x2="8.997cm" svg:y2="6.593cm"><text:p/></draw:line><draw:line draw:style-name="gr200" draw:text-style-name="P92" svg:x1="0cm" svg:y1="6.69cm" svg:x2="8.997cm" svg:y2="6.69cm"><text:p/></draw:line><draw:line draw:style-name="gr200" draw:text-style-name="P92" svg:x1="0cm" svg:y1="6.79cm" svg:x2="8.997cm" svg:y2="6.79cm"><text:p/></draw:line><draw:line draw:style-name="gr200" draw:text-style-name="P92" svg:x1="0cm" svg:y1="6.894cm" svg:x2="8.997cm" svg:y2="6.894cm"><text:p/></draw:line><draw:line draw:style-name="gr201" draw:text-style-name="P92" svg:x1="0.5cm" svg:y1="0cm" svg:x2="0.5cm" svg:y2="7cm"><text:p/></draw:line><draw:line draw:style-name="gr201" draw:text-style-name="P92" svg:x1="1.501cm" svg:y1="0cm" svg:x2="1.501cm" svg:y2="7cm"><text:p/></draw:line><draw:line draw:style-name="gr201" draw:text-style-name="P92" svg:x1="2.502cm" svg:y1="0cm" svg:x2="2.502cm" svg:y2="7cm"><text:p/></draw:line><draw:line draw:style-name="gr201" draw:text-style-name="P92" svg:x1="3.503cm" svg:y1="0cm" svg:x2="3.503cm" svg:y2="7cm"><text:p/></draw:line><draw:line draw:style-name="gr201" draw:text-style-name="P92" svg:x1="4.499cm" svg:y1="0cm" svg:x2="4.499cm" svg:y2="7cm"><text:p/></draw:line><draw:line draw:style-name="gr201" draw:text-style-name="P92" svg:x1="5.499cm" svg:y1="0cm" svg:x2="5.499cm" svg:y2="6.997cm"><text:p/></draw:line><draw:line draw:style-name="gr201" draw:text-style-name="P92" svg:x1="6.499cm" svg:y1="0cm" svg:x2="6.499cm" svg:y2="6.997cm"><text:p/></draw:line><draw:line draw:style-name="gr201" draw:text-style-name="P92" svg:x1="7.501cm" svg:y1="0cm" svg:x2="7.501cm" svg:y2="6.997cm"><text:p/></draw:line><draw:line draw:style-name="gr201" draw:text-style-name="P92" svg:x1="0cm" svg:y1="0.504cm" svg:x2="8.997cm" svg:y2="0.504cm"><text:p/></draw:line><draw:line draw:style-name="gr201" draw:text-style-name="P92" svg:x1="0cm" svg:y1="1.499cm" svg:x2="8.997cm" svg:y2="1.499cm"><text:p/></draw:line><draw:line draw:style-name="gr201" draw:text-style-name="P92" svg:x1="0cm" svg:y1="2.501cm" svg:x2="8.997cm" svg:y2="2.501cm"><text:p/></draw:line><draw:line draw:style-name="gr201" draw:text-style-name="P92" svg:x1="0cm" svg:y1="3.502cm" svg:x2="8.997cm" svg:y2="3.502cm"><text:p/></draw:line><draw:line draw:style-name="gr201" draw:text-style-name="P92" svg:x1="0cm" svg:y1="4.495cm" svg:x2="8.997cm" svg:y2="4.495cm"><text:p/></draw:line><draw:line draw:style-name="gr201" draw:text-style-name="P92" svg:x1="0cm" svg:y1="5.496cm" svg:x2="8.997cm" svg:y2="5.496cm"><text:p/></draw:line><draw:line draw:style-name="gr201" draw:text-style-name="P92" svg:x1="0cm" svg:y1="6.491cm" svg:x2="8.997cm" svg:y2="6.491cm"><text:p/></draw:line><draw:line draw:style-name="gr202" draw:text-style-name="P92" svg:x1="0cm" svg:y1="0cm" svg:x2="0cm" svg:y2="7cm"><text:p/></draw:line><draw:line draw:style-name="gr203" draw:text-style-name="P92" svg:x1="1.001cm" svg:y1="0cm" svg:x2="1.001cm" svg:y2="7cm"><text:p/></draw:line><draw:line draw:style-name="gr203" draw:text-style-name="P92" svg:x1="2cm" svg:y1="0cm" svg:x2="2cm" svg:y2="7cm"><text:p/></draw:line><draw:line draw:style-name="gr203" draw:text-style-name="P92" svg:x1="3.003cm" svg:y1="0cm" svg:x2="3.003cm" svg:y2="7cm"><text:p/></draw:line><draw:line draw:style-name="gr203" draw:text-style-name="P92" svg:x1="3.999cm" svg:y1="0cm" svg:x2="3.999cm" svg:y2="7cm"><text:p/></draw:line><draw:line draw:style-name="gr203" draw:text-style-name="P92" svg:x1="4.998cm" svg:y1="0cm" svg:x2="4.998cm" svg:y2="7cm"><text:p/></draw:line><draw:line draw:style-name="gr203" draw:text-style-name="P92" svg:x1="5.998cm" svg:y1="0cm" svg:x2="5.998cm" svg:y2="6.997cm"><text:p/></draw:line><draw:line draw:style-name="gr203" draw:text-style-name="P92" svg:x1="7cm" svg:y1="0cm" svg:x2="7cm" svg:y2="6.997cm"><text:p/></draw:line><draw:line draw:style-name="gr203" draw:text-style-name="P92" svg:x1="0cm" svg:y1="0cm" svg:x2="8.997cm" svg:y2="0cm"><text:p/></draw:line><draw:line draw:style-name="gr203" draw:text-style-name="P92" svg:x1="0cm" svg:y1="1.005cm" svg:x2="8.997cm" svg:y2="1.005cm"><text:p/></draw:line><draw:line draw:style-name="gr203" draw:text-style-name="P92" svg:x1="0cm" svg:y1="1.998cm" svg:x2="8.997cm" svg:y2="1.998cm"><text:p/></draw:line><draw:line draw:style-name="gr203" draw:text-style-name="P92" svg:x1="0cm" svg:y1="3.001cm" svg:x2="8.997cm" svg:y2="3.001cm"><text:p/></draw:line><draw:line draw:style-name="gr203" draw:text-style-name="P92" svg:x1="0cm" svg:y1="3.997cm" svg:x2="8.997cm" svg:y2="3.997cm"><text:p/></draw:line><draw:line draw:style-name="gr203" draw:text-style-name="P92" svg:x1="0cm" svg:y1="4.995cm" svg:x2="8.997cm" svg:y2="4.995cm"><text:p/></draw:line><draw:line draw:style-name="gr203" draw:text-style-name="P92" svg:x1="0cm" svg:y1="5.995cm" svg:x2="8.997cm" svg:y2="5.995cm"><text:p/></draw:line><draw:line draw:style-name="gr203" draw:text-style-name="P92" svg:x1="0cm" svg:y1="6.991cm" svg:x2="8.997cm" svg:y2="6.991cm"><text:p/></draw:line><draw:line draw:style-name="gr203" draw:text-style-name="P92" svg:x1="8cm" svg:y1="0cm" svg:x2="8cm" svg:y2="6.997cm"><text:p/></draw:line><draw:line draw:style-name="gr201" draw:text-style-name="P92" svg:x1="8.501cm" svg:y1="0.005cm" svg:x2="8.501cm" svg:y2="7.002cm"><text:p/></draw:line><draw:line draw:style-name="gr203" draw:text-style-name="P92" svg:x1="9cm" svg:y1="0.005cm" svg:x2="9cm" svg:y2="7.002cm"><text:p/></draw:line></draw:g></text:p>
            </text:list-header>
          </text:list>
        </text:list-item>
      </text:list>
      <text:list xml:id="list85049172548435" text:continue-list="list85048361405773" text:style-name="liste_5f_abc">
        <text:list-item>
          <text:p text:style-name="P65">Place en bleu les points correspondants à la situation normale et en vert les points correspondants à la situation des soldes.</text:p>
        </text:list-item>
        <text:list-item>
          <text:p text:style-name="P58">Que remarques-tu ?</text:p>
        </text:list-item>
      </text:list>
      <text:list xml:id="list85048191657569" text:continue-list="list85048861699540" text:style-name="_5f_Numérotation_20_des_20_exercices_20_livrets">
        <text:list-header>
          <text:p text:style-name="P36"><text:span text:style-name="_5f_pointillés_20_gris"><text:span text:style-name="T14"><text:tab/></text:span></text:span></text:p>
          <text:p text:style-name="P36"><text:span text:style-name="_5f_pointillés_20_gris"><text:span text:style-name="T14"><text:tab/></text:span></text:span></text:p>
          <text:p text:style-name="P36"><text:span text:style-name="_5f_pointillés_20_gris"><text:span text:style-name="T14"><text:tab/></text:span></text:span></text:p>
        </text:list-header>
      </text:list>
      <text:list xml:id="list85048383914460" text:continue-list="list85048881027924" text:style-name="Num_5f_Exo">
        <text:list-item>
          <text:h text:style-name="P35" text:outline-level="1"> Sur le graphique ci-dessous, <text:span text:style-name="T27">o</text:span><text:span text:style-name="T47">n a représenté l’altitude atteinte en fonction du temps.</text:span></text:h>
        </text:list-item>
      </text:list>
      <text:p text:style-name="P51"><draw:g text:anchor-type="paragraph" draw:z-index="26" draw:name="Forme2" draw:style-name="gr1"><draw:line draw:style-name="gr2" draw:text-style-name="P78" svg:x1="8.172cm" svg:y1="0.169cm" svg:x2="8.172cm" svg:y2="7.166cm"><text:p/></draw:line><draw:line draw:style-name="gr3" draw:text-style-name="P78" svg:x1="8.273cm" svg:y1="0.169cm" svg:x2="8.273cm" svg:y2="7.166cm"><text:p/></draw:line><draw:line draw:style-name="gr4" draw:text-style-name="P78" svg:x1="8.371cm" svg:y1="0.169cm" svg:x2="8.371cm" svg:y2="7.166cm"><text:p/></draw:line><draw:line draw:style-name="gr5" draw:text-style-name="P78" svg:x1="8.476cm" svg:y1="0.169cm" svg:x2="8.476cm" svg:y2="7.166cm"><text:p/></draw:line><draw:line draw:style-name="gr6" draw:text-style-name="P78" svg:x1="8.672cm" svg:y1="0.169cm" svg:x2="8.672cm" svg:y2="7.166cm"><text:p/></draw:line><draw:line draw:style-name="gr7" draw:text-style-name="P78" svg:x1="8.774cm" svg:y1="0.169cm" svg:x2="8.774cm" svg:y2="7.166cm"><text:p/></draw:line><draw:line draw:style-name="gr8" draw:text-style-name="P78" svg:x1="8.871cm" svg:y1="0.169cm" svg:x2="8.871cm" svg:y2="7.166cm"><text:p/></draw:line><draw:line draw:style-name="gr9" draw:text-style-name="P78" svg:x1="8.972cm" svg:y1="0.169cm" svg:x2="8.972cm" svg:y2="7.166cm"><text:p/></draw:line><draw:line draw:style-name="gr10" draw:text-style-name="P78" svg:x1="0.173cm" svg:y1="0.157cm" svg:x2="0.173cm" svg:y2="7.157cm"><text:p/></draw:line><draw:line draw:style-name="gr11" draw:text-style-name="P78" svg:x1="0.275cm" svg:y1="0.157cm" svg:x2="0.275cm" svg:y2="7.157cm"><text:p/></draw:line><draw:line draw:style-name="gr12" draw:text-style-name="P78" svg:x1="0.373cm" svg:y1="0.157cm" svg:x2="0.373cm" svg:y2="7.157cm"><text:p/></draw:line><draw:line draw:style-name="gr13" draw:text-style-name="P78" svg:x1="0.476cm" svg:y1="0.157cm" svg:x2="0.476cm" svg:y2="7.157cm"><text:p/></draw:line><draw:line draw:style-name="gr14" draw:text-style-name="P78" svg:x1="0.672cm" svg:y1="0.157cm" svg:x2="0.672cm" svg:y2="7.157cm"><text:p/></draw:line><draw:line draw:style-name="gr15" draw:text-style-name="P78" svg:x1="0.775cm" svg:y1="0.157cm" svg:x2="0.775cm" svg:y2="7.157cm"><text:p/></draw:line><draw:line draw:style-name="gr16" draw:text-style-name="P78" svg:x1="0.872cm" svg:y1="0.157cm" svg:x2="0.872cm" svg:y2="7.157cm"><text:p/></draw:line><draw:line draw:style-name="gr17" draw:text-style-name="P78" svg:x1="0.976cm" svg:y1="0.157cm" svg:x2="0.976cm" svg:y2="7.157cm"><text:p/></draw:line><draw:line draw:style-name="gr18" draw:text-style-name="P78" svg:x1="1.171cm" svg:y1="0.157cm" svg:x2="1.171cm" svg:y2="7.157cm"><text:p/></draw:line><draw:line draw:style-name="gr19" draw:text-style-name="P78" svg:x1="1.272cm" svg:y1="0.157cm" svg:x2="1.272cm" svg:y2="7.157cm"><text:p/></draw:line><draw:line draw:style-name="gr20" draw:text-style-name="P78" svg:x1="1.369cm" svg:y1="0.157cm" svg:x2="1.369cm" svg:y2="7.157cm"><text:p/></draw:line><draw:line draw:style-name="gr21" draw:text-style-name="P78" svg:x1="1.471cm" svg:y1="0.157cm" svg:x2="1.471cm" svg:y2="7.157cm"><text:p/></draw:line><draw:line draw:style-name="gr22" draw:text-style-name="P78" svg:x1="1.671cm" svg:y1="0.157cm" svg:x2="1.671cm" svg:y2="7.157cm"><text:p/></draw:line><draw:line draw:style-name="gr23" draw:text-style-name="P78" svg:x1="1.774cm" svg:y1="0.157cm" svg:x2="1.774cm" svg:y2="7.157cm"><text:p/></draw:line><draw:line draw:style-name="gr24" draw:text-style-name="P78" svg:x1="1.871cm" svg:y1="0.157cm" svg:x2="1.871cm" svg:y2="7.157cm"><text:p/></draw:line><draw:line draw:style-name="gr25" draw:text-style-name="P78" svg:x1="1.97cm" svg:y1="0.157cm" svg:x2="1.97cm" svg:y2="7.157cm"><text:p/></draw:line><draw:line draw:style-name="gr26" draw:text-style-name="P78" svg:x1="2.171cm" svg:y1="0.157cm" svg:x2="2.171cm" svg:y2="7.157cm"><text:p/></draw:line><draw:line draw:style-name="gr27" draw:text-style-name="P78" svg:x1="2.276cm" svg:y1="0.157cm" svg:x2="2.276cm" svg:y2="7.157cm"><text:p/></draw:line><draw:line draw:style-name="gr28" draw:text-style-name="P78" svg:x1="2.373cm" svg:y1="0.157cm" svg:x2="2.373cm" svg:y2="7.157cm"><text:p/></draw:line><draw:line draw:style-name="gr29" draw:text-style-name="P78" svg:x1="2.471cm" svg:y1="0.157cm" svg:x2="2.471cm" svg:y2="7.157cm"><text:p/></draw:line><draw:line draw:style-name="gr30" draw:text-style-name="P78" svg:x1="2.67cm" svg:y1="0.157cm" svg:x2="2.67cm" svg:y2="7.157cm"><text:p/></draw:line><draw:line draw:style-name="gr31" draw:text-style-name="P78" svg:x1="2.772cm" svg:y1="0.157cm" svg:x2="2.772cm" svg:y2="7.157cm"><text:p/></draw:line><draw:line draw:style-name="gr32" draw:text-style-name="P78" svg:x1="2.874cm" svg:y1="0.157cm" svg:x2="2.874cm" svg:y2="7.157cm"><text:p/></draw:line><draw:line draw:style-name="gr33" draw:text-style-name="P78" svg:x1="2.972cm" svg:y1="0.157cm" svg:x2="2.972cm" svg:y2="7.157cm"><text:p/></draw:line><draw:line draw:style-name="gr34" draw:text-style-name="P78" svg:x1="3.172cm" svg:y1="0.157cm" svg:x2="3.172cm" svg:y2="7.157cm"><text:p/></draw:line><draw:line draw:style-name="gr35" draw:text-style-name="P78" svg:x1="3.272cm" svg:y1="0.157cm" svg:x2="3.272cm" svg:y2="7.157cm"><text:p/></draw:line><draw:line draw:style-name="gr36" draw:text-style-name="P78" svg:x1="3.371cm" svg:y1="0.157cm" svg:x2="3.371cm" svg:y2="7.157cm"><text:p/></draw:line><draw:line draw:style-name="gr37" draw:text-style-name="P78" svg:x1="3.47cm" svg:y1="0.157cm" svg:x2="3.47cm" svg:y2="7.157cm"><text:p/></draw:line><draw:line draw:style-name="gr38" draw:text-style-name="P78" svg:x1="3.672cm" svg:y1="0.157cm" svg:x2="3.672cm" svg:y2="7.157cm"><text:p/></draw:line><draw:line draw:style-name="gr39" draw:text-style-name="P78" svg:x1="3.771cm" svg:y1="0.157cm" svg:x2="3.771cm" svg:y2="7.157cm"><text:p/></draw:line><draw:line draw:style-name="gr40" draw:text-style-name="P78" svg:x1="3.872cm" svg:y1="0.157cm" svg:x2="3.872cm" svg:y2="7.157cm"><text:p/></draw:line><draw:line draw:style-name="gr41" draw:text-style-name="P78" svg:x1="3.969cm" svg:y1="0.157cm" svg:x2="3.969cm" svg:y2="7.157cm"><text:p/></draw:line><draw:line draw:style-name="gr42" draw:text-style-name="P78" svg:x1="4.173cm" svg:y1="0.157cm" svg:x2="4.173cm" svg:y2="7.157cm"><text:p/></draw:line><draw:line draw:style-name="gr43" draw:text-style-name="P78" svg:x1="4.271cm" svg:y1="0.157cm" svg:x2="4.271cm" svg:y2="7.157cm"><text:p/></draw:line><draw:line draw:style-name="gr44" draw:text-style-name="P78" svg:x1="4.374cm" svg:y1="0.157cm" svg:x2="4.374cm" svg:y2="7.157cm"><text:p/></draw:line><draw:line draw:style-name="gr45" draw:text-style-name="P78" svg:x1="4.471cm" svg:y1="0.157cm" svg:x2="4.471cm" svg:y2="7.157cm"><text:p/></draw:line><draw:line draw:style-name="gr46" draw:text-style-name="P78" svg:x1="4.671cm" svg:y1="0.157cm" svg:x2="4.671cm" svg:y2="7.157cm"><text:p/></draw:line><draw:line draw:style-name="gr47" draw:text-style-name="P78" svg:x1="4.769cm" svg:y1="0.157cm" svg:x2="4.769cm" svg:y2="7.157cm"><text:p/></draw:line><draw:line draw:style-name="gr48" draw:text-style-name="P78" svg:x1="4.874cm" svg:y1="0.157cm" svg:x2="4.874cm" svg:y2="7.157cm"><text:p/></draw:line><draw:line draw:style-name="gr49" draw:text-style-name="P78" svg:x1="4.971cm" svg:y1="0.157cm" svg:x2="4.971cm" svg:y2="7.157cm"><text:p/></draw:line><draw:line draw:style-name="gr50" draw:text-style-name="P78" svg:x1="5.173cm" svg:y1="0.157cm" svg:x2="5.173cm" svg:y2="7.154cm"><text:p/></draw:line><draw:line draw:style-name="gr51" draw:text-style-name="P78" svg:x1="5.269cm" svg:y1="0.157cm" svg:x2="5.269cm" svg:y2="7.154cm"><text:p/></draw:line><draw:line draw:style-name="gr52" draw:text-style-name="P78" svg:x1="5.371cm" svg:y1="0.157cm" svg:x2="5.371cm" svg:y2="7.154cm"><text:p/></draw:line><draw:line draw:style-name="gr53" draw:text-style-name="P78" svg:x1="5.472cm" svg:y1="0.157cm" svg:x2="5.472cm" svg:y2="7.154cm"><text:p/></draw:line><draw:line draw:style-name="gr54" draw:text-style-name="P78" svg:x1="5.674cm" svg:y1="0.157cm" svg:x2="5.674cm" svg:y2="7.154cm"><text:p/></draw:line><draw:line draw:style-name="gr55" draw:text-style-name="P78" svg:x1="5.771cm" svg:y1="0.157cm" svg:x2="5.771cm" svg:y2="7.154cm"><text:p/></draw:line><draw:line draw:style-name="gr56" draw:text-style-name="P78" svg:x1="5.871cm" svg:y1="0.157cm" svg:x2="5.871cm" svg:y2="7.154cm"><text:p/></draw:line><draw:line draw:style-name="gr57" draw:text-style-name="P78" svg:x1="5.971cm" svg:y1="0.157cm" svg:x2="5.971cm" svg:y2="7.154cm"><text:p/></draw:line><draw:line draw:style-name="gr58" draw:text-style-name="P78" svg:x1="6.175cm" svg:y1="0.157cm" svg:x2="6.175cm" svg:y2="7.154cm"><text:p/></draw:line><draw:line draw:style-name="gr59" draw:text-style-name="P78" svg:x1="6.272cm" svg:y1="0.157cm" svg:x2="6.272cm" svg:y2="7.154cm"><text:p/></draw:line><draw:line draw:style-name="gr60" draw:text-style-name="P78" svg:x1="6.372cm" svg:y1="0.157cm" svg:x2="6.372cm" svg:y2="7.154cm"><text:p/></draw:line><draw:line draw:style-name="gr61" draw:text-style-name="P78" svg:x1="6.474cm" svg:y1="0.157cm" svg:x2="6.474cm" svg:y2="7.154cm"><text:p/></draw:line><draw:line draw:style-name="gr62" draw:text-style-name="P78" svg:x1="6.672cm" svg:y1="0.157cm" svg:x2="6.672cm" svg:y2="7.154cm"><text:p/></draw:line><draw:line draw:style-name="gr63" draw:text-style-name="P78" svg:x1="6.773cm" svg:y1="0.157cm" svg:x2="6.773cm" svg:y2="7.154cm"><text:p/></draw:line><draw:line draw:style-name="gr64" draw:text-style-name="P78" svg:x1="6.872cm" svg:y1="0.157cm" svg:x2="6.872cm" svg:y2="7.154cm"><text:p/></draw:line><draw:line draw:style-name="gr65" draw:text-style-name="P78" svg:x1="6.975cm" svg:y1="0.157cm" svg:x2="6.975cm" svg:y2="7.154cm"><text:p/></draw:line><draw:line draw:style-name="gr66" draw:text-style-name="P78" svg:x1="7.172cm" svg:y1="0.157cm" svg:x2="7.172cm" svg:y2="7.154cm"><text:p/></draw:line><draw:line draw:style-name="gr67" draw:text-style-name="P78" svg:x1="7.272cm" svg:y1="0.157cm" svg:x2="7.272cm" svg:y2="7.154cm"><text:p/></draw:line><draw:line draw:style-name="gr68" draw:text-style-name="P78" svg:x1="7.371cm" svg:y1="0.157cm" svg:x2="7.371cm" svg:y2="7.154cm"><text:p/></draw:line><draw:line draw:style-name="gr69" draw:text-style-name="P78" svg:x1="7.476cm" svg:y1="0.157cm" svg:x2="7.476cm" svg:y2="7.154cm"><text:p/></draw:line><draw:line draw:style-name="gr70" draw:text-style-name="P78" svg:x1="7.672cm" svg:y1="0.157cm" svg:x2="7.672cm" svg:y2="7.154cm"><text:p/></draw:line><draw:line draw:style-name="gr71" draw:text-style-name="P78" svg:x1="7.774cm" svg:y1="0.157cm" svg:x2="7.774cm" svg:y2="7.154cm"><text:p/></draw:line><draw:line draw:style-name="gr72" draw:text-style-name="P78" svg:x1="7.871cm" svg:y1="0.157cm" svg:x2="7.871cm" svg:y2="7.154cm"><text:p/></draw:line><draw:line draw:style-name="gr73" draw:text-style-name="P78" svg:x1="7.972cm" svg:y1="0.157cm" svg:x2="7.972cm" svg:y2="7.154cm"><text:p/></draw:line><draw:line draw:style-name="gr74" draw:text-style-name="P78" svg:x1="0.072cm" svg:y1="0.266cm" svg:x2="9.069cm" svg:y2="0.266cm"><text:p/></draw:line><draw:line draw:style-name="gr75" draw:text-style-name="P78" svg:x1="0.072cm" svg:y1="0.37cm" svg:x2="9.069cm" svg:y2="0.37cm"><text:p/></draw:line><draw:line draw:style-name="gr76" draw:text-style-name="P78" svg:x1="0.072cm" svg:y1="0.467cm" svg:x2="9.069cm" svg:y2="0.467cm"><text:p/></draw:line><draw:line draw:style-name="gr77" draw:text-style-name="P78" svg:x1="0.072cm" svg:y1="0.567cm" svg:x2="9.069cm" svg:y2="0.567cm"><text:p/></draw:line><draw:line draw:style-name="gr78" draw:text-style-name="P78" svg:x1="0.072cm" svg:y1="0.761cm" svg:x2="9.069cm" svg:y2="0.761cm"><text:p/></draw:line><draw:line draw:style-name="gr79" draw:text-style-name="P78" svg:x1="0.072cm" svg:y1="0.858cm" svg:x2="9.069cm" svg:y2="0.858cm"><text:p/></draw:line><draw:line draw:style-name="gr80" draw:text-style-name="P78" svg:x1="0.072cm" svg:y1="0.968cm" svg:x2="9.069cm" svg:y2="0.968cm"><text:p/></draw:line><draw:line draw:style-name="gr81" draw:text-style-name="P78" svg:x1="0.072cm" svg:y1="1.072cm" svg:x2="9.069cm" svg:y2="1.072cm"><text:p/></draw:line><draw:line draw:style-name="gr82" draw:text-style-name="P78" svg:x1="0.072cm" svg:y1="1.266cm" svg:x2="9.069cm" svg:y2="1.266cm"><text:p/></draw:line><draw:line draw:style-name="gr83" draw:text-style-name="P78" svg:x1="0.072cm" svg:y1="1.363cm" svg:x2="9.069cm" svg:y2="1.363cm"><text:p/></draw:line><draw:line draw:style-name="gr84" draw:text-style-name="P78" svg:x1="0.072cm" svg:y1="1.456cm" svg:x2="9.069cm" svg:y2="1.456cm"><text:p/></draw:line><draw:line draw:style-name="gr85" draw:text-style-name="P78" svg:x1="0.072cm" svg:y1="1.566cm" svg:x2="9.069cm" svg:y2="1.566cm"><text:p/></draw:line><draw:line draw:style-name="gr86" draw:text-style-name="P78" svg:x1="0.072cm" svg:y1="1.76cm" svg:x2="9.069cm" svg:y2="1.76cm"><text:p/></draw:line><draw:line draw:style-name="gr87" draw:text-style-name="P78" svg:x1="0.072cm" svg:y1="1.864cm" svg:x2="9.069cm" svg:y2="1.864cm"><text:p/></draw:line><draw:line draw:style-name="gr88" draw:text-style-name="P78" svg:x1="0.072cm" svg:y1="1.961cm" svg:x2="9.069cm" svg:y2="1.961cm"><text:p/></draw:line><draw:line draw:style-name="gr89" draw:text-style-name="P78" svg:x1="0.072cm" svg:y1="2.061cm" svg:x2="9.069cm" svg:y2="2.061cm"><text:p/></draw:line><draw:line draw:style-name="gr90" draw:text-style-name="P78" svg:x1="0.072cm" svg:y1="2.268cm" svg:x2="9.069cm" svg:y2="2.268cm"><text:p/></draw:line><draw:line draw:style-name="gr91" draw:text-style-name="P78" svg:x1="0.072cm" svg:y1="2.365cm" svg:x2="9.069cm" svg:y2="2.365cm"><text:p/></draw:line><draw:line draw:style-name="gr92" draw:text-style-name="P78" svg:x1="0.072cm" svg:y1="2.462cm" svg:x2="9.069cm" svg:y2="2.462cm"><text:p/></draw:line><draw:line draw:style-name="gr93" draw:text-style-name="P78" svg:x1="0.072cm" svg:y1="2.559cm" svg:x2="9.069cm" svg:y2="2.559cm"><text:p/></draw:line><draw:line draw:style-name="gr94" draw:text-style-name="P78" svg:x1="0.072cm" svg:y1="2.76cm" svg:x2="9.069cm" svg:y2="2.76cm"><text:p/></draw:line><draw:line draw:style-name="gr95" draw:text-style-name="P78" svg:x1="0.072cm" svg:y1="2.866cm" svg:x2="9.069cm" svg:y2="2.866cm"><text:p/></draw:line><draw:line draw:style-name="gr96" draw:text-style-name="P78" svg:x1="0.072cm" svg:y1="2.963cm" svg:x2="9.069cm" svg:y2="2.963cm"><text:p/></draw:line><draw:line draw:style-name="gr97" draw:text-style-name="P78" svg:x1="0.072cm" svg:y1="3.06cm" svg:x2="9.069cm" svg:y2="3.06cm"><text:p/></draw:line><draw:line draw:style-name="gr98" draw:text-style-name="P78" svg:x1="0.072cm" svg:y1="3.261cm" svg:x2="9.069cm" svg:y2="3.261cm"><text:p/></draw:line><draw:line draw:style-name="gr99" draw:text-style-name="P78" svg:x1="0.072cm" svg:y1="3.358cm" svg:x2="9.069cm" svg:y2="3.358cm"><text:p/></draw:line><draw:line draw:style-name="gr100" draw:text-style-name="P78" svg:x1="0.072cm" svg:y1="3.458cm" svg:x2="9.069cm" svg:y2="3.458cm"><text:p/></draw:line><draw:line draw:style-name="gr101" draw:text-style-name="P78" svg:x1="0.072cm" svg:y1="3.555cm" svg:x2="9.069cm" svg:y2="3.555cm"><text:p/></draw:line><draw:line draw:style-name="gr102" draw:text-style-name="P78" svg:x1="0.072cm" svg:y1="3.762cm" svg:x2="9.069cm" svg:y2="3.762cm"><text:p/></draw:line><draw:line draw:style-name="gr103" draw:text-style-name="P78" svg:x1="0.072cm" svg:y1="3.859cm" svg:x2="9.069cm" svg:y2="3.859cm"><text:p/></draw:line><draw:line draw:style-name="gr104" draw:text-style-name="P78" svg:x1="0.072cm" svg:y1="3.963cm" svg:x2="9.069cm" svg:y2="3.963cm"><text:p/></draw:line><draw:line draw:style-name="gr105" draw:text-style-name="P78" svg:x1="0.072cm" svg:y1="4.06cm" svg:x2="9.069cm" svg:y2="4.06cm"><text:p/></draw:line><draw:line draw:style-name="gr106" draw:text-style-name="P78" svg:x1="0.072cm" svg:y1="4.25cm" svg:x2="9.069cm" svg:y2="4.25cm"><text:p/></draw:line><draw:line draw:style-name="gr107" draw:text-style-name="P78" svg:x1="0.072cm" svg:y1="4.36cm" svg:x2="9.069cm" svg:y2="4.36cm"><text:p/></draw:line><draw:line draw:style-name="gr108" draw:text-style-name="P78" svg:x1="0.072cm" svg:y1="4.464cm" svg:x2="9.069cm" svg:y2="4.464cm"><text:p/></draw:line><draw:line draw:style-name="gr109" draw:text-style-name="P78" svg:x1="0.072cm" svg:y1="4.561cm" svg:x2="9.069cm" svg:y2="4.561cm"><text:p/></draw:line><draw:line draw:style-name="gr110" draw:text-style-name="P78" svg:x1="0.072cm" svg:y1="4.755cm" svg:x2="9.069cm" svg:y2="4.755cm"><text:p/></draw:line><draw:line draw:style-name="gr111" draw:text-style-name="P78" svg:x1="0.072cm" svg:y1="4.852cm" svg:x2="9.069cm" svg:y2="4.852cm"><text:p/></draw:line><draw:line draw:style-name="gr112" draw:text-style-name="P78" svg:x1="0.072cm" svg:y1="4.952cm" svg:x2="9.069cm" svg:y2="4.952cm"><text:p/></draw:line><draw:line draw:style-name="gr113" draw:text-style-name="P78" svg:x1="0.072cm" svg:y1="5.062cm" svg:x2="9.069cm" svg:y2="5.062cm"><text:p/></draw:line><draw:line draw:style-name="gr114" draw:text-style-name="P78" svg:x1="0.072cm" svg:y1="5.263cm" svg:x2="9.069cm" svg:y2="5.263cm"><text:p/></draw:line><draw:line draw:style-name="gr115" draw:text-style-name="P78" svg:x1="0.072cm" svg:y1="5.353cm" svg:x2="9.069cm" svg:y2="5.353cm"><text:p/></draw:line><draw:line draw:style-name="gr116" draw:text-style-name="P78" svg:x1="0.072cm" svg:y1="5.457cm" svg:x2="9.069cm" svg:y2="5.457cm"><text:p/></draw:line><draw:line draw:style-name="gr117" draw:text-style-name="P78" svg:x1="0.072cm" svg:y1="5.55cm" svg:x2="9.069cm" svg:y2="5.55cm"><text:p/></draw:line><draw:line draw:style-name="gr118" draw:text-style-name="P78" svg:x1="0.072cm" svg:y1="5.757cm" svg:x2="9.069cm" svg:y2="5.757cm"><text:p/></draw:line><draw:line draw:style-name="gr119" draw:text-style-name="P78" svg:x1="0.072cm" svg:y1="5.854cm" svg:x2="9.069cm" svg:y2="5.854cm"><text:p/></draw:line><draw:line draw:style-name="gr120" draw:text-style-name="P78" svg:x1="0.072cm" svg:y1="5.958cm" svg:x2="9.069cm" svg:y2="5.958cm"><text:p/></draw:line><draw:line draw:style-name="gr121" draw:text-style-name="P78" svg:x1="0.072cm" svg:y1="6.055cm" svg:x2="9.069cm" svg:y2="6.055cm"><text:p/></draw:line><draw:line draw:style-name="gr122" draw:text-style-name="P78" svg:x1="0.072cm" svg:y1="6.249cm" svg:x2="9.069cm" svg:y2="6.249cm"><text:p/></draw:line><draw:line draw:style-name="gr123" draw:text-style-name="P78" svg:x1="0.072cm" svg:y1="6.346cm" svg:x2="9.069cm" svg:y2="6.346cm"><text:p/></draw:line><draw:line draw:style-name="gr124" draw:text-style-name="P78" svg:x1="0.072cm" svg:y1="6.459cm" svg:x2="9.069cm" svg:y2="6.459cm"><text:p/></draw:line><draw:line draw:style-name="gr125" draw:text-style-name="P78" svg:x1="0.072cm" svg:y1="6.556cm" svg:x2="9.069cm" svg:y2="6.556cm"><text:p/></draw:line><draw:line draw:style-name="gr126" draw:text-style-name="P78" svg:x1="0.072cm" svg:y1="6.757cm" svg:x2="9.069cm" svg:y2="6.757cm"><text:p/></draw:line><draw:line draw:style-name="gr127" draw:text-style-name="P78" svg:x1="0.072cm" svg:y1="6.854cm" svg:x2="9.069cm" svg:y2="6.854cm"><text:p/></draw:line><draw:line draw:style-name="gr128" draw:text-style-name="P78" svg:x1="0.072cm" svg:y1="6.947cm" svg:x2="9.069cm" svg:y2="6.947cm"><text:p/></draw:line><draw:line draw:style-name="gr129" draw:text-style-name="P78" svg:x1="0.072cm" svg:y1="7.057cm" svg:x2="9.069cm" svg:y2="7.057cm"><text:p/></draw:line><draw:line draw:style-name="gr130" draw:text-style-name="P78" svg:x1="0.571cm" svg:y1="0.157cm" svg:x2="0.571cm" svg:y2="7.157cm"><text:p/></draw:line><draw:line draw:style-name="gr131" draw:text-style-name="P78" svg:x1="1.573cm" svg:y1="0.157cm" svg:x2="1.573cm" svg:y2="7.157cm"><text:p/></draw:line><draw:line draw:style-name="gr132" draw:text-style-name="P78" svg:x1="2.573cm" svg:y1="0.157cm" svg:x2="2.573cm" svg:y2="7.157cm"><text:p/></draw:line><draw:line draw:style-name="gr133" draw:text-style-name="P78" svg:x1="3.575cm" svg:y1="0.157cm" svg:x2="3.575cm" svg:y2="7.157cm"><text:p/></draw:line><draw:line draw:style-name="gr134" draw:text-style-name="P78" svg:x1="4.571cm" svg:y1="0.157cm" svg:x2="4.571cm" svg:y2="7.157cm"><text:p/></draw:line><draw:line draw:style-name="gr135" draw:text-style-name="P78" svg:x1="5.571cm" svg:y1="0.157cm" svg:x2="5.571cm" svg:y2="7.154cm"><text:p/></draw:line><draw:line draw:style-name="gr136" draw:text-style-name="P78" svg:x1="6.571cm" svg:y1="0.157cm" svg:x2="6.571cm" svg:y2="7.154cm"><text:p/></draw:line><draw:line draw:style-name="gr137" draw:text-style-name="P78" svg:x1="7.573cm" svg:y1="0.157cm" svg:x2="7.573cm" svg:y2="7.154cm"><text:p/></draw:line><draw:line draw:style-name="gr138" draw:text-style-name="P78" svg:x1="0.072cm" svg:y1="0.664cm" svg:x2="9.069cm" svg:y2="0.664cm"><text:p/></draw:line><draw:line draw:style-name="gr139" draw:text-style-name="P78" svg:x1="0.072cm" svg:y1="1.663cm" svg:x2="9.069cm" svg:y2="1.663cm"><text:p/></draw:line><draw:line draw:style-name="gr140" draw:text-style-name="P78" svg:x1="0.072cm" svg:y1="2.663cm" svg:x2="9.069cm" svg:y2="2.663cm"><text:p/></draw:line><draw:line draw:style-name="gr141" draw:text-style-name="P78" svg:x1="0.072cm" svg:y1="3.665cm" svg:x2="9.069cm" svg:y2="3.665cm"><text:p/></draw:line><draw:line draw:style-name="gr142" draw:text-style-name="P78" svg:x1="0.072cm" svg:y1="4.658cm" svg:x2="9.069cm" svg:y2="4.658cm"><text:p/></draw:line><draw:line draw:style-name="gr143" draw:text-style-name="P78" svg:x1="0.072cm" svg:y1="5.66cm" svg:x2="9.069cm" svg:y2="5.66cm"><text:p/></draw:line><draw:line draw:style-name="gr144" draw:text-style-name="P78" svg:x1="0.072cm" svg:y1="6.653cm" svg:x2="9.069cm" svg:y2="6.653cm"><text:p/></draw:line><draw:line draw:style-name="gr145" draw:text-style-name="P78" svg:x1="0.072cm" svg:y1="0.157cm" svg:x2="0.072cm" svg:y2="7.157cm"><text:p/></draw:line><draw:line draw:style-name="gr146" draw:text-style-name="P78" svg:x1="1.073cm" svg:y1="0.157cm" svg:x2="1.073cm" svg:y2="7.157cm"><text:p/></draw:line><draw:line draw:style-name="gr147" draw:text-style-name="P78" svg:x1="2.072cm" svg:y1="0.157cm" svg:x2="2.072cm" svg:y2="7.157cm"><text:p/></draw:line><draw:line draw:style-name="gr148" draw:text-style-name="P78" svg:x1="3.075cm" svg:y1="0.157cm" svg:x2="3.075cm" svg:y2="7.157cm"><text:p/></draw:line><draw:line draw:style-name="gr149" draw:text-style-name="P78" svg:x1="4.071cm" svg:y1="0.157cm" svg:x2="4.071cm" svg:y2="7.157cm"><text:p/></draw:line><draw:line draw:style-name="gr150" draw:text-style-name="P78" svg:x1="5.07cm" svg:y1="0.157cm" svg:x2="5.07cm" svg:y2="7.157cm"><text:p/></draw:line><draw:line draw:style-name="gr151" draw:text-style-name="P78" svg:x1="6.069cm" svg:y1="0.157cm" svg:x2="6.069cm" svg:y2="7.154cm"><text:p/></draw:line><draw:line draw:style-name="gr152" draw:text-style-name="P78" svg:x1="7.072cm" svg:y1="0.157cm" svg:x2="7.072cm" svg:y2="7.154cm"><text:p/></draw:line><draw:line draw:style-name="gr153" draw:text-style-name="P78" svg:x1="0.072cm" svg:y1="0.157cm" svg:x2="9.069cm" svg:y2="0.157cm"><text:p/></draw:line><draw:line draw:style-name="gr154" draw:text-style-name="P78" svg:x1="0.072cm" svg:y1="1.169cm" svg:x2="9.069cm" svg:y2="1.169cm"><text:p/></draw:line><draw:line draw:style-name="gr155" draw:text-style-name="P78" svg:x1="0.072cm" svg:y1="2.155cm" svg:x2="9.069cm" svg:y2="2.155cm"><text:p/></draw:line><draw:line draw:style-name="gr156" draw:text-style-name="P78" svg:x1="0.072cm" svg:y1="3.164cm" svg:x2="9.069cm" svg:y2="3.164cm"><text:p/></draw:line><draw:line draw:style-name="gr157" draw:text-style-name="P78" svg:x1="0.072cm" svg:y1="4.154cm" svg:x2="9.069cm" svg:y2="4.154cm"><text:p/></draw:line><draw:line draw:style-name="gr158" draw:text-style-name="P78" svg:x1="0.072cm" svg:y1="5.159cm" svg:x2="9.069cm" svg:y2="5.159cm"><text:p/></draw:line><draw:line draw:style-name="gr159" draw:text-style-name="P78" svg:x1="0.072cm" svg:y1="6.155cm" svg:x2="9.069cm" svg:y2="6.155cm"><text:p/></draw:line><draw:line draw:style-name="gr160" draw:text-style-name="P78" svg:x1="0.072cm" svg:y1="7.154cm" svg:x2="9.069cm" svg:y2="7.154cm"><text:p/></draw:line><draw:line draw:style-name="gr161" draw:text-style-name="P78" svg:x1="8.071cm" svg:y1="0.157cm" svg:x2="8.071cm" svg:y2="7.154cm"><text:p/></draw:line><draw:line draw:style-name="gr162" draw:text-style-name="P78" svg:x1="8.572cm" svg:y1="0.169cm" svg:x2="8.572cm" svg:y2="7.166cm"><text:p/></draw:line><draw:line draw:style-name="gr163" draw:text-style-name="P78" svg:x1="9.072cm" svg:y1="0.169cm" svg:x2="9.072cm" svg:y2="7.166cm"><text:p/></draw:line><draw:line draw:style-name="gr164" draw:text-style-name="P79" svg:x1="1.072cm" svg:y1="7.158cm" svg:x2="1.072cm" svg:y2="0.157cm"><text:p/></draw:line><draw:frame draw:style-name="gr165" draw:text-style-name="P81" svg:width="1.223cm" svg:height="1.073cm" svg:x="0.485cm" svg:y="4.03cm"><draw:text-box><text:p text:style-name="P80"><text:span text:style-name="T48">0</text:span></text:p><text:p text:style-name="P80"><text:span text:style-name="T48"/></text:p></draw:text-box></draw:frame><draw:line draw:style-name="gr166" draw:text-style-name="P79" svg:x1="6.087cm" svg:y1="4.009cm" svg:x2="6.087cm" svg:y2="4.324cm"><text:p/></draw:line><draw:frame draw:style-name="gr167" draw:text-style-name="P81" svg:width="1.223cm" svg:height="1.073cm" svg:x="5.621cm" svg:y="4.205cm"><draw:text-box><text:p text:style-name="P80"><text:span text:style-name="T48">10</text:span></text:p><text:p text:style-name="P80"><text:span text:style-name="T48"/></text:p></draw:text-box></draw:frame><draw:line draw:style-name="gr168" draw:text-style-name="P79" svg:x1="3.587cm" svg:y1="4.009cm" svg:x2="3.587cm" svg:y2="4.324cm"><text:p/></draw:line><draw:frame draw:style-name="gr169" draw:text-style-name="P81" svg:width="1.223cm" svg:height="1.703cm" svg:x="3.231cm" svg:y="4.196cm"><draw:text-box><text:p text:style-name="P80"><text:span text:style-name="T48">5</text:span></text:p><text:p text:style-name="P80"><text:span text:style-name="T48"/></text:p></draw:text-box></draw:frame><draw:line draw:style-name="gr170" draw:text-style-name="P79" svg:x1="1.578cm" svg:y1="4.009cm" svg:x2="1.578cm" svg:y2="4.324cm"><text:p/></draw:line><draw:frame draw:style-name="gr171" draw:text-style-name="P81" svg:width="1.223cm" svg:height="1.073cm" svg:x="1.229cm" svg:y="4.203cm"><draw:text-box><text:p text:style-name="P80"><text:span text:style-name="T48">1</text:span></text:p><text:p text:style-name="P80"><text:span text:style-name="T48"/></text:p></draw:text-box></draw:frame><draw:line draw:style-name="gr172" draw:text-style-name="P79" svg:x1="0.894cm" svg:y1="3.141cm" svg:x2="1.23cm" svg:y2="3.144cm"><text:p/></draw:line><draw:frame draw:style-name="gr173" draw:text-style-name="P82" svg:width="1.223cm" svg:height="1.071cm" svg:x="-0.12cm" svg:y="2.688cm"><draw:text-box><text:p text:style-name="P80"><text:span text:style-name="T48">100</text:span></text:p><text:p text:style-name="P80"><text:span text:style-name="T49"/></text:p></draw:text-box></draw:frame><draw:line draw:style-name="gr174" draw:text-style-name="P79" svg:x1="0.892cm" svg:y1="1.155cm" svg:x2="1.228cm" svg:y2="1.158cm"><text:p/></draw:line><draw:frame draw:style-name="gr175" draw:text-style-name="P82" svg:width="1.223cm" svg:height="1.07cm" svg:x="-0.129cm" svg:y="0.693cm"><draw:text-box><text:p text:style-name="P80"><text:span text:style-name="T48">300</text:span></text:p><text:p text:style-name="P80"><text:span text:style-name="T49"/></text:p></draw:text-box></draw:frame><draw:line draw:style-name="gr176" draw:text-style-name="P79" svg:x1="0.904cm" svg:y1="5.145cm" svg:x2="1.24cm" svg:y2="5.148cm"><text:p/></draw:line><draw:frame draw:style-name="gr177" draw:text-style-name="P82" svg:width="1.519cm" svg:height="1.468cm" svg:x="-0.15cm" svg:y="4.669cm"><draw:text-box><text:p text:style-name="P80"><text:span text:style-name="T48">-100</text:span></text:p><text:p text:style-name="P80"><text:span text:style-name="T49"/></text:p></draw:text-box></draw:frame><draw:frame draw:style-name="gr178" draw:text-style-name="P82" svg:width="1.221cm" svg:height="1.071cm" svg:x="0.25cm" svg:y="0cm"><draw:text-box><text:p text:style-name="P80"><text:span text:style-name="T48">m</text:span></text:p><text:p text:style-name="P80"><text:span text:style-name="T49"/></text:p></draw:text-box></draw:frame><draw:frame draw:style-name="gr179" draw:text-style-name="P81" svg:width="1.223cm" svg:height="1.073cm" svg:x="7.867cm" svg:y="4.119cm"><draw:text-box><text:p text:style-name="P80"><text:span text:style-name="T48">min</text:span></text:p><text:p text:style-name="P80"><text:span text:style-name="T48"/></text:p></draw:text-box></draw:frame><draw:path draw:style-name="gr180" draw:text-style-name="P79" svg:width="2.604cm" svg:height="0.611cm" draw:transform="skewX (0.0286233997327071) rotate (0.980176907920015) translate (0.590598762638076cm 3.79565550259569cm)" svg:viewBox="0 0 2605 612" svg:d="M0 611l658 1c658 1 1947-612 1947-612"><text:p/></draw:path><draw:path draw:style-name="gr181" draw:text-style-name="P79" svg:width="2.339cm" svg:height="2.142cm" draw:transform="rotate (1.22260314102203) translate (2.04106944444444cm 1.63723611111113cm)" svg:viewBox="0 0 2340 2143" svg:d="M0 0c334 0 579 322 579 322l537 545 1224 1276"><text:p/></draw:path><draw:path draw:style-name="gr182" draw:text-style-name="P79" svg:width="7.195cm" svg:height="3.568cm" draw:transform="rotate (0.530056493830678) translate (1.03501624157581cm 4.08264607594699cm)" svg:viewBox="0 0 7196 3569" svg:d="M0 91c761 0 1220-87 1214-91-7-4 656 85 736 98l553 199 4693 3272"><text:p/></draw:path><draw:line draw:style-name="gr183" draw:text-style-name="P79" svg:x1="1.057cm" svg:y1="4.166cm" svg:x2="6.067cm" svg:y2="6.169cm"><text:p/></draw:line><draw:path draw:style-name="gr184" draw:text-style-name="P79" svg:width="6.318cm" svg:height="3.874cm" draw:transform="skewX (0.0012217304763959) rotate (-0.554491103358599) translate (3.13652034210314cm 0.881007671994514cm)" svg:viewBox="0 0 6319 3875" svg:d="M0 3875c2719 1 2677-19 2677-19l216-33 119-214 274-1239c0 0 83-243 84-233s58-121 58-121l94-105 2797-1911"><text:p/></draw:path><draw:line draw:style-name="gr185" draw:text-style-name="P79" svg:x1="6.045cm" svg:y1="6.16cm" svg:x2="9.068cm" svg:y2="6.152cm"><text:p/></draw:line><draw:line draw:style-name="gr186" draw:text-style-name="P79" svg:x1="0.045cm" svg:y1="4.161cm" svg:x2="9.079cm" svg:y2="4.136cm"><text:p/></draw:line><draw:line draw:style-name="gr187" draw:text-style-name="P83" svg:x1="8.506cm" svg:y1="4.208cm" svg:x2="9.077cm" svg:y2="4.173cm"><text:p/></draw:line><draw:frame draw:style-name="gr188" draw:text-style-name="P85" svg:width="1.001cm" svg:height="0.65cm" svg:x="2.826cm" svg:y="0.215cm"><draw:text-box><text:p text:style-name="P84"><text:span text:style-name="T50"></text:span></text:p></draw:text-box></draw:frame><draw:frame draw:style-name="gr189" draw:text-style-name="P86" svg:width="1.001cm" svg:height="0.65cm" svg:x="5.87cm" svg:y="2.679cm"><draw:text-box><text:p text:style-name="P84"><text:span text:style-name="T51"></text:span></text:p></draw:text-box></draw:frame><draw:frame draw:style-name="gr190" draw:text-style-name="P87" svg:width="1.001cm" svg:height="0.65cm" svg:x="3.843cm" svg:y="4.189cm"><draw:text-box><text:p text:style-name="P84"><text:span text:style-name="T52"></text:span></text:p></draw:text-box></draw:frame><draw:frame draw:style-name="gr191" draw:text-style-name="P88" svg:width="1.001cm" svg:height="0.65cm" svg:x="3.999cm" svg:y="5.516cm"><draw:text-box><text:p text:style-name="P84"><text:span text:style-name="T53"></text:span></text:p></draw:text-box></draw:frame></draw:g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2"/>
      <text:list xml:id="list85049706481284" text:continue-list="list85049172548435" text:style-name="liste_5f_abc">
        <text:list-item text:start-value="1">
          <text:p text:style-name="P65"><text:span text:style-name="T12">Q</text:span><text:span text:style-name="T13">uel graphique correspond</text:span><text:span text:style-name="T44"> à une situation de proportionnalité sur les dix premières minutes ?</text:span></text:p>
          <text:p text:style-name="P37"><text:span text:style-name="_5f_pointillés_20_gris"><text:span text:style-name="T14"><text:tab/></text:span></text:span></text:p>
          <text:list>
            <text:list-header>
              <text:p text:style-name="P41"><text:span text:style-name="_5f_pointillés_20_gris"><text:span text:style-name="T14"><text:tab/></text:span></text:span></text:p>
            </text:list-header>
          </text:list>
        </text:list-item>
        <text:list-item>
          <text:p text:style-name="P71">Attribue à chaque situation son graphique probable.</text:p>
        </text:list-item>
      </text:list>
      <text:p text:style-name="P27"><text:span text:style-name="T29">• u</text:span><text:span text:style-name="T18">n sous-marin e</text:span><text:span text:style-name="T30">n plongée : </text:span><text:span text:style-name="_5f_pointillés_20_gris"><text:span text:style-name="T15"><text:tab/></text:span></text:span> </text:p>
      <text:p text:style-name="P28"><text:span text:style-name="_5f_pointillés_20_gris"><text:span text:style-name="T21">• u</text:span></text:span><text:span text:style-name="_5f_pointillés_20_gris"><text:span text:style-name="T22">n avion </text:span></text:span><text:span text:style-name="_5f_pointillés_20_gris"><text:span text:style-name="T23">au décollage : </text:span></text:span><text:span text:style-name="_5f_pointillés_20_gris"><text:span text:style-name="T15"><text:tab/></text:span></text:span><text:span text:style-name="_5f_pointillés_20_gris"><text:span text:style-name="T23"> </text:span></text:span></text:p>
      <text:p text:style-name="P28"><text:span text:style-name="_5f_pointillés_20_gris"><text:span text:style-name="T21">• u</text:span></text:span><text:span text:style-name="_5f_pointillés_20_gris"><text:span text:style-name="T22">n ULM </text:span></text:span><text:span text:style-name="_5f_pointillés_20_gris"><text:span text:style-name="T23">au décollage : </text:span></text:span><text:span text:style-name="_5f_pointillés_20_gris"><text:span text:style-name="T15"><text:tab/></text:span></text:span><text:span text:style-name="_5f_pointillés_20_gris"><text:span text:style-name="T23"> </text:span></text:span></text:p>
      <text:p text:style-name="P28"><text:span text:style-name="_5f_pointillés_20_gris"><text:span text:style-name="T21">• u</text:span></text:span><text:span text:style-name="_5f_pointillés_20_gris"><text:span text:style-name="T23">n dauphin en plongée : </text:span></text:span><text:span text:style-name="_5f_pointillés_20_gris"><text:span text:style-name="T15"><text:tab/></text:span></text:span><text:span text:style-name="_5f_pointillés_20_gris"><text:span text:style-name="T23"> </text:span></text:span></text:p>
      <text:list xml:id="list85047739212615" text:continue-numbering="true" text:style-name="liste_5f_abc">
        <text:list-item>
          <text:p text:style-name="P62">Qu<text:span text:style-name="T13">e</text:span> fait <text:span text:style-name="T45">le dauphin</text:span> <text:span text:style-name="T46">au bout de 5 minutes</text:span><text:span text:style-name="T17"> ?</text:span></text:p>
          <text:p text:style-name="P37"><text:span text:style-name="_5f_pointillés_20_gris"><text:span text:style-name="T14"><text:tab/></text:span></text:span></text:p>
          <text:list>
            <text:list-header>
              <text:p text:style-name="P37"><text:span text:style-name="_5f_pointillés_20_gris"><text:span text:style-name="T14"><text:tab/></text:span></text:span></text:p>
            </text:list-header>
          </text:list>
          <text:p text:style-name="P37"><text:span text:style-name="_5f_pointillés_20_gris"><text:span text:style-name="T14"><text:tab/></text:span></text:span></text:p>
        </text:list-item>
        <text:list-item>
          <text:p text:style-name="P72"><text:span text:style-name="_5f_pointillés_20_gris"><text:span text:style-name="T31">Pour chaque situation, donne l’intervalle de temps pendant lequel la vitesse a été constante au moins 3 minutes.</text:span></text:span></text:p>
        </text:list-item>
      </text:list>
      <text:list xml:id="list85049640678110" text:continue-list="list85048191657569" text:style-name="_5f_Numérotation_20_des_20_exercices_20_livrets">
        <text:list-header>
          <text:p text:style-name="P36"><text:span text:style-name="_5f_pointillés_20_gris"><text:span text:style-name="T14"><text:tab/></text:span></text:span></text:p>
          <text:list text:continue-numbering="true">
            <text:list-header>
              <text:p text:style-name="P36"><text:span text:style-name="_5f_pointillés_20_gris"><text:span text:style-name="T14"><text:tab/></text:span></text:span></text:p>
            </text:list-header>
          </text:list>
        </text:list-header>
      </text:list>
      <text:list xml:id="list85048244832281" text:continue-list="list85047739212615" text:style-name="liste_5f_abc">
        <text:list-header>
          <text:p text:style-name="P37"><text:span text:style-name="_5f_pointillés_20_gris"><text:span text:style-name="T14"><text:tab/><text:tab/></text:span></text:span></text:p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Tahoma2" svg:font-family="Tahoma"/>
    <style:font-face style:name="Wingdings" svg:font-family="Wingding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Lucida Sans1" svg:font-family="'Lucida Sans'" style:font-pitch="variable"/>
    <style:font-face style:name="Lucida Sans Unicode" svg:font-family="'Lucida Sans Unicode'" style:font-pitch="variable"/>
    <style:font-face style:name="SimSun1" svg:font-family="SimSun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Bitstream Vera Sans4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d7e12c" draw:end-color="#7fb241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24ff75" draw:end-color="#00b342" draw:start-intensity="100%" draw:end-intensity="100%" draw:angle="450" draw:border="5%"/>
    <draw:gradient draw:name="Gradient_20_15" draw:display-name="Gradient 15" draw:style="linear" draw:start-color="#d7e12c" draw:end-color="#a7c307" draw:start-intensity="100%" draw:end-intensity="100%" draw:angle="0" draw:border="0%"/>
    <draw:gradient draw:name="Gradient_20_16" draw:display-name="Gradient 16" draw:style="linear" draw:start-color="#d7e12c" draw:end-color="#a7c307" draw:start-intensity="100%" draw:end-intensity="100%" draw:angle="1800" draw:border="0%"/>
    <draw:gradient draw:name="Gradient_20_2" draw:display-name="Gradient 2" draw:style="linear" draw:start-color="#d7e12c" draw:end-color="#7fb241" draw:start-intensity="100%" draw:end-intensity="100%" draw:angle="18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45%"/>
    <draw:gradient draw:name="Gradient_20_9" draw:display-name="Gradient 9" draw:style="linear" draw:start-color="#000000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_5f_Linéaire_20_Gris" draw:display-name="_Linéaire Gris" draw:style="linear" draw:start-color="#4c4c4c" draw:end-color="#cccccc" draw:start-intensity="100%" draw:end-intensity="100%" draw:angle="0" draw:border="45%"/>
    <draw:gradient draw:name="_5f_Linéaire_20_Violet_20_G5" draw:display-name="_Linéaire Violet G5" draw:style="linear" draw:start-color="#753a6b" draw:end-color="#cc80b4" draw:start-intensity="100%" draw:end-intensity="100%" draw:angle="0" draw:border="45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fill-image draw:name="Bitmap_20_1" draw:display-name="Bitmap 1" xlink:href="Pictures/10000000000004620000005817BE3ED7BC77107C.png" xlink:type="simple" xlink:show="embed" xlink:actuate="onLoad"/>
    <draw:fill-image draw:name="Bitmap_20_2" draw:display-name="Bitmap 2" xlink:href="Pictures/10000000000004620000005817BE3ED7BC77107C.png" xlink:type="simple" xlink:show="embed" xlink:actuate="onLoad"/>
    <draw:fill-image draw:name="Bitmap_20_3" draw:display-name="Bitmap 3" xlink:href="Pictures/1000020100000A26000000EC250D21A87D7A55C4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8E47BC7577BACEED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2" draw:display-name="Dashed (var) 102" draw:style="round" draw:dots1="1" draw:dots1-length="0.003cm" draw:dots2="2" draw:distance="0.023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83" draw:display-name="Dashed (var) 3283" draw:style="rect" draw:dots1="1" draw:dots1-length="0.016cm" draw:dots2="1" draw:dots2-length="0.016cm" draw:distance="0.016cm"/>
    <draw:stroke-dash draw:name="Dashed_20__28_var_29__20_3284" draw:display-name="Dashed (var) 3284" draw:style="rect" draw:dots1="1" draw:dots1-length="0.016cm" draw:dots2="1" draw:dots2-length="0.016cm" draw:distance="0.016cm"/>
    <draw:stroke-dash draw:name="Dashed_20__28_var_29__20_3285" draw:display-name="Dashed (var) 3285" draw:style="rect" draw:dots1="1" draw:distance="0.147cm"/>
    <draw:stroke-dash draw:name="Dashed_20__28_var_29__20_3286" draw:display-name="Dashed (var) 3286" draw:style="rect" draw:dots1="1" draw:distance="0.147cm"/>
    <draw:stroke-dash draw:name="Dashed_20__28_var_29__20_3287" draw:display-name="Dashed (var) 3287" draw:style="rect" draw:dots1="1" draw:distance="0.147cm"/>
    <draw:stroke-dash draw:name="Dashed_20__28_var_29__20_3288" draw:display-name="Dashed (var) 3288" draw:style="rect" draw:dots1="1" draw:distance="0.147cm"/>
    <draw:stroke-dash draw:name="Dashed_20__28_var_29__20_3289" draw:display-name="Dashed (var) 3289" draw:style="rect" draw:dots1="1" draw:distance="0.147cm"/>
    <draw:stroke-dash draw:name="Dashed_20__28_var_29__20_3290" draw:display-name="Dashed (var) 3290" draw:style="rect" draw:dots1="1" draw:distance="0.147cm"/>
    <draw:stroke-dash draw:name="Dashed_20__28_var_29__20_3291" draw:display-name="Dashed (var) 3291" draw:style="rect" draw:dots1="1" draw:distance="0.147cm"/>
    <draw:stroke-dash draw:name="Dashed_20__28_var_29__20_3292" draw:display-name="Dashed (var) 3292" draw:style="rect" draw:dots1="1" draw:distance="0.147cm"/>
    <draw:stroke-dash draw:name="Dashed_20__28_var_29__20_3293" draw:display-name="Dashed (var) 3293" draw:style="rect" draw:dots1="1" draw:distance="0.147cm"/>
    <draw:stroke-dash draw:name="Dashed_20__28_var_29__20_3294" draw:display-name="Dashed (var) 3294" draw:style="rect" draw:dots1="1" draw:distance="0.147cm"/>
    <draw:stroke-dash draw:name="Dashed_20__28_var_29__20_3295" draw:display-name="Dashed (var) 3295" draw:style="rect" draw:dots1="1" draw:distance="0.147cm"/>
    <draw:stroke-dash draw:name="Dashed_20__28_var_29__20_3296" draw:display-name="Dashed (var) 3296" draw:style="rect" draw:dots1="1" draw:distance="0.147cm"/>
    <draw:stroke-dash draw:name="Dashed_20__28_var_29__20_3297" draw:display-name="Dashed (var) 3297" draw:style="rect" draw:dots1="1" draw:distance="0.147cm"/>
    <draw:stroke-dash draw:name="Dashed_20__28_var_29__20_3298" draw:display-name="Dashed (var) 3298" draw:style="rect" draw:dots1="1" draw:distance="0.147cm"/>
    <draw:stroke-dash draw:name="Dashed_20__28_var_29__20_3299" draw:display-name="Dashed (var) 3299" draw:style="rect" draw:dots1="1" draw:distance="0.147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0" draw:display-name="Dashed (var) 3300" draw:style="rect" draw:dots1="1" draw:distance="0.147cm"/>
    <draw:stroke-dash draw:name="Dashed_20__28_var_29__20_3301" draw:display-name="Dashed (var) 3301" draw:style="rect" draw:dots1="1" draw:distance="0.147cm"/>
    <draw:stroke-dash draw:name="Dashed_20__28_var_29__20_3302" draw:display-name="Dashed (var) 3302" draw:style="rect" draw:dots1="1" draw:distance="0.147cm"/>
    <draw:stroke-dash draw:name="Dashed_20__28_var_29__20_3303" draw:display-name="Dashed (var) 3303" draw:style="rect" draw:dots1="1" draw:distance="0.147cm"/>
    <draw:stroke-dash draw:name="Dashed_20__28_var_29__20_3304" draw:display-name="Dashed (var) 3304" draw:style="rect" draw:dots1="1" draw:distance="0.147cm"/>
    <draw:stroke-dash draw:name="Dashed_20__28_var_29__20_3305" draw:display-name="Dashed (var) 3305" draw:style="rect" draw:dots1="1" draw:distance="0.147cm"/>
    <draw:stroke-dash draw:name="Dashed_20__28_var_29__20_3306" draw:display-name="Dashed (var) 3306" draw:style="rect" draw:dots1="1" draw:distance="0.147cm"/>
    <draw:stroke-dash draw:name="Dashed_20__28_var_29__20_3307" draw:display-name="Dashed (var) 3307" draw:style="rect" draw:dots1="1" draw:distance="0.147cm"/>
    <draw:stroke-dash draw:name="Dashed_20__28_var_29__20_3308" draw:display-name="Dashed (var) 3308" draw:style="rect" draw:dots1="1" draw:distance="0.147cm"/>
    <draw:stroke-dash draw:name="Dashed_20__28_var_29__20_3309" draw:display-name="Dashed (var) 3309" draw:style="rect" draw:dots1="1" draw:distance="0.147cm"/>
    <draw:stroke-dash draw:name="Dashed_20__28_var_29__20_3310" draw:display-name="Dashed (var) 3310" draw:style="rect" draw:dots1="1" draw:distance="0.147cm"/>
    <draw:stroke-dash draw:name="Dashed_20__28_var_29__20_3311" draw:display-name="Dashed (var) 3311" draw:style="rect" draw:dots1="1" draw:distance="0.147cm"/>
    <draw:stroke-dash draw:name="Dashed_20__28_var_29__20_3312" draw:display-name="Dashed (var) 3312" draw:style="rect" draw:dots1="1" draw:distance="0.147cm"/>
    <draw:stroke-dash draw:name="Dashed_20__28_var_29__20_3313" draw:display-name="Dashed (var) 3313" draw:style="rect" draw:dots1="1" draw:distance="0.147cm"/>
    <draw:stroke-dash draw:name="Dashed_20__28_var_29__20_3314" draw:display-name="Dashed (var) 3314" draw:style="rect" draw:dots1="1" draw:distance="0.147cm"/>
    <draw:stroke-dash draw:name="Dashed_20__28_var_29__20_3315" draw:display-name="Dashed (var) 3315" draw:style="rect" draw:dots1="1" draw:distance="0.147cm"/>
    <draw:stroke-dash draw:name="Dashed_20__28_var_29__20_3316" draw:display-name="Dashed (var) 3316" draw:style="rect" draw:dots1="1" draw:distance="0.147cm"/>
    <draw:stroke-dash draw:name="Dashed_20__28_var_29__20_3317" draw:display-name="Dashed (var) 3317" draw:style="rect" draw:dots1="1" draw:distance="0.147cm"/>
    <draw:stroke-dash draw:name="Dashed_20__28_var_29__20_3318" draw:display-name="Dashed (var) 3318" draw:style="rect" draw:dots1="1" draw:distance="0.147cm"/>
    <draw:stroke-dash draw:name="Dashed_20__28_var_29__20_3319" draw:display-name="Dashed (var) 3319" draw:style="rect" draw:dots1="1" draw:distance="0.147cm"/>
    <draw:stroke-dash draw:name="Dashed_20__28_var_29__20_3320" draw:display-name="Dashed (var) 3320" draw:style="rect" draw:dots1="1" draw:distance="0.147cm"/>
    <draw:stroke-dash draw:name="Dashed_20__28_var_29__20_3321" draw:display-name="Dashed (var) 3321" draw:style="rect" draw:dots1="1" draw:distance="0.147cm"/>
    <draw:stroke-dash draw:name="Dashed_20__28_var_29__20_3322" draw:display-name="Dashed (var) 3322" draw:style="rect" draw:dots1="1" draw:distance="0.147cm"/>
    <draw:stroke-dash draw:name="Dashed_20__28_var_29__20_3323" draw:display-name="Dashed (var) 3323" draw:style="rect" draw:dots1="1" draw:distance="0.147cm"/>
    <draw:stroke-dash draw:name="Dashed_20__28_var_29__20_3324" draw:display-name="Dashed (var) 3324" draw:style="rect" draw:dots1="1" draw:distance="0.147cm"/>
    <draw:stroke-dash draw:name="Dashed_20__28_var_29__20_3325" draw:display-name="Dashed (var) 3325" draw:style="rect" draw:dots1="1" draw:distance="0.147cm"/>
    <draw:stroke-dash draw:name="Dashed_20__28_var_29__20_3326" draw:display-name="Dashed (var) 3326" draw:style="rect" draw:dots1="1" draw:distance="0.147cm"/>
    <draw:stroke-dash draw:name="Dashed_20__28_var_29__20_3327" draw:display-name="Dashed (var) 3327" draw:style="rect" draw:dots1="1" draw:distance="0.147cm"/>
    <draw:stroke-dash draw:name="Dashed_20__28_var_29__20_3328" draw:display-name="Dashed (var) 3328" draw:style="rect" draw:dots1="1" draw:distance="0.147cm"/>
    <draw:stroke-dash draw:name="Dashed_20__28_var_29__20_3329" draw:display-name="Dashed (var) 3329" draw:style="rect" draw:dots1="1" draw:distance="0.147cm"/>
    <draw:stroke-dash draw:name="Dashed_20__28_var_29__20_3330" draw:display-name="Dashed (var) 3330" draw:style="rect" draw:dots1="1" draw:distance="0.147cm"/>
    <draw:stroke-dash draw:name="Dashed_20__28_var_29__20_3331" draw:display-name="Dashed (var) 3331" draw:style="rect" draw:dots1="1" draw:distance="0.147cm"/>
    <draw:stroke-dash draw:name="Dashed_20__28_var_29__20_3332" draw:display-name="Dashed (var) 3332" draw:style="rect" draw:dots1="1" draw:distance="0.147cm"/>
    <draw:stroke-dash draw:name="Dashed_20__28_var_29__20_3333" draw:display-name="Dashed (var) 3333" draw:style="rect" draw:dots1="1" draw:distance="0.147cm"/>
    <draw:stroke-dash draw:name="Dashed_20__28_var_29__20_3334" draw:display-name="Dashed (var) 3334" draw:style="rect" draw:dots1="1" draw:distance="0.147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ound" draw:dots1="1" draw:dots1-length="0.003cm" draw:dots2="2" draw:distance="0.023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7" draw:display-name="Dashed (var) 97" draw:style="round" draw:dots1="1" draw:dots1-length="0.003cm" draw:dots2="2" draw:distance="0.023cm"/>
    <draw:stroke-dash draw:name="Dashed_20__28_var_29__20_98" draw:display-name="Dashed (var) 98" draw:style="round" draw:dots1="1" draw:dots1-length="0.003cm" draw:dots2="2" draw:distance="0.02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loext:contextual-spacing="false" style:line-height-at-least="0.7cm" fo:text-align="justify" style:justify-single-word="false" style:shadow="none">
        <style:tab-stops/>
      </style:paragraph-properties>
      <style:text-properties fo:color="#000000" style:font-name="Bitstream Vera Sans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 style:shadow="none">
        <style:tab-stops/>
      </style:paragraph-properties>
      <style:text-properties fo:color="#ff660d" style:font-name="Bitstream Vera Sans1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9d0f89" style:font-name="Bitstream Vera Sans3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loext:contextual-spacing="false" style:page-number="auto"/>
      <style:text-properties fo:color="#000000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style:font-name="Bitstream Vera Sans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fo:font-size="8pt" style:font-size-asian="10.5pt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loext:contextual-spacing="false" fo:text-indent="0cm" style:auto-text-indent="false" style:page-number="auto" fo:background-color="#68a224">
        <style:tab-stops/>
      </style:paragraph-properties>
      <style:text-properties fo:color="#ffffff" style:font-name="Bitstream Vera Sans2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loext:contextual-spacing="false" fo:text-align="justify" style:justify-single-word="false" fo:text-indent="0cm" style:auto-text-indent="false" fo:padding="0cm" fo:border="none" style:shadow="none"/>
      <style:text-properties fo:color="#000000" fo:font-size="9pt" fo:font-weight="normal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loext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style:font-name="Bitstream Vera Sans2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loext:contextual-spacing="false" fo:text-align="justify" style:justify-single-word="false" fo:text-indent="0cm" style:auto-text-indent="false" fo:background-color="transparent" fo:padding="0cm" fo:border="none"/>
      <style:text-properties fo:color="#000000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loext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loext:contextual-spacing="false" fo:line-height="100%" fo:text-indent="0cm" style:auto-text-indent="false"/>
      <style:text-properties fo:color="#000000" style:font-name="Bitstream Vera Sans4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loext:contextual-spacing="false" fo:line-height="100%" fo:text-indent="0cm" style:auto-text-indent="false"/>
      <style:text-properties fo:color="#1ca2b8" style:font-name="Bitstream Vera Sans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loext:contextual-spacing="false" fo:text-align="justify" style:justify-single-word="false"/>
      <style:text-properties fo:color="#000000" style:font-name="Bitstream Vera Sans4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loext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loext:contextual-spacing="false" fo:text-align="justify" style:justify-single-word="false">
        <style:tab-stops/>
      </style:paragraph-properties>
      <style:text-properties style:font-name="Bitstream Vera Sans2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loext:contextual-spacing="false" fo:text-align="justify" style:justify-single-word="false">
        <style:tab-stops/>
      </style:paragraph-properties>
      <style:text-properties style:font-name="Bitstream Vera Sans2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loext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2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loext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loext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style:font-name="Bitstream Vera Sans2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style:font-name="Bitstream Vera Sans2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5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loext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loext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/>
    </style:style>
    <style:style style:name="_5f_Numéros_20_exercices_20_livret" style:display-name="_Numéros exercices livret" style:family="text">
      <style:text-properties fo:color="#ffffff" style:font-name="Bitstream Vera Sans2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fo:font-style="normal" fo:font-weight="bold" fo:background-color="transparent"/>
    </style:style>
    <style:style style:name="corps" style:family="text">
      <style:text-properties style:font-name="Bitstream Vera Sans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style:font-name="Bitstream Vera Sans1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style:font-name="Bitstream Vera Sans1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style:font-name="Bitstream Vera Sans3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1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style:font-name="Bitstream Vera Sans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style:font-name="Bitstream Vera Sans1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1" fo:font-family="OpenSymbol" style:font-style-name="Oblique" style:font-pitch="variable" style:font-charset="x-symbol" fo:font-size="10pt" fo:font-style="normal" style:font-name-asian="OpenSymbol1" style:font-family-asian="OpenSymbol" style:font-style-name-asian="Oblique" style:font-pitch-asian="variable" style:font-charset-asian="x-symbol" style:font-name-complex="OpenSymbol1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1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style:font-name="Bitstream Vera Sans1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4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style:font-name="Bitstream Vera Sans3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fo:font-size="9pt" fo:text-shadow="none" fo:background-color="transparent"/>
    </style:style>
    <style:style style:name="_5f_Niveau_5f_jaune" style:display-name="_Niveau_jaune" style:family="text">
      <style:text-properties fo:color="#000000" style:font-name="Bitstream Vera Sans4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variables" style:display-name="_variables" style:family="text">
      <style:text-properties fo:color="#000000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Puce_5f_enonce1" style:display-name="Puce_enonce1" style:family="text">
      <style:text-properties fo:color="#e8c32a" style:font-name="Bitstream Vera Sans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style:font-name="Bitstream Vera Sans1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style:font-name="Bitstream Vera Sans4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style:font-name="Bitstream Vera Sans4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style:font-name="Bitstream Vera Sans4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style:font-name="Bitstream Vera Sans4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Num_5f_T2" style:display-name="Num_T2" style:family="text">
      <style:text-properties fo:color="#9d0f89" style:font-name="Bitstream Vera Sans4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style:font-name="Bitstream Vera Sans4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style:font-name="Bitstream Vera Sans4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style:font-name="Bitstream Vera Sans4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style:font-name="Bitstream Vera Sans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style:font-name="Bitstream Vera Sans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style:font-name="Bitstream Vera Sans" fo:font-family="'Bitstream Vera Sans'" style:font-style-name="Roman" style:font-family-generic="swiss" style:font-pitch="variable" fo:font-size="10pt" fo:font-style="normal" fo:font-weight="bold" style:font-size-asian="10.5pt" style:font-style-asian="normal" style:font-weight-asian="bold" style:font-style-complex="normal" style:font-weight-complex="normal" loext:shadow="none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Bold_5f_niv1" style:display-name="Bold_niv1" style:family="text">
      <style:text-properties fo:color="#e8c32a" style:font-name="Bitstream Vera Sans" fo:font-family="'Bitstream Vera Sans'" style:font-style-name="Roman" style:font-family-generic="swiss" style:font-pitch="variable" fo:font-size="10pt" fo:font-weight="bold" style:font-size-asian="10.5pt"/>
    </style:style>
    <style:style style:name="Enonce_5f_Niv3" style:display-name="Enonce_Niv3" style:family="text" style:parent-style-name="Enonce_5f_Niv2">
      <style:text-properties fo:color="#ffffff" style:font-name="Bitstream Vera Sans2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once_5f_Niv2" style:display-name="Enonce_Niv2" style:family="text" style:parent-style-name="Enonce_5f_Niv1">
      <style:text-properties fo:color="#ffffff" style:font-name="Bitstream Vera Sans2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orrection_20_surligné" style:display-name="_Correction surligné" style:family="text">
      <style:text-properties fo:color="#000000" style:font-name="Bitstream Vera Sans1" fo:font-family="'Bitstream Vera Sans'" style:font-style-name="Oblique" style:font-family-generic="swiss" style:font-pitch="variable" fo:font-size="10pt" fo:font-style="normal" fo:background-color="#ffff00" style:font-name-asian="Bitstream Vera Sans1" style:font-family-asian="'Bitstream Vera Sans'" style:font-style-name-asian="Oblique" style:font-family-generic-asian="swiss" style:font-pitch-asian="variable" style:font-name-complex="Bitstream Vera Sans1" style:font-family-complex="'Bitstream Vera Sans'" style:font-style-name-complex="Oblique" style:font-family-generic-complex="swiss" style:font-pitch-complex="variable"/>
    </style:style>
    <style:style style:name="_5f_opensymbol" style:display-name="_opensymbol" style:family="text">
      <style:text-properties style:font-name="OpenSymbol" fo:font-family="OpenSymbol" style:font-pitch="variable" style:font-charset="x-symbol" fo:font-size="10pt" fo:font-style="norma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abc" style:display-name="Numbering abc" text:consecutive-numbering="true">
      <text:list-level-style-number text:level="1" text:style-name="Bold_5f_niv2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Bold_5f_niv2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9665*"/>
    </style:style>
    <style:style style:name="Tableau18.1" style:family="table-row">
      <style:table-row-properties style:min-row-height="1.199cm"/>
    </style:style>
    <style:style style:name="Tableau18.A1" style:family="table-cell">
      <style:table-cell-properties style:vertical-align="middle" fo:padding="0cm" fo:border="none"/>
    </style:style>
    <style:style style:name="Tableau18.B1.1" style:family="table-column">
      <style:table-column-properties style:rel-column-width="37954*"/>
    </style:style>
    <style:style style:name="Tableau18.B1.2" style:family="table-column">
      <style:table-column-properties style:rel-column-width="1711*"/>
    </style:style>
    <style:style style:name="Tableau18.B1.1" style:family="table-row">
      <style:table-row-properties style:min-row-height="0.6cm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5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3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3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_5f_En-tête">
      <style:text-properties fo:font-size="16pt" officeooo:rsid="0012bbd5" officeooo:paragraph-rsid="00614927" style:font-size-asian="16pt" style:font-size-complex="16pt"/>
    </style:style>
    <style:style style:name="MP25" style:family="paragraph">
      <loext:graphic-properties draw:fill="solid" draw:fill-color="#9d0f89"/>
    </style:style>
    <style:style style:name="MP26" style:family="paragraph">
      <style:paragraph-properties fo:text-align="center"/>
    </style:style>
    <style:style style:name="MP27" style:family="paragraph">
      <loext:graphic-properties draw:fill="none" draw:fill-color="#ffffff"/>
      <style:paragraph-properties fo:text-align="center"/>
      <style:text-properties fo:color="#ffffff" style:font-name="Bitstream Vera Sans3" fo:font-size="16pt" fo:font-weight="bold" style:font-size-asian="16pt" style:font-weight-asian="bold" style:font-size-complex="16pt" style:font-weight-complex="bold"/>
    </style:style>
    <style:style style:name="MP28" style:family="paragraph" style:parent-style-name="Footer">
      <style:text-properties officeooo:rsid="00178920" officeooo:paragraph-rsid="00178920"/>
    </style:style>
    <style:style style:name="MP29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1" style:family="paragraph" style:parent-style-name="Footer">
      <style:text-properties officeooo:paragraph-rsid="0012bbd5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style:font-name="Bitstream Vera Sans3" fo:font-size="16pt" fo:font-weight="bold" style:font-size-asian="16pt" style:font-weight-asian="bold" style:font-size-complex="16pt" style:font-weight-complex="bold"/>
    </style:style>
    <style:style style:name="MT6" style:family="text">
      <style:text-properties fo:letter-spacing="-0.018cm" officeooo:rsid="000ec334"/>
    </style:style>
    <style:style style:name="MT7" style:family="text">
      <style:text-properties fo:letter-spacing="-0.018cm" officeooo:rsid="0049b46f"/>
    </style:style>
    <style:style style:name="MT8" style:family="text">
      <style:text-properties officeooo:rsid="0005aabe"/>
    </style:style>
    <style:style style:name="MT9" style:family="text">
      <style:text-properties officeooo:rsid="000ec334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9d0f89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17BE3ED7BC77107C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0.7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9d0f89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3cm" fo:margin-left="0cm" fo:margin-right="0cm" fo:margin-bottom="1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header-rows>
            <table:table-row table:style-name="Tableau18.1">
              <table:table-cell table:style-name="Tableau18.A1" office:value-type="string">
                <text:p text:style-name="Standard"/>
              </table:table-cell>
              <table:table-cell>
                <table:table table:is-sub-table="true">
                  <table:table-column table:style-name="Tableau18.B1.1"/>
                  <table:table-column table:style-name="Tableau18.B1.2"/>
                  <table:table-row table:style-name="Tableau18.B1.1">
                    <table:table-cell table:style-name="Tableau18.A1" office:value-type="string">
                      <text:p text:style-name="MP3">N4 : Fractions</text:p>
                    </table:table-cell>
                    <table:table-cell table:style-name="Tableau18.A1" office:value-type="string">
                      <text:p text:style-name="MP3"/>
                    </table:table-cell>
                  </table:table-row>
                  <table:table-row table:style-name="Tableau18.B1.1">
                    <table:table-cell table:style-name="Tableau18.A1" office:value-type="string">
                      <text:p text:style-name="MP4">Série 1 : Fractions et parts</text:p>
                    </table:table-cell>
                    <table:table-cell table:style-name="Tableau18.A1" office:value-type="string">
                      <text:p text:style-name="MP4"/>
                    </table:table-cell>
                  </table:table-row>
                </table:table>
              </table:table-cell>
            </table:table-row>
          </table:table-header-rows>
        </table:table>
        <text:p text:style-name="MP5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<text:span text:style-name="MT4">? : ...</text:span>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First_20_Page" style:display-name="First Page" style:page-layout-name="Mpm18" style:next-style-name="Standard"/>
    <style:master-page style:name="Envelope" style:page-layout-name="Mpm19"/>
    <style:master-page style:name="Index" style:page-layout-name="Mpm18"/>
    <style:master-page style:name="Footnote" style:page-layout-name="Mpm20"/>
    <style:master-page style:name="Landscape" style:page-layout-name="Mpm21"/>
    <style:master-page style:name="_5f_Fiche_20_éditeur_20_série_20_2_20_une_20_colonne_20_impaire_20__28_G_29_" style:display-name="_Fiche éditeur série 2 une colonne impaire (G)" style:page-layout-name="Mpm22">
      <style:header>
        <text:p text:style-name="MP24"><draw:path text:anchor-type="paragraph" draw:z-index="1" draw:name="Forme1" draw:style-name="Mgr1" draw:text-style-name="MP25" svg:width="4.329cm" svg:height="2.24cm" svg:x="-1.499cm" svg:y="-1cm" svg:viewBox="0 0 4330 2241" svg:d="M0 2241l3984-288c209-15 363-168 345-342l-170-1611h-4159z"><text:p/></draw:path><draw:line text:anchor-type="paragraph" draw:z-index="3" draw:name="Forme3" draw:style-name="Mgr2" draw:text-style-name="MP26" svg:x1="13.473cm" svg:y1="1.101cm" svg:x2="20.5cm" svg:y2="1.101cm"><text:p/></draw:line><draw:frame text:anchor-type="paragraph" draw:z-index="12" draw:style-name="Mgr3" draw:text-style-name="MP27" svg:width="2.703cm" svg:height="0.715cm" draw:transform="rotate (0.0872664625997165) translate (-0.172861111111111cm 0.545041666666667cm)"><draw:text-box><text:p text:style-name="MP26"><text:span text:style-name="MT5">Série 1</text:span></text:p></draw:text-box></draw:frame><text:span text:style-name="MT6">Reconnaître un graphique représentant <text:line-break/>une situation </text:span><text:span text:style-name="MT7">de </text:span><text:span text:style-name="MT6">proportionnalité</text:span></text:p>
      </style:header>
      <style:footer>
        <text:p text:style-name="MP28"><draw:frame draw:style-name="Mfr1" draw:name="Cadre1" text:anchor-type="paragraph" svg:y="-0.06cm" draw:z-index="5"><draw:text-box fo:min-height="0.499cm" fo:min-width="3cm"><draw:frame draw:style-name="Mfr2" draw:name="Cadre2" text:anchor-type="frame" svg:x="0.45cm" svg:y="0.079cm" svg:width="0.817cm" draw:z-index="7"><draw:text-box fo:min-height="0.355cm"><text:p text:style-name="MP29"><draw:g text:anchor-type="paragraph" draw:z-index="9" draw:name="Forme4" draw:style-name="Mgr4"><draw:path draw:style-name="Mgr5" draw:text-style-name="MP30" svg:width="0.855cm" svg:height="1.172cm" svg:x="-0.03cm" svg:y="-0.194cm" svg:viewBox="0 0 856 1173" svg:d="M856 1173h-856v-991c0-100 79-182 175-182h505c97 0 176 82 176 182z"><text:p/></draw:path></draw:g><text:page-number text:select-page="current">61</text:page-number></text:p></draw:text-box></draw:frame><text:p text:style-name="MP31"><text:span text:style-name="MT8">Proportionnalité</text:span> • <text:span text:style-name="MT9">B1</text:span></text:p></draw:text-box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ESAMATH</meta:initial-creator>
    <meta:creation-date>2014-10-23T16:08:44.23</meta:creation-date>
    <dc:date>2021-04-20T08:50:46.284000000</dc:date>
    <meta:editing-duration>P1DT5H49M37S</meta:editing-duration>
    <meta:editing-cycles>77</meta:editing-cycles>
    <meta:generator>LibreOffice/6.3.3.2$Windows_X86_64 LibreOffice_project/a64200df03143b798afd1ec74a12ab50359878ed</meta:generator>
    <dc:subject>diviser</dc:subject>
    <dc:title>A3_3 série 1 </dc:title>
    <meta:document-statistic meta:table-count="3" meta:image-count="0" meta:object-count="0" meta:page-count="3" meta:paragraph-count="121" meta:word-count="610" meta:character-count="3797" meta:non-whitespace-character-count="2810"/>
  </office:meta>
</office:document-meta>
</file>